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 Narrow1" svg:font-family="'Arial Narrow'"/>
    <style:font-face style:name="Calibri1" svg:font-family="Calibri"/>
    <style:font-face style:name="Courier New2" svg:font-family="'Courier New'"/>
    <style:font-face style:name="DejaVu Sans" svg:font-family="'DejaVu Sans'"/>
    <style:font-face style:name="Menlo-Bold1" svg:font-family="Menlo-Bold"/>
    <style:font-face style:name="Menlo-Regular1" svg:font-family="Menlo-Regular"/>
    <style:font-face style:name="Times New Roman" svg:font-family="'Times New Roman'"/>
    <style:font-face style:name="msgothic" svg:font-family="msgothic"/>
    <style:font-face style:name="ＭＳ Ｐゴシック1" svg:font-family="'ＭＳ Ｐゴシック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Andale Mono1" svg:font-family="'Andale Mono'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3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Times New Roman1" svg:font-family="'Times New Roman'" style:font-pitch="variable"/>
    <style:font-face style:name="msgothic1" svg:font-family="msgothic" style:font-pitch="variable"/>
    <style:font-face style:name="ＭＳ Ｐゴシック" svg:font-family="'ＭＳ Ｐゴシック'" style:font-pitch="variable"/>
    <style:font-face style:name="Calibri4" svg:font-family="Calibri" style:font-family-generic="modern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3" svg:font-family="'Arial Narrow'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53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53cm" draw:fill="none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no-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1cm" svg:stroke-color="#000000" draw:stroke-linejoin="round" draw:fill="solid" draw:fill-color="#f6f5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71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dash" draw:stroke-dash="Dashed_20__28_var_29__20_5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71cm" svg:stroke-color="#000000" draw:stroke-linejoin="round" draw:fill="solid" draw:fill-color="#fdead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000000" draw:stroke-linejoin="round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17" style:family="graphic" style:parent-style-name="standard">
      <style:graphic-properties draw:stroke="none" svg:stroke-width="0.009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3465a4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19" style:family="graphic" style:parent-style-name="standard">
      <style:graphic-properties draw:stroke="none" svg:stroke-width="0.009cm" draw:stroke-linejoin="miter" draw:fill="solid" draw:fill-color="#ddddd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09cm" draw:stroke-linejoin="miter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.172cm" fo:min-width="2.25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0.596cm" fo:min-width="9.65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2.289cm" fo:min-width="1.228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106cm" svg:stroke-color="#ff0000" draw:marker-end="msArrowOpenEnd_20_5_20_106" draw:marker-end-width="0.371cm" draw:marker-end-center="false" draw:stroke-linejoin="round" draw:fill="none" draw:textarea-vertical-align="top" draw:auto-grow-height="false" fo:min-height="1.019cm" fo:min-width="5.24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/>
      <style:paragraph-properties style:writing-mode="lr-tb"/>
    </style:style>
    <style:style style:name="gr30" style:family="graphic" style:parent-style-name="standard">
      <style:graphic-properties draw:stroke="none" svg:stroke-width="0.071cm" draw:fill="solid" draw:fill-color="#fcfbf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000000" draw:stroke-linejoin="round" draw:fill="solid" draw:fill-color="#f2dcd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.009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79cm" svg:stroke-color="#c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71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09cm" draw:fill="solid" draw:fill-color="#d9d9d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svg:stroke-width="0.009cm" draw:fill="solid" draw:fill-color="#ffffff" draw:textarea-vertical-align="top" draw:auto-grow-height="fals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gr40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none" svg:stroke-width="0.079cm" draw:fill="solid" draw:fill-color="#f1c7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79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9cm" draw:fill="solid" draw:fill-color="#a6a6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dash" draw:stroke-dash="Dashed_20__28_var_29__20_7" svg:stroke-width="0.00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svg:stroke-width="0.079cm" draw:fill="solid" draw:fill-color="#f2dcd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106cm" svg:stroke-color="#1f497d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none" svg:stroke-width="0.071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width="0cm" draw:fill="solid" draw:fill-color="#e0e0e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7.608cm" fo:min-width="22.824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12.844cm" fo:min-width="22.29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10.816cm" fo:min-width="21.647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14.582cm" fo:min-width="23.996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09cm" svg:stroke-color="#000000" draw:stroke-linejoin="miter" draw:fill="solid" draw:fill-color="#f6f5bd" draw:textarea-vertical-align="top" draw:auto-grow-height="false" draw:fit-to-size="false" style:shrink-to-fit="false" fo:min-height="14.582cm" fo:min-width="21.209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c__20_Conten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Blank_20_Slide-notes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>
      <style:graphic-properties draw:fill-color="#ffffff" fo:min-height="11.982cm"/>
      <style:paragraph-properties style:writing-mode="lr-tb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 style:list-style-name="L1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1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 style:list-style-name="L1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Blank_20_Slide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Blank_20_Slide-notes" style:list-style-name="L18">
      <style:graphic-properties draw:stroke="none" svg:stroke-width="0cm" draw:fill="none" draw:fill-color="#ffffff" draw:textarea-vertical-align="middle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Blank_20_Slide-notes" style:list-style-name="L18">
      <style:graphic-properties draw:stroke="none" svg:stroke-width="0cm" draw:fill="none" draw:fill-color="#ffffff" draw:textarea-vertical-align="top" draw:auto-grow-height="false" draw:fit-to-size="shrink-to-fit" style:shrink-to-fit="true" fo:min-height="11.98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1.887cm" style:use-optimal-column-width="false"/>
    </style:style>
    <style:style style:name="co2" style:family="table-column">
      <style:table-column-properties style:column-width="3.192cm" style:use-optimal-column-width="false"/>
    </style:style>
    <style:style style:name="co3" style:family="table-column">
      <style:table-column-properties style:column-width="5.7cm" style:use-optimal-column-width="false"/>
    </style:style>
    <style:style style:name="co4" style:family="table-column">
      <style:table-column-properties style:column-width="11.445cm" style:use-optimal-column-width="false"/>
    </style:style>
    <style:style style:name="ro1" style:family="table-row">
      <style:table-row-properties style:row-height="0.955cm"/>
    </style:style>
    <style:style style:name="ro2" style:family="table-row">
      <style:table-row-properties style:row-height="1.655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none" fo:border-right="none" fo:border-top="0.99pt solid #000000" fo:border-bottom="0.99pt solid #000000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28cm" style:writing-mode="lr-tb">
        <style:tab-stops>
          <style:tab-stop style:position="0cm"/>
        </style:tab-stops>
      </style:paragraph-properties>
      <style:text-properties fo:font-size="18pt"/>
    </style:style>
    <style:style style:name="P7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8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12" style:family="paragraph">
      <loext:graphic-properties draw:fill="solid" draw:fill-color="#f6f5bd"/>
      <style:paragraph-properties fo:text-align="start" style:writing-mode="lr-tb" style:font-independent-line-spacing="true"/>
      <style:text-properties fo:font-size="18pt"/>
    </style:style>
    <style:style style:name="P13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solid" draw:fill-color="#fdeada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solid" draw:fill-color="#ccffcc"/>
      <style:paragraph-properties fo:text-align="star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127cm" fo:margin-bottom="0cm" fo:line-height="100%" fo:text-align="start" fo:text-indent="0cm" style:writing-mode="lr-tb"/>
      <style:text-properties fo:font-size="18pt"/>
    </style:style>
    <style:style style:name="P17" style:family="paragraph">
      <style:paragraph-properties fo:margin-top="0cm" fo:margin-bottom="0cm" fo:line-height="100%" fo:text-align="start" style:writing-mode="lr-tb"/>
      <style:text-properties style:font-name="Andale Mono" fo:font-size="18pt"/>
    </style:style>
    <style:style style:name="P18" style:family="paragraph">
      <loext:graphic-properties draw:fill="solid" draw:fill-color="#f6f5bd"/>
      <style:paragraph-properties fo:text-align="start" style:writing-mode="lr-tb" style:font-independent-line-spacing="true"/>
      <style:text-properties style:font-name="Andale Mono" fo:font-size="18pt"/>
    </style:style>
    <style:style style:name="P19" style:family="paragraph">
      <style:paragraph-properties fo:margin-top="0.353cm" fo:margin-bottom="0cm" fo:line-height="95%" fo:text-align="start" style:writing-mode="lr-tb"/>
      <style:text-properties fo:font-size="18pt"/>
    </style:style>
    <style:style style:name="P20" style:family="paragraph">
      <style:paragraph-properties fo:margin-top="0cm" fo:margin-bottom="0cm" fo:line-height="94%" fo:text-align="start" style:writing-mode="lr-tb"/>
      <style:text-properties fo:font-size="18pt"/>
    </style:style>
    <style:style style:name="P21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27" style:family="paragraph">
      <loext:graphic-properties draw:fill="solid" draw:fill-color="#ddddd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top="0cm" fo:margin-bottom="0cm" fo:line-height="100%" fo:text-align="start" style:punctuation-wrap="simple" style:writing-mode="lr-tb"/>
      <style:text-properties style:font-name="Andale Mono" fo:font-size="24pt"/>
    </style:style>
    <style:style style:name="P30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style:font-name="Andale Mono" fo:font-size="24pt"/>
    </style:style>
    <style:style style:name="P31" style:family="paragraph">
      <style:paragraph-properties fo:margin-top="0cm" fo:margin-bottom="0cm" fo:line-height="94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2" style:family="paragraph">
      <loext:graphic-properties draw:fill="none"/>
      <style:paragraph-properties fo:margin-top="0cm" fo:margin-bottom="0cm" fo:line-height="94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33" style:family="paragraph">
      <loext:graphic-properties draw:fill="solid" draw:fill-color="#ffffff"/>
      <style:paragraph-properties fo:text-align="start"/>
      <style:text-properties fo:font-size="18pt"/>
    </style:style>
    <style:style style:name="P34" style:family="paragraph">
      <style:paragraph-properties fo:margin-top="0.318cm" fo:margin-bottom="0cm" fo:line-height="95%" fo:text-align="end"/>
    </style:style>
    <style:style style:name="P35" style:family="paragraph">
      <style:paragraph-properties fo:margin-top="0.318cm" fo:margin-bottom="0cm" fo:line-height="95%" fo:text-align="start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37" style:family="paragraph">
      <loext:graphic-properties draw:fill="solid" draw:fill-color="#fcfbf9"/>
      <style:paragraph-properties fo:text-align="start"/>
      <style:text-properties fo:font-size="18pt"/>
    </style:style>
    <style:style style:name="P38" style:family="paragraph">
      <loext:graphic-properties draw:fill="solid" draw:fill-color="#f2dcdb"/>
      <style:paragraph-properties fo:text-align="start" style:writing-mode="lr-tb" style:font-independent-line-spacing="true"/>
      <style:text-properties fo:font-size="18pt"/>
    </style:style>
    <style:style style:name="P39" style:family="paragraph">
      <style:paragraph-properties fo:margin-top="0.318cm" fo:margin-bottom="0cm" fo:line-height="95%" fo:text-align="start" style:writing-mode="lr-tb"/>
      <style:text-properties fo:font-size="18pt"/>
    </style:style>
    <style:style style:name="P40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.141cm" fo:margin-bottom="0cm" fo:line-height="85%" fo:text-align="start" fo:text-indent="0cm" style:writing-mode="lr-tb"/>
      <style:text-properties fo:font-size="18pt"/>
    </style:style>
    <style:style style:name="P42" style:family="paragraph">
      <style:paragraph-properties fo:margin-left="0cm" fo:margin-right="0cm" fo:margin-top="0.127cm" fo:margin-bottom="0cm" fo:line-height="90%" fo:text-align="start" fo:text-indent="0cm" style:writing-mode="lr-tb"/>
      <style:text-properties fo:font-size="18pt"/>
    </style:style>
    <style:style style:name="P43" style:family="paragraph">
      <loext:graphic-properties draw:fill="solid" draw:fill-color="#f1c7c7"/>
      <style:paragraph-properties fo:text-align="start"/>
      <style:text-properties fo:font-size="18pt"/>
    </style:style>
    <style:style style:name="P44" style:family="paragraph">
      <loext:graphic-properties draw:fill="solid" draw:fill-color="#f2f2f2"/>
      <style:paragraph-properties fo:text-align="start"/>
      <style:text-properties fo:font-size="18pt"/>
    </style:style>
    <style:style style:name="P45" style:family="paragraph">
      <loext:graphic-properties draw:fill="solid" draw:fill-color="#a6a6a6"/>
      <style:paragraph-properties fo:text-align="start"/>
      <style:text-properties fo:font-size="18pt"/>
    </style:style>
    <style:style style:name="P46" style:family="paragraph">
      <loext:graphic-properties draw:fill="solid" draw:fill-color="#f2dcdb"/>
      <style:paragraph-properties fo:text-align="start"/>
      <style:text-properties fo:font-size="18pt"/>
    </style:style>
    <style:style style:name="P47" style:family="paragraph">
      <loext:graphic-properties draw:fill="solid" draw:fill-color="#000000"/>
      <style:paragraph-properties fo:text-align="start"/>
      <style:text-properties fo:font-size="18pt"/>
    </style:style>
    <style:style style:name="P48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49" style:family="paragraph">
      <loext:graphic-properties draw:fill="solid" draw:fill-color="#e0e0e0"/>
      <style:paragraph-properties fo:text-align="start" style:writing-mode="lr-tb" style:font-independent-line-spacing="true"/>
      <style:text-properties style:font-name="Andale Mono" fo:font-size="18pt"/>
    </style:style>
    <style:style style:name="P50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"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 Narrow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2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2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6" style:family="text">
      <style:text-properties fo:font-variant="normal" fo:text-transform="none" fo:color="#2d961e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8" style:family="text">
      <style:text-properties fo:font-variant="normal" fo:text-transform="none" fo:color="#4a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9" style:family="text">
      <style:text-properties fo:font-variant="normal" fo:text-transform="none" fo:color="#c1651c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0" style:family="text">
      <style:text-properties fo:font-variant="normal" fo:text-transform="none" fo:color="#cb2418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2" style:family="text">
      <style:text-properties fo:font-variant="normal" fo:text-transform="none" fo:color="#c200f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3" style:family="text">
      <style:text-properties fo:font-variant="normal" fo:text-transform="none" fo:color="#9d206f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ourier New2" fo:font-size="18pt" fo:letter-spacing="normal" fo:font-style="italic" style:text-underline-style="none" fo:font-weight="bold" style:font-name-asian="msgothic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2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7" style:family="text">
      <style:text-properties fo:font-variant="normal" fo:text-transform="none" fo:color="#2c9290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2" fo:font-size="20pt" fo:letter-spacing="normal" fo:font-style="normal" style:text-underline-style="none" fo:font-weight="normal" style:font-size-asian="20pt" style:font-style-asian="normal" style:font-weight-asian="normal" style:font-name-complex="Courier New2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name-complex="Courier New2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name-complex="Courier New2" style:font-size-complex="2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name-complex="Courier New2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2d961e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fo:font-variant="normal" fo:text-transform="none" fo:color="#4a00ff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variant="normal" fo:text-transform="none" fo:color="#c200ff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variant="normal" fo:text-transform="none" fo:color="#cb2418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9d206f" style:text-line-through-style="none" style:text-line-through-type="none" style:text-position="0% 100%" style:font-name="Andale Mono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font-style="italic" style:text-underline-style="none" fo:font-weight="bold" style:font-name-asian="msgothic" style:font-size-asian="18pt" style:font-style-asian="italic" style:font-weight-asian="bold" style:font-name-complex="msgothic" style:font-size-complex="18pt" style:font-style-complex="italic" style:font-weight-complex="bold"/>
    </style:style>
    <style:style style:name="T45" style:family="text">
      <style:text-properties fo:font-variant="normal" fo:text-transform="none" fo:color="#2d961e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font-variant="normal" fo:text-transform="none" fo:color="#4a00ff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8" style:family="text">
      <style:text-properties fo:font-variant="normal" fo:text-transform="none" fo:color="#c200ff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font-variant="normal" fo:text-transform="none" fo:color="#cb2418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0" style:family="text">
      <style:text-properties fo:font-variant="normal" fo:text-transform="none" fo:color="#9d206f" style:text-line-through-style="none" style:text-line-through-type="none" style:text-position="0% 100%" style:font-name="Andale Mono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2" style:family="text">
      <style:text-properties fo:font-variant="normal" fo:text-transform="none" fo:color="#c00000" style:text-line-through-style="none" style:text-line-through-type="none" style:text-position="0% 100%" style:font-name="Calibri1" fo:font-size="20pt" fo:letter-spacing="normal" fo:font-style="italic" style:text-underline-style="none" fo:font-weight="bold" style:font-name-asian="DejaVu Sans" style:font-size-asian="20pt" style:font-style-asian="italic" style:font-weight-asian="bold" style:font-name-complex="DejaVu Sans" style:font-size-complex="20pt" style:font-style-complex="italic" style:font-weight-complex="bold"/>
    </style:style>
    <style:style style:name="T53" style:family="text">
      <style:text-properties fo:font-variant="normal" fo:text-transform="none" fo:color="#80808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4" style:family="text">
      <style:text-properties fo:font-variant="normal" fo:text-transform="none" fo:color="#99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variant="normal" fo:text-transform="none" fo:color="#c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9" style:family="text">
      <style:text-properties fo:font-variant="normal" fo:text-transform="none" fo:color="#ff3300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-25% 58%" style:font-name="Arial1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urier New2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" style:font-size-asian="20pt" style:font-style-asian="italic" style:font-weight-asian="normal" style:font-name-complex="DejaVu Sans" style:font-size-complex="20pt" style:font-style-complex="italic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6" style:family="text">
      <style:text-properties fo:font-variant="normal" fo:text-transform="none" fo:color="#80808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68" style:family="text">
      <style:text-properties fo:font-variant="normal" fo:text-transform="none" fo:color="#c0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0" style:family="text">
      <style:text-properties fo:font-variant="normal" fo:text-transform="none" fo:color="#c00000" style:text-line-through-style="none" style:text-line-through-type="none" style:text-position="0% 100%" style:font-name="Calibri1" fo:font-size="18pt" fo:letter-spacing="normal" fo:font-style="italic" style:text-underline-style="none" fo:font-weight="bold" style:font-name-asian="DejaVu Sans" style:font-size-asian="18pt" style:font-style-asian="italic" style:font-weight-asian="bold" style:font-name-complex="DejaVu Sans" style:font-size-complex="18pt" style:font-style-complex="italic" style:font-weight-complex="bold"/>
    </style:style>
    <style:style style:name="T71" style:family="text">
      <style:text-properties fo:font-variant="normal" fo:text-transform="none" fo:color="#2d961e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3" style:family="text">
      <style:text-properties fo:font-variant="normal" fo:text-transform="none" fo:color="#4a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4" style:family="text">
      <style:text-properties fo:font-variant="normal" fo:text-transform="none" fo:color="#c1651c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ndale Mono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6" style:family="text">
      <style:text-properties fo:font-variant="normal" fo:text-transform="none" fo:color="#c200f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7" style:family="text">
      <style:text-properties fo:font-variant="normal" fo:text-transform="none" fo:color="#cb2418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8" style:family="text">
      <style:text-properties fo:font-variant="normal" fo:text-transform="none" fo:color="#9d206f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bold" style:font-name-asian="DejaVu Sans" style:font-size-asian="16pt" style:font-style-asian="italic" style:font-weight-asian="bold" style:font-name-complex="DejaVu Sans" style:font-size-complex="16pt" style:font-style-complex="italic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Courier New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2" style:family="text">
      <style:text-properties fo:font-variant="normal" fo:text-transform="none" fo:color="#ba8c1c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3" style:family="text">
      <style:text-properties fo:font-variant="normal" fo:text-transform="none" fo:color="#b7898a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4" style:family="text">
      <style:text-properties fo:font-variant="normal" fo:text-transform="none" fo:color="#7f7f7f" style:text-line-through-style="none" style:text-line-through-type="none" style:text-position="0% 100%" style:font-name="Calibri1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name-asian="DejaVu Sans" style:font-size-asian="34pt" style:font-style-asian="normal" style:font-weight-asian="bold" style:font-name-complex="DejaVu Sans" style:font-size-complex="34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-25% 58%" style:font-name="Calibri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7" style:family="text">
      <style:text-properties fo:font-variant="normal" fo:text-transform="none" fo:color="#7878de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88" style:family="text">
      <style:text-properties fo:font-variant="normal" fo:text-transform="none" fo:color="#990000" style:text-line-through-style="none" style:text-line-through-type="none" style:text-position="0% 100%" style:font-name="Calibri1" fo:font-size="24pt" fo:letter-spacing="normal" fo:font-style="italic" style:text-underline-style="none" fo:font-weight="bold" style:font-name-asian="DejaVu Sans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89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0" style:family="text">
      <style:text-properties fo:font-variant="normal" fo:text-transform="none" fo:color="#2d961e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2" style:family="text">
      <style:text-properties fo:font-variant="normal" fo:text-transform="none" fo:color="#4a00ff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3" style:family="text">
      <style:text-properties fo:font-variant="normal" fo:text-transform="none" fo:color="#c1651c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4" style:family="text">
      <style:text-properties fo:font-variant="normal" fo:text-transform="none" fo:color="#cb2418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5" style:family="text">
      <style:text-properties fo:font-variant="normal" fo:text-transform="none" fo:color="#9d206f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ndale Mono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98" style:family="text">
      <style:text-properties fo:font-variant="normal" fo:text-transform="none" fo:color="#2c9290" style:text-line-through-style="none" style:text-line-through-type="none" style:text-position="0% 100%" style:font-name="Andale Mono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99" style:family="text">
      <style:text-properties fo:font-variant="normal" fo:text-transform="none" fo:color="#3913a8" style:text-line-through-style="none" style:text-line-through-type="none" style:text-position="0% 100%" style:font-name="Andale Mono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00" style:family="text">
      <style:text-properties fo:font-variant="normal" fo:text-transform="none" fo:color="#c200ff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1" style:family="text">
      <style:text-properties fo:font-variant="normal" fo:text-transform="none" fo:color="#2c9290" style:text-line-through-style="none" style:text-line-through-type="none" style:text-position="0% 100%" style:font-name="Andale Mono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02" style:family="text">
      <style:text-properties fo:font-variant="normal" fo:text-transform="none" fo:color="#3913a8" style:text-line-through-style="none" style:text-line-through-type="none" style:text-position="0% 100%" style:font-name="Andale Mono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03" style:family="text">
      <style:text-properties fo:font-variant="normal" fo:text-transform="none" fo:color="#2d961e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5" style:family="text">
      <style:text-properties fo:font-variant="normal" fo:text-transform="none" fo:color="#4a00ff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6" style:family="text">
      <style:text-properties fo:font-variant="normal" fo:text-transform="none" fo:color="#c1651c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7" style:family="text">
      <style:text-properties fo:font-variant="normal" fo:text-transform="none" fo:color="#c200ff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ndale Mono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109" style:family="text">
      <style:text-properties fo:font-variant="normal" fo:text-transform="none" fo:color="#cb2418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0" style:family="text">
      <style:text-properties fo:font-variant="normal" fo:text-transform="none" fo:color="#9d206f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1" style:family="text">
      <style:text-properties fo:font-variant="normal" fo:text-transform="none" fo:color="#2c9290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2" style:family="text">
      <style:text-properties fo:font-variant="normal" fo:text-transform="none" fo:color="#ff0000" style:text-line-through-style="none" style:text-line-through-type="none" style:text-position="0% 100%" style:font-name="Andale Mono" fo:font-size="15pt" fo:letter-spacing="normal" fo:font-style="normal" style:text-underline-style="none" fo:font-weight="bold" style:font-name-asian="DejaVu Sans" style:font-size-asian="15pt" style:font-style-asian="normal" style:font-weight-asian="bold" style:font-name-complex="DejaVu Sans" style:font-size-complex="15pt" style:font-style-complex="normal" style:font-weight-complex="bold"/>
    </style:style>
    <style:style style:name="T113" style:family="text">
      <style:text-properties fo:font-variant="normal" fo:text-transform="none" fo:color="#c200ff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4" style:family="text">
      <style:text-properties fo:font-variant="normal" fo:text-transform="none" fo:color="#cb2418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5" style:family="text">
      <style:text-properties fo:font-variant="normal" fo:text-transform="none" fo:color="#c200ff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7" style:family="text">
      <style:text-properties fo:font-variant="normal" fo:text-transform="none" fo:color="#cb2418" style:text-line-through-style="none" style:text-line-through-type="none" style:text-position="0% 100%" style:font-name="Menlo-Regular1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118" style:family="text">
      <style:text-properties fo:font-variant="normal" fo:text-transform="none" fo:color="#2c929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space-before="-0.094cm" text:min-label-width="0.883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space-before="-0.094cm" text:min-label-width="0.88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017cm" text:min-label-width="0.738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">
        <style:list-level-properties text:space-before="0.003cm" text:min-label-width="0.95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3cm" text:min-label-width="0.632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space-before="0.003cm" text:min-label-width="0.95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3cm" text:min-label-width="0.632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space-before="0.003cm" text:min-label-width="0.782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3cm" text:min-label-width="0.782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3cm" text:min-label-width="0.782cm"/>
        <style:text-properties fo:font-family="'Wingdings 2'" style:font-charset="x-symbol" fo:color="#000000" fo:font-size="100%"/>
      </text:list-level-style-bullet>
      <text:list-level-style-bullet text:level="2" text:bullet-char="">
        <style:list-level-properties text:space-before="1.273cm" text:min-label-width="0.791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space-before="0.003cm" text:min-label-width="0.636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">
        <style:list-level-properties text:space-before="0.003cm" text:min-label-width="0.63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43cm" text:min-label-width="0.47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">
        <style:list-level-properties text:space-before="-0.469cm" text:min-label-width="0.473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643cm" text:min-label-width="0.47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21.587cm" svg:height="5.924cm" svg:x="1.905cm" svg:y="3.598cm">
          <text:p text:style-name="P1"><text:span text:style-name="T1">Exceptional Control Flow: </text:span><text:span text:style-name="T2"><text:line-break/></text:span><text:span text:style-name="T1">Signals and Nonlocal Jumps</text:span><text:span text:style-name="T2"><text:line-break/></text:span><text:span text:style-name="T2"><text:line-break/></text:span><text:span text:style-name="T3">Computer Systems</text:span><text:span text:style-name="T2"><text:line-break/></text:span><text:span text:style-name="T4">Oct. 26,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7cm" svg:height="4.865cm" svg:x="1.905cm" svg:y="10.795cm">
          <text:p text:style-name="P3"><text:span text:style-name="T4">Troels Henrik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327cm" svg:height="4.865cm" svg:x="1.905cm" svg:y="12.954cm">
          <text:p text:style-name="P3"><text:span text:style-name="T3">Base</text:span><text:span text:style-name="T3">d on </text:span><text:span text:style-name="T3">slide</text:span><text:span text:style-name="T3">s by:</text:span><text:span text:style-name="T4"> </text:span></text:p>
          <text:p text:style-name="P3"><text:span text:style-name="T4">Ran</text:span><text:span text:style-name="T4">dal </text:span><text:span text:style-name="T4">E. </text:span><text:span text:style-name="T4">Brya</text:span><text:span text:style-name="T4">nt </text:span><text:span text:style-name="T4">and </text:span><text:span text:style-name="T4">Davi</text:span><text:span text:style-name="T4">d R. </text:span><text:span text:style-name="T4">O’H</text:span><text:span text:style-name="T4">allar</text:span><text:span text:style-name="T4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EC</text:span><text:span text:style-name="T1">F </text:span><text:span text:style-name="T1">E</text:span><text:span text:style-name="T1">xi</text:span><text:span text:style-name="T1">st</text:span><text:span text:style-name="T1">s </text:span><text:span text:style-name="T1">at </text:span><text:span text:style-name="T1">Al</text:span><text:span text:style-name="T1">l </text:span><text:span text:style-name="T1">L</text:span><text:span text:style-name="T1">e</text:span><text:span text:style-name="T1">v</text:span><text:span text:style-name="T1">el</text:span><text:span text:style-name="T1">s </text:span><text:span text:style-name="T1">o</text:span><text:span text:style-name="T1">f </text:span><text:span text:style-name="T1">a </text:span><text:span text:style-name="T1">S</text:span><text:span text:style-name="T1">ys</text:span><text:span text:style-name="T1">t</text:span><text:span text:style-name="T1">e</text:span><text:span text:style-name="T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572cm">
          <text:list text:style-name="L2">
            <text:list-item>
              <text:p text:style-name="P7"><text:span text:style-name="T5">E</text:span><text:span text:style-name="T5">x</text:span><text:span text:style-name="T5">c</text:span><text:span text:style-name="T5">e</text:span><text:span text:style-name="T5">p</text:span><text:span text:style-name="T5">t</text:span><text:span text:style-name="T5">i</text:span><text:span text:style-name="T5">o</text:span><text:span text:style-name="T5">n</text:span><text:span text:style-name="T5">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H</text:span><text:span text:style-name="T4">a</text:span><text:span text:style-name="T4">r</text:span><text:span text:style-name="T4">d</text:span><text:span text:style-name="T4">w</text:span><text:span text:style-name="T4">a</text:span><text:span text:style-name="T4">r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/text:p>
                </text:list-item>
              </text:list>
            </text:list-item>
            <text:list-item>
              <text:p text:style-name="P7"><text:span text:style-name="T5">P</text:span><text:span text:style-name="T5">r</text:span><text:span text:style-name="T5">o</text:span><text:span text:style-name="T5">c</text:span><text:span text:style-name="T5">e</text:span><text:span text:style-name="T5">s</text:span><text:span text:style-name="T5">s </text:span><text:span text:style-name="T5">C</text:span><text:span text:style-name="T5">o</text:span><text:span text:style-name="T5">n</text:span><text:span text:style-name="T5">t</text:span><text:span text:style-name="T5">e</text:span><text:span text:style-name="T5">x</text:span><text:span text:style-name="T5">t </text:span><text:span text:style-name="T5">S</text:span><text:span text:style-name="T5">w</text:span><text:span text:style-name="T5">i</text:span><text:span text:style-name="T5">t</text:span><text:span text:style-name="T5">c</text:span><text:span text:style-name="T5">h</text:span></text:p>
              <text:list>
                <text:list-item>
                  <text:p text:style-name="P8"><text:span text:style-name="T4">H</text:span><text:span text:style-name="T4">a</text:span><text:span text:style-name="T4">r</text:span><text:span text:style-name="T4">d</text:span><text:span text:style-name="T4">w</text:span><text:span text:style-name="T4">a</text:span><text:span text:style-name="T4">r</text:span><text:span text:style-name="T4">e</text:span><text:span text:style-name="T4"> </text:span><text:span text:style-name="T4">t</text:span><text:span text:style-name="T4">i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/text:p>
                </text:list-item>
              </text:list>
            </text:list-item>
            <text:list-item>
              <text:p text:style-name="P7"><text:span text:style-name="T5">S</text:span><text:span text:style-name="T5">i</text:span><text:span text:style-name="T5">g</text:span><text:span text:style-name="T5">n</text:span><text:span text:style-name="T5">a</text:span><text:span text:style-name="T5">l</text:span><text:span text:style-name="T5">s</text:span></text:p>
              <text:list>
                <text:list-item>
                  <text:p text:style-name="P8"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s</text:span><text:span text:style-name="T4">o</text:span><text:span text:style-name="T4">f</text:span><text:span text:style-name="T4">t</text:span><text:span text:style-name="T4">w</text:span><text:span text:style-name="T4">a</text:span><text:span text:style-name="T4">r</text:span><text:span text:style-name="T4">e</text:span></text:p>
                </text:list-item>
              </text:list>
            </text:list-item>
            <text:list-item>
              <text:p text:style-name="P7"><text:span text:style-name="T5">N</text:span><text:span text:style-name="T5">o</text:span><text:span text:style-name="T5">n</text:span><text:span text:style-name="T5">l</text:span><text:span text:style-name="T5">o</text:span><text:span text:style-name="T5">c</text:span><text:span text:style-name="T5">a</text:span><text:span text:style-name="T5">l </text:span><text:span text:style-name="T5">j</text:span><text:span text:style-name="T5">u</text:span><text:span text:style-name="T5">m</text:span><text:span text:style-name="T5">p</text:span><text:span text:style-name="T5">s</text:span></text:p>
              <text:list>
                <text:list-item>
                  <text:p text:style-name="P8"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c</text:span><text:span text:style-name="T4">o</text:span><text:span text:style-name="T4">d</text:span><text:span text:style-name="T4">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0.632cm" svg:height="3.595cm" svg:x="17.333cm" svg:y="4.115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4" draw:style-name="gr5" draw:text-style-name="P2" draw:layer="layout" svg:width="6.076cm" svg:height="1.265cm" svg:x="18.026cm" svg:y="5.279cm">
          <text:p text:style-name="P1"><text:span text:style-name="T5">Pre</text:span><text:span text:style-name="T5">vio</text:span><text:span text:style-name="T5">us </text:span><text:span text:style-name="T5">Lec</text:span><text:span text:style-name="T5">tur</text:span><text:span text:style-name="T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0.608cm" svg:height="1.479cm" svg:x="17.357cm" svg:y="8.678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6" draw:style-name="gr5" draw:text-style-name="P2" draw:layer="layout" svg:width="4.471cm" svg:height="1.265cm" svg:x="18.011cm" svg:y="8.666cm">
          <text:p text:style-name="P1"><text:span text:style-name="T5">This L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2" draw:layer="layout" svg:width="3.663cm" svg:height="1.265cm" svg:x="18.161cm" svg:y="10.414cm">
          <text:p text:style-name="P1"><text:span text:style-name="T5">Textbo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" draw:text-style-name="P9" draw:layer="layout" svg:width="0.608cm" svg:height="1.479cm" svg:x="17.357cm" svg:y="10.478cm">
          <text:p/>
          <draw:enhanced-geometry draw:mirror-horizontal="false" draw:mirror-vertical="false" svg:viewBox="0 0 0 0" draw:text-areas="0 ?f15 ?f14 ?f16" draw:type="ooxml-rightBrace" draw:modifiers="10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Shells</text:span></text:p>
            </text:list-item>
            <text:list-item>
              <text:p text:style-name="P7"><text:span text:style-name="T6">Signa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Linux Process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2" draw:layer="layout" svg:width="4.654cm" svg:height="1.479cm" svg:x="8.043cm" svg:y="9.948cm">
          <text:p text:style-name="P11"><text:span text:style-name="T7">Login 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" draw:text-style-name="P12" draw:layer="layout" svg:width="4.654cm" svg:height="1.479cm" svg:x="8.043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" draw:text-style-name="P12" draw:layer="layout" svg:width="4.654cm" svg:height="1.479cm" svg:x="2.328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7" draw:text-style-name="P12" draw:layer="layout" svg:width="4.654cm" svg:height="1.479cm" svg:x="11.007cm" svg:y="15.875cm">
          <text:p text:style-name="P11"><text:span text:style-name="T7">Grand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7" draw:text-style-name="P12" draw:layer="layout" svg:width="4.654cm" svg:height="1.479cm" svg:x="4.868cm" svg:y="15.875cm">
          <text:p text:style-name="P11"><text:span text:style-name="T7">Grand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8" draw:text-style-name="P9" draw:layer="layout" svg:x1="8.89cm" svg:y1="11.218cm" svg:x2="6.138cm" svg:y2="12.911cm">
          <text:p/>
        </draw:line>
        <draw:custom-shape draw:name="CustomShape 8" draw:style-name="gr9" draw:text-style-name="P13" draw:layer="layout" svg:width="4.654cm" svg:height="1.479cm" svg:x="10.16cm" svg:y="4.022cm">
          <text:p text:style-name="P11"><text:span text:style-name="T8">[0]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9" draw:style-name="gr10" draw:text-style-name="P9" draw:layer="layout" svg:x1="12.488cm" svg:y1="5.503cm" svg:x2="12.489cm" svg:y2="6.773cm">
          <text:p/>
        </draw:line>
        <draw:line draw:name="Line 10" draw:style-name="gr8" draw:text-style-name="P9" draw:layer="layout" svg:x1="12.276cm" svg:y1="8.255cm" svg:x2="11.218cm" svg:y2="9.101cm">
          <text:p/>
        </draw:line>
        <draw:line draw:name="Line 11" draw:style-name="gr8" draw:text-style-name="P9" draw:layer="layout" svg:x1="10.371cm" svg:y1="11.43cm" svg:x2="10.372cm" svg:y2="12.7cm">
          <text:p/>
        </draw:line>
        <draw:line draw:name="Line 12" draw:style-name="gr8" draw:text-style-name="P9" draw:layer="layout" svg:x1="10.795cm" svg:y1="14.181cm" svg:x2="13.335cm" svg:y2="15.875cm">
          <text:p/>
        </draw:line>
        <draw:line draw:name="Line 13" draw:style-name="gr8" draw:text-style-name="P9" draw:layer="layout" svg:x1="9.736cm" svg:y1="14.181cm" svg:x2="7.408cm" svg:y2="15.875cm">
          <text:p/>
        </draw:line>
        <draw:line draw:name="Line 14" draw:style-name="gr8" draw:text-style-name="P9" draw:layer="layout" svg:x1="10.371cm" svg:y1="7.831cm" svg:x2="5.503cm" svg:y2="9.736cm">
          <text:p/>
        </draw:line>
        <draw:custom-shape draw:name="CustomShape 15" draw:style-name="gr11" draw:text-style-name="P14" draw:layer="layout" svg:width="5.924cm" svg:height="2.114cm" svg:x="0.212cm" svg:y="9.313cm">
          <text:p text:style-name="P11"><text:span text:style-name="T7">Daemon</text:span></text:p>
          <text:p text:style-name="P11"><text:span text:style-name="T7">e.g. </text:span><text:span text:style-name="T8">http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2" draw:text-style-name="P15" draw:layer="layout" svg:width="4.654cm" svg:height="1.479cm" svg:x="10.16cm" svg:y="6.773cm">
          <text:p text:style-name="P11"><text:span text:style-name="T8">init [1]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7" draw:text-style-name="P12" draw:layer="layout" svg:width="4.654cm" svg:height="1.479cm" svg:x="15.663cm" svg:y="9.948cm">
          <text:p text:style-name="P11"><text:span text:style-name="T7">Login 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8" draw:style-name="gr8" draw:text-style-name="P9" draw:layer="layout" svg:x1="13.652cm" svg:y1="8.219cm" svg:x2="14.769cm" svg:y2="9.101cm">
          <text:p/>
        </draw:line>
        <draw:custom-shape draw:name="CustomShape 19" draw:style-name="gr7" draw:text-style-name="P12" draw:layer="layout" svg:width="4.654cm" svg:height="1.479cm" svg:x="15.734cm" svg:y="12.7cm">
          <text:p text:style-name="P11"><text:span text:style-name="T7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0" draw:style-name="gr8" draw:text-style-name="P9" draw:layer="layout" svg:x1="18.062cm" svg:y1="11.43cm" svg:x2="18.063cm" svg:y2="12.7cm">
          <text:p/>
        </draw:line>
        <draw:custom-shape draw:name="CustomShape 21" draw:style-name="gr13" draw:text-style-name="P2" draw:layer="layout" svg:width="1.204cm" svg:height="1.434cm" svg:x="13.555cm" svg:y="9.102cm">
          <text:p text:style-name="P1"><text:span text:style-name="T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2" draw:layer="layout" svg:width="0.952cm" svg:height="1.01cm" draw:transform="rotate (2.39110107523223) translate (14.978cm 10.162cm)">
          <text:p text:style-name="P1"><text:span text:style-name="T10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8" draw:text-style-name="P9" draw:layer="layout" svg:x1="10.583cm" svg:y1="9.489cm" svg:x2="9.948cm" svg:y2="9.948cm">
          <text:p/>
        </draw:line>
        <draw:custom-shape draw:name="CustomShape 24" draw:style-name="gr13" draw:text-style-name="P2" draw:layer="layout" svg:width="0.954cm" svg:height="1.01cm" draw:transform="rotate (2.53072741539178) translate (11.147cm 10.155cm)">
          <text:p text:style-name="P1"><text:span text:style-name="T10">…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8" draw:text-style-name="P9" draw:layer="layout" svg:x1="15.451cm" svg:y1="9.584cm" svg:x2="16.298cm" svg:y2="10.167cm">
          <text:p/>
        </draw:line>
        <draw:custom-shape draw:name="CustomShape 26" draw:style-name="gr14" draw:text-style-name="P2" draw:layer="layout" svg:width="7.758cm" svg:height="2.535cm" svg:x="17.357cm" svg:y="15.875cm">
          <text:p text:style-name="P1"><text:span text:style-name="T10">Note: you can view the hierarchy using the Linux </text:span><text:span text:style-name="T11">pstree</text:span><text:span text:style-name="T10"> com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hell Progra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541cm" svg:height="5.077cm" svg:x="1.009cm" svg:y="3.175cm">
          <text:list text:style-name="L2">
            <text:list-item>
              <text:p text:style-name="P7"><text:span text:style-name="T5">A </text:span><text:span text:style-name="T12">shell</text:span><text:span text:style-name="T5"> <text:s/>is an application program that runs programs on behalf of the user.</text:span></text:p>
            </text:list-item>
          </text:list>
          <text:list text:style-name="L3">
            <text:list-item>
              <text:list>
                <text:list-item>
                  <text:p text:style-name="P16"><text:span text:style-name="T13">sh</text:span><text:span text:style-name="T14"> </text:span><text:span text:style-name="T14"><text:tab/></text:span><text:span text:style-name="T14"><text:tab/></text:span><text:span text:style-name="T14"><text:tab/></text:span><text:span text:style-name="T14">Original Unix shell (Stephen Bourne, AT&amp;T Bell Labs, 1977)</text:span></text:p>
                </text:list-item>
                <text:list-item>
                  <text:p text:style-name="P16"><text:span text:style-name="T13">csh/tcsh</text:span><text:span text:style-name="T13"><text:tab/></text:span><text:span text:style-name="T14">BSD Unix C shell (terrible, never use)</text:span></text:p>
                </text:list-item>
                <text:list-item>
                  <text:p text:style-name="P16"><text:span text:style-name="T13">bash</text:span><text:span text:style-name="T11"> </text:span><text:span text:style-name="T11"><text:tab/></text:span><text:span text:style-name="T11"><text:tab/></text:span><text:span text:style-name="T11">“</text:span><text:span text:style-name="T14">Bourne-Again” Shell</text:span><text:span text:style-name="T11"> </text:span><text:span text:style-name="T14">(default Linux shell)</text:span></text:p>
                </text:list-item>
                <text:list-item>
                  <text:p text:style-name="P16"><text:span text:style-name="T15">zsh</text:span><text:span text:style-name="T14"><text:tab/></text:span><text:span text:style-name="T14"><text:tab/></text:span><text:span text:style-name="T14"><text:tab/></text:span><text:span text:style-name="T14">Fancy shell, now default on mac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8" draw:layer="layout" svg:width="15.905cm" svg:height="9.099cm" svg:x="1.016cm" svg:y="8.933cm">
          <text:p text:style-name="P17"><text:span text:style-name="T16">int</text:span><text:span text:style-name="T17"> </text:span><text:span text:style-name="T18">main</text:span><text:span text:style-name="T17">()</text:span></text:p>
          <text:p text:style-name="P17"><text:span text:style-name="T17">{</text:span></text:p>
          <text:p text:style-name="P17"><text:span text:style-name="T17"><text:s text:c="4"/></text:span><text:span text:style-name="T16">char</text:span><text:span text:style-name="T17"> </text:span><text:span text:style-name="T19">cmdline</text:span><text:span text:style-name="T17">[MAXLINE]; </text:span><text:span text:style-name="T20">/* command line */</text:span></text:p>
          <text:p text:style-name="P17"><text:span text:style-name="T21"/></text:p>
          <text:p text:style-name="P17"><text:span text:style-name="T17"><text:s text:c="4"/></text:span><text:span text:style-name="T22">while</text:span><text:span text:style-name="T17"> (1) {</text:span></text:p>
          <text:p text:style-name="P17"><text:span text:style-name="T17"><text:s text:c="8"/></text:span><text:span text:style-name="T20">/* read */</text:span></text:p>
          <text:p text:style-name="P17"><text:span text:style-name="T17"><text:s text:c="8"/></text:span><text:span text:style-name="T17">printf(</text:span><text:span text:style-name="T23">"&gt; "</text:span><text:span text:style-name="T17">);</text:span></text:p>
          <text:p text:style-name="P17"><text:span text:style-name="T17"><text:s text:c="8"/></text:span><text:span text:style-name="T17">Fgets(cmdline, MAXLINE, stdin);</text:span></text:p>
          <text:p text:style-name="P17"><text:span text:style-name="T17"><text:s text:c="8"/></text:span><text:span text:style-name="T22">if</text:span><text:span text:style-name="T17"> (feof(stdin))</text:span></text:p>
          <text:p text:style-name="P17"><text:span text:style-name="T17"><text:s text:c="12"/></text:span><text:span text:style-name="T17">exit(0);</text:span></text:p>
          <text:p text:style-name="P17"><text:span text:style-name="T21"/></text:p>
          <text:p text:style-name="P17"><text:span text:style-name="T17"><text:s text:c="8"/></text:span><text:span text:style-name="T20">/* evaluate */</text:span></text:p>
          <text:p text:style-name="P17"><text:span text:style-name="T17"><text:s text:c="8"/></text:span><text:span text:style-name="T17">eval(cmdline);</text:span></text:p>
          <text:p text:style-name="P17"><text:span text:style-name="T17"><text:s text:c="4"/></text:span><text:span text:style-name="T17">}</text:span></text:p>
          <text:p text:style-name="P17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2" draw:layer="layout" svg:width="6.234cm" svg:height="2.96cm" svg:x="17.568cm" svg:y="8.89cm">
          <text:p text:style-name="P19"><text:span text:style-name="T24">Execution is a sequence of read/evaluate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2" draw:layer="layout" svg:width="3.93cm" svg:height="1.019cm" svg:x="13.119cm" svg:y="16.998cm">
          <text:p text:style-name="P20"><text:span text:style-name="T25">shelle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8.769cm" svg:height="2.167cm" svg:x="0.847cm" svg:y="0.44cm">
          <text:p text:style-name="P6"><text:span text:style-name="T1">Simple Shell </text:span><text:span text:style-name="T26">eval</text:span><text:span text:style-name="T1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8" draw:layer="layout" svg:width="23.166cm" svg:height="15.746cm" svg:x="0.776cm" svg:y="2.54cm">
          <text:p text:style-name="P17"><text:span text:style-name="T16">void</text:span><text:span text:style-name="T17"> </text:span><text:span text:style-name="T18">eval</text:span><text:span text:style-name="T17">(</text:span><text:span text:style-name="T16">char</text:span><text:span text:style-name="T17"> *</text:span><text:span text:style-name="T19">cmdline</text:span><text:span text:style-name="T17">)</text:span></text:p>
          <text:p text:style-name="P17"><text:span text:style-name="T17">{</text:span></text:p>
          <text:p text:style-name="P17"><text:span text:style-name="T17"><text:s text:c="4"/></text:span><text:span text:style-name="T16">char</text:span><text:span text:style-name="T17"> *</text:span><text:span text:style-name="T19">argv</text:span><text:span text:style-name="T17">[MAXARGS]; </text:span><text:span text:style-name="T20">/* Argument list execvp() */</text:span></text:p>
          <text:p text:style-name="P17"><text:span text:style-name="T17"><text:s text:c="4"/></text:span><text:span text:style-name="T16">char</text:span><text:span text:style-name="T17"> </text:span><text:span text:style-name="T19">buf</text:span><text:span text:style-name="T17">[MAXLINE]; <text:s text:c="2"/></text:span><text:span text:style-name="T20">/* Holds modified command line */</text:span></text:p>
          <text:p text:style-name="P17"><text:span text:style-name="T17"><text:s text:c="4"/></text:span><text:span text:style-name="T16">int</text:span><text:span text:style-name="T17"> </text:span><text:span text:style-name="T19">bg</text:span><text:span text:style-name="T17">; <text:s text:c="13"/></text:span><text:span text:style-name="T20">/* Should the job run in bg or fg? */</text:span></text:p>
          <text:p text:style-name="P17"><text:span text:style-name="T17"><text:s text:c="4"/></text:span><text:span text:style-name="T16">pid_t</text:span><text:span text:style-name="T17"> </text:span><text:span text:style-name="T19">pid</text:span><text:span text:style-name="T17">; <text:s text:c="10"/></text:span><text:span text:style-name="T20">/* Process id */</text:span></text:p>
          <text:p text:style-name="P17"><text:span text:style-name="T21"/></text:p>
          <text:p text:style-name="P17"><text:span text:style-name="T17"><text:s text:c="4"/></text:span><text:span text:style-name="T17">strcpy(buf, cmdline);</text:span></text:p>
          <text:p text:style-name="P17"><text:span text:style-name="T17"><text:s text:c="4"/></text:span><text:span text:style-name="T17">bg = parseline(buf, argv);</text:span></text:p>
          <text:p text:style-name="P17"><text:span text:style-name="T17"><text:s text:c="4"/></text:span><text:span text:style-name="T22">if</text:span><text:span text:style-name="T17"> (argv[0] == </text:span><text:span text:style-name="T27">NULL</text:span><text:span text:style-name="T17">)</text:span></text:p>
          <text:p text:style-name="P17"><text:span text:style-name="T17"><text:s text:c="8"/></text:span><text:span text:style-name="T22">return</text:span><text:span text:style-name="T17">; <text:s text:c="2"/></text:span><text:span text:style-name="T20">/* Ignore empty lines */</text:span></text:p>
          <text:p text:style-name="P17"><text:span text:style-name="T21"/></text:p>
          <text:p text:style-name="P17"><text:span text:style-name="T17"><text:s text:c="4"/></text:span><text:span text:style-name="T22">if</text:span><text:span text:style-name="T17"> (!builtin_command(argv)) {</text:span></text:p>
          <text:p text:style-name="P17"><text:span text:style-name="T17"><text:s text:c="8"/></text:span><text:span text:style-name="T22">if</text:span><text:span text:style-name="T17"> ((pid = Fork()) == 0) { <text:s text:c="2"/></text:span><text:span text:style-name="T20">/* Child runs user job */</text:span></text:p>
          <text:p text:style-name="P17"><text:span text:style-name="T17"><text:s text:c="12"/></text:span><text:span text:style-name="T22">if</text:span><text:span text:style-name="T17"> (execvp(argv[0], argv) &lt; 0) {</text:span></text:p>
          <text:p text:style-name="P17"><text:span text:style-name="T17"><text:s text:c="16"/></text:span><text:span text:style-name="T17">printf(</text:span><text:span text:style-name="T23">"%s: Command not found.\n"</text:span><text:span text:style-name="T17">, argv[0]);</text:span></text:p>
          <text:p text:style-name="P17"><text:span text:style-name="T17"><text:s text:c="16"/></text:span><text:span text:style-name="T17">exit(0);</text:span></text:p>
          <text:p text:style-name="P17"><text:span text:style-name="T17"><text:s text:c="12"/></text:span><text:span text:style-name="T17">}</text:span></text:p>
          <text:p text:style-name="P17"><text:span text:style-name="T17"><text:s text:c="8"/></text:span><text:span text:style-name="T17">}</text:span></text:p>
          <text:p text:style-name="P17"><text:span text:style-name="T21"/></text:p>
          <text:p text:style-name="P17"><text:span text:style-name="T17"><text:s text:c="8"/></text:span><text:span text:style-name="T20">/* Parent waits for foreground job to terminate */</text:span></text:p>
          <text:p text:style-name="P17"><text:span text:style-name="T17"><text:tab/></text:span><text:span text:style-name="T17"><text:tab/></text:span><text:span text:style-name="T17"><text:tab/></text:span><text:span text:style-name="T17"> <text:s text:c="3"/></text:span><text:span text:style-name="T22">if</text:span><text:span text:style-name="T17"> (!bg) {</text:span></text:p>
          <text:p text:style-name="P17"><text:span text:style-name="T17"><text:s text:c="12"/></text:span><text:span text:style-name="T16">int</text:span><text:span text:style-name="T17"> </text:span><text:span text:style-name="T19">status</text:span><text:span text:style-name="T17">;</text:span></text:p>
          <text:p text:style-name="P17"><text:span text:style-name="T17"><text:s text:c="12"/></text:span><text:span text:style-name="T22">if</text:span><text:span text:style-name="T17"> (waitpid(pid, &amp;status, 0) &lt; 0)</text:span></text:p>
          <text:p text:style-name="P17"><text:span text:style-name="T17"><text:s text:c="16"/></text:span><text:span text:style-name="T17">unix_error(</text:span><text:span text:style-name="T23">"waitfg: waitpid error"</text:span><text:span text:style-name="T17">);</text:span></text:p>
          <text:p text:style-name="P17"><text:span text:style-name="T17"><text:s text:c="8"/></text:span><text:span text:style-name="T17">}</text:span></text:p>
          <text:p text:style-name="P17"><text:span text:style-name="T17"><text:s text:c="8"/></text:span><text:span text:style-name="T22">else</text:span></text:p>
          <text:p text:style-name="P17"><text:span text:style-name="T17"><text:s text:c="12"/></text:span><text:span text:style-name="T17">printf(</text:span><text:span text:style-name="T23">"%d %s"</text:span><text:span text:style-name="T17">, pid, cmdline);</text:span></text:p>
          <text:p text:style-name="P17"><text:span text:style-name="T17"><text:s text:c="4"/></text:span><text:span text:style-name="T17">}</text:span></text:p>
          <text:p text:style-name="P17"><text:span text:style-name="T17"><text:s text:c="4"/></text:span><text:span text:style-name="T22">return</text:span><text:span text:style-name="T17">;</text:span></text:p>
          <text:p text:style-name="P17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3.93cm" svg:height="1.019cm" svg:x="19.883cm" svg:y="17.267cm">
          <text:p text:style-name="P20"><text:span text:style-name="T25">shellex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eaping Child Processes" draw:style-name="dp1" draw:master-page-name="Title_20_and_20_Content" presentation:presentation-page-layout-name="AL1T11">
        <office:forms form:automatic-focus="false" form:apply-design-mode="false"/>
        <draw:frame draw:name="Rectangle 2" presentation:style-name="pr5" draw:text-style-name="P22" draw:layer="layout" svg:width="19.437cm" svg:height="1.591cm" svg:x="1.058cm" svg:y="1.16cm" presentation:class="title" presentation:user-transformed="true">
          <draw:text-box>
            <text:p text:style-name="P21"><text:span text:style-name="T28">Reapi</text:span><text:span text:style-name="T28">ng </text:span><text:span text:style-name="T28">Child </text:span><text:span text:style-name="T28">Proc</text:span><text:span text:style-name="T28">esse</text:span><text:span text:style-name="T28">s</text:span></text:p>
          </draw:text-box>
        </draw:frame>
        <draw:frame draw:name="Rectangle 3" presentation:style-name="pr6" draw:text-style-name="P25" draw:layer="layout" svg:width="23.075cm" svg:height="15.151cm" svg:x="0.999cm" svg:y="3.052cm" presentation:class="outline" presentation:user-transformed="true">
          <draw:text-box>
            <text:list text:style-name="L4">
              <text:list-item>
                <text:p text:style-name="P23"><text:span text:style-name="T29">Idea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30">When process terminates, it still consumes system 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4"><text:span text:style-name="T30">Examples: Exit status, various OS tables</text:span></text:p>
                      </text:list-item>
                    </text:list>
                  </text:list-item>
                  <text:list-item>
                    <text:p text:style-name="P24"><text:span text:style-name="T30">Called a “zombie”</text:span></text:p>
                    <text:list>
                      <text:list-item>
                        <text:p text:style-name="P24"><text:span text:style-name="T30">Living corpse, half alive and half dead</text:span></text:p>
                      </text:list-item>
                    </text:list>
                  </text:list-item>
                </text:list>
              </text:list-item>
              <text:list-item>
                <text:p xml:id="id1" text:id="id1" text:style-name="P23"><text:span text:style-name="T29">Reaping</text:span></text:p>
                <text:list>
                  <text:list-item>
                    <text:p xml:id="id2" text:id="id2" text:style-name="P24"><text:span text:style-name="T30">Performed by parent on terminated child (using </text:span><text:span text:style-name="T31">wait</text:span><text:span text:style-name="T32"> or </text:span><text:span text:style-name="T31">waitpid</text:span><text:span text:style-name="T32">)</text:span></text:p>
                  </text:list-item>
                  <text:list-item>
                    <text:p xml:id="id3" text:id="id3" text:style-name="P24"><text:span text:style-name="T32">Parent is given exit status information</text:span></text:p>
                  </text:list-item>
                  <text:list-item>
                    <text:p xml:id="id4" text:id="id4" text:style-name="P24"><text:span text:style-name="T32">Kernel then deletes zombie child process</text:span></text:p>
                  </text:list-item>
                </text:list>
              </text:list-item>
              <text:list-item>
                <text:p xml:id="id5" text:id="id5" text:style-name="P23"><text:span text:style-name="T33">What if parent doesn’t reap?</text:span></text:p>
                <text:list>
                  <text:list-item>
                    <text:p xml:id="id6" text:id="id6" text:style-name="P24"><text:span text:style-name="T32">If any parent terminates without reaping a child, then the orphaned child will be reaped by </text:span><text:span text:style-name="T34">init</text:span><text:span text:style-name="T32"> process (pid == 1)</text:span></text:p>
                  </text:list-item>
                  <text:list-item>
                    <text:p xml:id="id7" text:id="id7" text:style-name="P24"><text:span text:style-name="T32">So, only need explicit reaping in long-running processes</text:span></text:p>
                    <text:list>
                      <text:list-item>
                        <text:p xml:id="id8" text:id="id8" text:style-name="P24"><text:span text:style-name="T32">e.g., shells and server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7" presentation:class="page"/>
          <draw:frame draw:name="Rectangle 3" presentation:style-name="pr7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Zombie&#10;Example" draw:style-name="dp1" draw:master-page-name="Title_20_and_20_Content" presentation:presentation-page-layout-name="AL1T11">
        <office:forms form:automatic-focus="false" form:apply-design-mode="false"/>
        <draw:custom-shape draw:name="Text Box 2" draw:style-name="gr19" draw:text-style-name="P27" xml:id="id9" draw:id="id9" draw:layer="layout" svg:width="13.711cm" svg:height="11.067cm" svg:x="0.444cm" svg:y="6.773cm">
          <text:p text:style-name="P26"><text:span text:style-name="T35">linux&gt; </text:span><text:span text:style-name="T36">./forks 7 &amp;</text:span></text:p>
          <text:p text:style-name="P26"><text:span text:style-name="T35">[1] 6639</text:span></text:p>
          <text:p text:style-name="P26"><text:span text:style-name="T35">Running Parent, PID = 6639</text:span></text:p>
          <text:p text:style-name="P26"><text:span text:style-name="T35">Terminating Child, PID = 6640</text:span></text:p>
          <text:p text:style-name="P26"><text:span text:style-name="T35">linux&gt; </text:span><text:span text:style-name="T36">ps</text:span></text:p>
          <text:p text:style-name="P26"><text:span text:style-name="T35"><text:s text:c="2"/></text:span><text:span text:style-name="T35">PID TTY <text:s text:c="9"/>TIME CMD</text:span></text:p>
          <text:p text:style-name="P26"><text:span text:style-name="T35"><text:s/></text:span><text:span text:style-name="T35">6585 ttyp9 <text:s text:c="3"/>00:00:00 tcsh</text:span></text:p>
          <text:p text:style-name="P26"><text:span text:style-name="T35"><text:s/></text:span><text:span text:style-name="T35">6639 ttyp9 <text:s text:c="3"/>00:00:03 forks</text:span></text:p>
          <text:p text:style-name="P26"><text:span text:style-name="T35"><text:s/></text:span><text:span text:style-name="T35">6640 ttyp9 <text:s text:c="3"/>00:00:00 forks &lt;defunct&gt;</text:span></text:p>
          <text:p text:style-name="P26"><text:span text:style-name="T35"><text:s/></text:span><text:span text:style-name="T35">6641 ttyp9 <text:s text:c="3"/>00:00:00 ps</text:span></text:p>
          <text:p text:style-name="P26"><text:span text:style-name="T35">linux&gt;</text:span><text:span text:style-name="T36"> kill 6639</text:span></text:p>
          <text:p text:style-name="P26"><text:span text:style-name="T35">[1] <text:s text:c="3"/>Terminated</text:span></text:p>
          <text:p text:style-name="P26"><text:span text:style-name="T35">linux&gt; </text:span><text:span text:style-name="T36">ps</text:span></text:p>
          <text:p text:style-name="P26"><text:span text:style-name="T35"><text:s text:c="2"/></text:span><text:span text:style-name="T35">PID TTY <text:s text:c="9"/>TIME CMD</text:span></text:p>
          <text:p text:style-name="P26"><text:span text:style-name="T35"><text:s/></text:span><text:span text:style-name="T35">6585 ttyp9 <text:s text:c="3"/>00:00:00 tcsh</text:span></text:p>
          <text:p text:style-name="P26"><text:span text:style-name="T35"><text:s/></text:span><text:span text:style-name="T35">6642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2" draw:layer="layout" svg:width="5.573cm" svg:height="3.042cm" svg:x="1.058cm" svg:y="1.402cm" presentation:class="title" presentation:user-transformed="true">
          <draw:text-box>
            <text:p text:style-name="P28"><text:span text:style-name="T28">Zomb</text:span><text:span text:style-name="T28">ie</text:span><text:span text:style-name="T28"><text:line-break/></text:span><text:span text:style-name="T28">Exam</text:span><text:span text:style-name="T28">ple</text:span></text:p>
          </draw:text-box>
        </draw:frame>
        <draw:frame draw:name="Rectangle 4" presentation:style-name="pr6" draw:text-style-name="P25" draw:layer="layout" svg:width="11.006cm" svg:height="7.319cm" svg:x="14.393cm" svg:y="11.095cm" presentation:class="outline" presentation:user-transformed="true">
          <draw:text-box>
            <text:list text:style-name="L4">
              <text:list-item>
                <text:p xml:id="id10" text:id="id10" text:style-name="P24"><text:span text:style-name="T37">ps</text:span><text:span text:style-name="T30"> shows child process as “defunct” (i.e., a zombie)</text:span></text:p>
              </text:list-item>
            </text:list>
            <text:p text:style-name="P24"><text:span text:style-name="T30"/></text:p>
            <text:list text:continue-numbering="true" text:style-name="L4">
              <text:list-item>
                <text:p xml:id="id12" text:id="id12" text:style-name="P24"><text:span text:style-name="T30">Killing parent allows child to be reaped by </text:span><text:span text:style-name="T37">init</text:span></text:p>
              </text:list-item>
            </text:list>
          </draw:text-box>
        </draw:frame>
        <draw:custom-shape draw:name="Text Box 5" draw:style-name="gr20" draw:text-style-name="P30" draw:layer="layout" svg:width="17.686cm" svg:height="6.763cm" svg:x="7.198cm" svg:y="1.339cm">
          <text:p text:style-name="P29"><text:span text:style-name="T38">void</text:span><text:span text:style-name="T39"> </text:span><text:span text:style-name="T40">fork7</text:span><text:span text:style-name="T39">() {</text:span></text:p>
          <text:p text:style-name="P29"><text:span text:style-name="T39"><text:s text:c="4"/></text:span><text:span text:style-name="T41">if</text:span><text:span text:style-name="T39"> (fork() == 0) {</text:span></text:p>
          <text:p text:style-name="P29"><text:span text:style-name="T39"><text:s text:c="8"/></text:span><text:span text:style-name="T42">/* Child */</text:span></text:p>
          <text:p text:style-name="P29"><text:span text:style-name="T39"><text:s text:c="8"/></text:span><text:span text:style-name="T39">printf(</text:span><text:span text:style-name="T43">"Terminating Child, PID = %d\n"</text:span><text:span text:style-name="T39">, getpid());</text:span></text:p>
          <text:p text:style-name="P29"><text:span text:style-name="T39"><text:s text:c="8"/></text:span><text:span text:style-name="T39">exit(0);</text:span></text:p>
          <text:p text:style-name="P29"><text:span text:style-name="T39"><text:s text:c="4"/></text:span><text:span text:style-name="T39">} </text:span><text:span text:style-name="T41">else</text:span><text:span text:style-name="T39"> {</text:span></text:p>
          <text:p text:style-name="P29"><text:span text:style-name="T39"><text:s text:c="8"/></text:span><text:span text:style-name="T39">printf(</text:span><text:span text:style-name="T43">"Running Parent, PID = %d\n"</text:span><text:span text:style-name="T39">, getpid());</text:span></text:p>
          <text:p text:style-name="P29"><text:span text:style-name="T39"><text:s text:c="8"/></text:span><text:span text:style-name="T41">while</text:span><text:span text:style-name="T39"> (1)</text:span></text:p>
          <text:p text:style-name="P29"><text:span text:style-name="T39"><text:s text:c="12"/></text:span><text:span text:style-name="T39">; </text:span><text:span text:style-name="T42">/* Infinite loop */</text:span></text:p>
          <text:p text:style-name="P29"><text:span text:style-name="T39"><text:s text:c="4"/></text:span><text:span text:style-name="T39">}</text:span></text:p>
          <text:p text:style-name="P29"><text:span text:style-name="T3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32" draw:layer="layout" svg:width="3.17cm" svg:height="0.977cm" svg:x="21.745cm" svg:y="7.185cm">
          <text:p text:style-name="P31"><text:span text:style-name="T44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22" draw:text-style-name="P9" xml:id="id11" draw:id="id11" draw:layer="layout" svg:width="2.751cm" svg:height="0.422cm" svg:x="11.839cm" svg:y="11.8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" draw:style-name="gr23" draw:text-style-name="P9" xml:id="id13" draw:id="id13" draw:layer="layout" svg:width="10.159cm" svg:height="0.846cm" svg:x="4.431cm" svg:y="14.605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8" presentation:class="page"/>
          <draw:frame draw:name="Rectangle 3" presentation:style-name="pr8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Non-&#10;terminating&#10;Child Example" draw:style-name="dp1" draw:master-page-name="Title_20_and_20_Content" presentation:presentation-page-layout-name="AL1T11">
        <office:forms form:automatic-focus="false" form:apply-design-mode="false"/>
        <draw:custom-shape draw:name="Text Box 2" draw:style-name="gr19" draw:text-style-name="P27" xml:id="id14" draw:id="id14" draw:layer="layout" svg:width="10.663cm" svg:height="9.039cm" svg:x="0.652cm" svg:y="9.313cm">
          <text:p text:style-name="P26"><text:span text:style-name="T35">linux&gt; </text:span><text:span text:style-name="T36">./forks 8</text:span></text:p>
          <text:p text:style-name="P26"><text:span text:style-name="T35">Terminating Parent, PID = 6675</text:span></text:p>
          <text:p text:style-name="P26"><text:span text:style-name="T35">Running Child, PID = 6676</text:span></text:p>
          <text:p text:style-name="P26"><text:span text:style-name="T35">linux&gt; </text:span><text:span text:style-name="T36">ps</text:span></text:p>
          <text:p text:style-name="P26"><text:span text:style-name="T35"><text:s text:c="2"/></text:span><text:span text:style-name="T35">PID TTY <text:s text:c="9"/>TIME CMD</text:span></text:p>
          <text:p text:style-name="P26"><text:span text:style-name="T35"><text:s/></text:span><text:span text:style-name="T35">6585 ttyp9 <text:s text:c="3"/>00:00:00 tcsh</text:span></text:p>
          <text:p text:style-name="P26"><text:span text:style-name="T35"><text:s/></text:span><text:span text:style-name="T35">6676 ttyp9 <text:s text:c="3"/>00:00:06 forks</text:span></text:p>
          <text:p text:style-name="P26"><text:span text:style-name="T35"><text:s/></text:span><text:span text:style-name="T35">6677 ttyp9 <text:s text:c="3"/>00:00:00 ps</text:span></text:p>
          <text:p text:style-name="P26"><text:span text:style-name="T36">linux&gt;</text:span><text:span text:style-name="T35"> kill 6676</text:span></text:p>
          <text:p text:style-name="P26"><text:span text:style-name="T36">linux&gt;</text:span><text:span text:style-name="T35"> ps</text:span></text:p>
          <text:p text:style-name="P26"><text:span text:style-name="T35"><text:s text:c="2"/></text:span><text:span text:style-name="T35">PID TTY <text:s text:c="9"/>TIME CMD</text:span></text:p>
          <text:p text:style-name="P26"><text:span text:style-name="T35"><text:s/></text:span><text:span text:style-name="T35">6585 ttyp9 <text:s text:c="3"/>00:00:00 tcsh</text:span></text:p>
          <text:p text:style-name="P26"><text:span text:style-name="T35"><text:s/></text:span><text:span text:style-name="T35">6678 ttyp9 <text:s text:c="3"/>00:00:00 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5" draw:text-style-name="P22" draw:layer="layout" svg:width="10.159cm" svg:height="4.493cm" svg:x="0.423cm" svg:y="0.847cm" presentation:class="title" presentation:user-transformed="true">
          <draw:text-box>
            <text:p text:style-name="P28"><text:span text:style-name="T28">Non-</text:span><text:span text:style-name="T28"><text:line-break/></text:span><text:span text:style-name="T28">termi</text:span><text:span text:style-name="T28">natin</text:span><text:span text:style-name="T28">g</text:span><text:span text:style-name="T28"><text:line-break/></text:span><text:span text:style-name="T28">Child </text:span><text:span text:style-name="T28">Exam</text:span><text:span text:style-name="T28">ple</text:span></text:p>
          </draw:text-box>
        </draw:frame>
        <draw:frame draw:name="Rectangle 4" presentation:style-name="pr6" draw:text-style-name="P25" draw:layer="layout" svg:width="12.029cm" svg:height="7.531cm" svg:x="12.1cm" svg:y="10.46cm" presentation:class="outline" presentation:user-transformed="true">
          <draw:text-box>
            <text:list text:style-name="L4">
              <text:list-item>
                <text:p xml:id="id15" text:id="id15" text:style-name="P24"><text:span text:style-name="T30">Child process still active even though parent has terminated</text:span></text:p>
              </text:list-item>
            </text:list>
            <text:p text:style-name="P24"><text:span text:style-name="T30"/></text:p>
            <text:list text:continue-numbering="true" text:style-name="L4">
              <text:list-item>
                <text:p xml:id="id17" text:id="id17" text:style-name="P24"><text:span text:style-name="T30">Must kill child explicitly, or else will keep running indefinitely</text:span></text:p>
              </text:list-item>
            </text:list>
          </draw:text-box>
        </draw:frame>
        <draw:custom-shape draw:name="Text Box 5" draw:style-name="gr20" draw:text-style-name="P30" draw:layer="layout" svg:width="15.74cm" svg:height="9.127cm" svg:x="9.208cm" svg:y="0.776cm">
          <text:p text:style-name="P29"><text:span text:style-name="T45">void</text:span><text:span text:style-name="T46"> </text:span><text:span text:style-name="T47">fork8</text:span><text:span text:style-name="T46">()</text:span></text:p>
          <text:p text:style-name="P29"><text:span text:style-name="T46">{</text:span></text:p>
          <text:p text:style-name="P29"><text:span text:style-name="T46"><text:s text:c="4"/></text:span><text:span text:style-name="T48">if</text:span><text:span text:style-name="T46"> (fork() == 0) {</text:span></text:p>
          <text:p text:style-name="P29"><text:span text:style-name="T46"><text:s text:c="8"/></text:span><text:span text:style-name="T49">/* Child */</text:span></text:p>
          <text:p text:style-name="P29"><text:span text:style-name="T46"><text:s text:c="8"/></text:span><text:span text:style-name="T46">printf(</text:span><text:span text:style-name="T50">"Running Child, PID = %d\n"</text:span><text:span text:style-name="T46">,</text:span></text:p>
          <text:p text:style-name="P29"><text:span text:style-name="T46"><text:s text:c="15"/></text:span><text:span text:style-name="T46">getpid());</text:span></text:p>
          <text:p text:style-name="P29"><text:span text:style-name="T46"><text:s text:c="8"/></text:span><text:span text:style-name="T48">while</text:span><text:span text:style-name="T46"> (1)</text:span></text:p>
          <text:p text:style-name="P29"><text:span text:style-name="T46"><text:s text:c="12"/></text:span><text:span text:style-name="T46">; </text:span><text:span text:style-name="T49">/* Infinite loop */</text:span></text:p>
          <text:p text:style-name="P29"><text:span text:style-name="T46"><text:s text:c="4"/></text:span><text:span text:style-name="T46">} </text:span><text:span text:style-name="T48">else</text:span><text:span text:style-name="T46"> {</text:span></text:p>
          <text:p text:style-name="P29"><text:span text:style-name="T46"><text:s text:c="8"/></text:span><text:span text:style-name="T46">printf(</text:span><text:span text:style-name="T50">"Terminating Parent, PID = %d\n"</text:span><text:span text:style-name="T46">,</text:span></text:p>
          <text:p text:style-name="P29"><text:span text:style-name="T46"><text:s text:c="15"/></text:span><text:span text:style-name="T46">getpid());</text:span></text:p>
          <text:p text:style-name="P29"><text:span text:style-name="T46"><text:s text:c="8"/></text:span><text:span text:style-name="T46">exit(0);</text:span></text:p>
          <text:p text:style-name="P29"><text:span text:style-name="T46"><text:s text:c="4"/></text:span><text:span text:style-name="T46">}</text:span></text:p>
          <text:p text:style-name="P29"><text:span text:style-name="T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1" draw:text-style-name="P32" draw:layer="layout" svg:width="3.17cm" svg:height="0.977cm" svg:x="21.824cm" svg:y="9.052cm">
          <text:p text:style-name="P31"><text:span text:style-name="T44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4" draw:text-style-name="P9" xml:id="id16" draw:id="id16" draw:layer="layout" svg:width="1.728cm" svg:height="2.539cm" svg:x="10.583cm" svg:y="11.2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0" draw:style-name="gr25" draw:text-style-name="P9" xml:id="id18" draw:id="id18" draw:layer="layout" svg:width="5.749cm" svg:height="1.269cm" svg:x="6.548cm" svg:y="13.97cm">
          <text:p/>
          <draw:enhanced-geometry draw:mirror-horizontal="true" draw:mirror-vertical="fals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name="Rectangle 2" draw:style-name="gr6" draw:layer="layout" svg:width="13.546cm" svg:height="10.159cm" svg:x="3.387cm" svg:y="1.905cm" draw:page-number="9" presentation:class="page"/>
          <draw:frame draw:name="Rectangle 3" presentation:style-name="pr9" draw:text-style-name="P4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4.215cm" svg:height="2.171cm" svg:x="1.182cm" svg:y="1.001cm">
          <text:p text:style-name="P6"><text:span text:style-name="T1">Problem with Simple Shell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draw:layer="layout" svg:width="23.743cm" svg:height="9.729cm" svg:x="1.181cm" svg:y="3.391cm">
          <text:list text:style-name="L8">
            <text:list-item>
              <text:p text:style-name="P7"><text:span text:style-name="T5">Our example shell correctly waits for and reaps foreground jobs</text:span></text:p>
            </text:list-item>
          </text:list>
          <text:p text:style-name="P7"><text:span text:style-name="T51"/></text:p>
          <text:list text:continue-numbering="true" text:style-name="L8">
            <text:list-item>
              <text:p text:style-name="P7"><text:span text:style-name="T5">But what about background jobs?</text:span></text:p>
            </text:list-item>
          </text:list>
          <text:list text:style-name="L9">
            <text:list-item>
              <text:list>
                <text:list-item>
                  <text:p text:style-name="P8"><text:span text:style-name="T4">Will become zombies when they terminate</text:span></text:p>
                </text:list-item>
                <text:list-item>
                  <text:p text:style-name="P8"><text:span text:style-name="T4">Will never be reaped because shell (typically) will not terminate</text:span></text:p>
                </text:list-item>
                <text:list-item>
                  <text:p text:style-name="P8"><text:span text:style-name="T4">Will create a memory leak that could run the kernel out of memor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6" draw:text-style-name="P33" draw:layer="layout" svg:width="13.256cm" svg:height="9.944cm" svg:x="3.517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0" draw:text-style-name="P4" draw:layer="layout" svg:width="14.814cm" svg:height="11.85cm" svg:x="2.752cm" svg:y="12.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4.211cm" svg:height="2.171cm" svg:x="0.975cm" svg:y="0.929cm">
          <text:p text:style-name="P6"><text:span text:style-name="T1">ECF to the Rescu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2" draw:layer="layout" svg:width="23.527cm" svg:height="14.509cm" svg:x="1.023cm" svg:y="3.404cm">
          <text:list text:style-name="L8">
            <text:list-item>
              <text:p text:style-name="P7"><text:span text:style-name="T5">Solution: Exceptional control flow</text:span></text:p>
            </text:list-item>
          </text:list>
          <text:list text:style-name="L9">
            <text:list-item>
              <text:list>
                <text:list-item>
                  <text:p text:style-name="P8"><text:span text:style-name="T4">The kernel will interrupt regular processing to alert us when a background process completes</text:span></text:p>
                </text:list-item>
                <text:list-item>
                  <text:p text:style-name="P8"><text:span text:style-name="T4">In Unix, the alert mechanism is called a </text:span><text:span text:style-name="T52">signa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6" draw:text-style-name="P33" draw:layer="layout" svg:width="13.256cm" svg:height="9.944cm" svg:x="3.517cm" svg:y="2.0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1" draw:text-style-name="P4" draw:layer="layout" svg:width="14.814cm" svg:height="11.85cm" svg:x="2.752cm" svg:y="12.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Tod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3">Shells</text:span></text:p>
            </text:list-item>
            <text:list-item>
              <text:p text:style-name="P7"><text:span text:style-name="T5">Signa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2" draw:text-style-name="P4" draw:layer="layout" svg:width="14.814cm" svg:height="11.85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7cm" svg:height="1.267cm" svg:x="11.43cm" svg:y="25.4cm">
            <text:p text:style-name="P5"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2cm" svg:height="7.613cm" svg:x="1.019cm" svg:y="3.391cm">
          <text:list text:style-name="L2">
            <text:list-item>
              <text:p text:style-name="P7"><text:span text:style-name="T5">A </text:span><text:span text:style-name="T12">signal</text:span><text:span text:style-name="T5"> is a small message that notifies a process that an event of some type has occurred in the system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Akin to exceptions and interrupts</text:span></text:p>
                </text:list-item>
                <text:list-item>
                  <text:p text:style-name="P8"><text:span text:style-name="T4">Sent from the kernel (sometimes at the request of another process) to a process</text:span></text:p>
                </text:list-item>
                <text:list-item>
                  <text:p text:style-name="P8"><text:span text:style-name="T4">Signal type is identified by small integer ID’s (1-30)</text:span></text:p>
                </text:list-item>
                <text:list-item>
                  <text:p text:style-name="P8"><text:span text:style-name="T4">Only information in a signal is its ID and the fact that it arriv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xml:id="id19" draw:id="id19" draw:layer="layout" svg:width="22.223cm" svg:height="8.529cm" svg:x="0.764cm" svg:y="10.5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4"><text:span text:style-name="T54">ID</text:span></text:p>
              </table:table-cell>
              <table:table-cell>
                <text:p text:style-name="P35"><text:span text:style-name="T54">Name</text:span></text:p>
              </table:table-cell>
              <table:table-cell>
                <text:p text:style-name="P35"><text:span text:style-name="T54">Default Action</text:span></text:p>
              </table:table-cell>
              <table:table-cell>
                <text:p text:style-name="P35"><text:span text:style-name="T54">Corresponding Event</text:span></text:p>
              </table:table-cell>
            </table:table-row>
            <table:table-row table:style-name="ro1" table:default-cell-style-name="ce2">
              <table:table-cell>
                <text:p text:style-name="P34"><text:span text:style-name="T55">2</text:span></text:p>
              </table:table-cell>
              <table:table-cell>
                <text:p text:style-name="P35"><text:span text:style-name="T55">SIGINT</text:span></text:p>
              </table:table-cell>
              <table:table-cell>
                <text:p text:style-name="P35"><text:span text:style-name="T55">Terminate</text:span></text:p>
              </table:table-cell>
              <table:table-cell>
                <text:p text:style-name="P35"><text:span text:style-name="T55">User typed ctrl-c 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55">9</text:span></text:p>
              </table:table-cell>
              <table:table-cell>
                <text:p text:style-name="P35"><text:span text:style-name="T55">SIGKILL</text:span></text:p>
              </table:table-cell>
              <table:table-cell>
                <text:p text:style-name="P35"><text:span text:style-name="T55">Terminate</text:span></text:p>
              </table:table-cell>
              <table:table-cell>
                <text:p text:style-name="P35"><text:span text:style-name="T55">Kill program (cannot override or ignore)</text:span></text:p>
              </table:table-cell>
            </table:table-row>
            <table:table-row table:style-name="ro2" table:default-cell-style-name="ce2">
              <table:table-cell>
                <text:p text:style-name="P34"><text:span text:style-name="T55">11</text:span></text:p>
              </table:table-cell>
              <table:table-cell>
                <text:p text:style-name="P35"><text:span text:style-name="T55">SIGSEGV</text:span></text:p>
              </table:table-cell>
              <table:table-cell>
                <text:p text:style-name="P35"><text:span text:style-name="T55">Terminate </text:span></text:p>
              </table:table-cell>
              <table:table-cell>
                <text:p text:style-name="P35"><text:span text:style-name="T55">Segmentation violation</text:span></text:p>
              </table:table-cell>
            </table:table-row>
            <table:table-row table:style-name="ro2" table:default-cell-style-name="ce1">
              <table:table-cell>
                <text:p text:style-name="P34"><text:span text:style-name="T55">14</text:span></text:p>
              </table:table-cell>
              <table:table-cell>
                <text:p text:style-name="P35"><text:span text:style-name="T55">SIGALRM</text:span></text:p>
              </table:table-cell>
              <table:table-cell>
                <text:p text:style-name="P35"><text:span text:style-name="T55">Terminate</text:span></text:p>
              </table:table-cell>
              <table:table-cell>
                <text:p text:style-name="P35"><text:span text:style-name="T55">Timer signal</text:span></text:p>
              </table:table-cell>
            </table:table-row>
            <table:table-row table:style-name="ro2" table:default-cell-style-name="ce2">
              <table:table-cell>
                <text:p text:style-name="P34"><text:span text:style-name="T56">17</text:span></text:p>
              </table:table-cell>
              <table:table-cell>
                <text:p text:style-name="P35"><text:span text:style-name="T55">SIGCHLD</text:span></text:p>
              </table:table-cell>
              <table:table-cell>
                <text:p text:style-name="P35"><text:span text:style-name="T55">Ignore</text:span></text:p>
              </table:table-cell>
              <table:table-cell>
                <text:p text:style-name="P35"><text:span text:style-name="T56">Child stopped or terminated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Sending a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43cm" svg:height="13.028cm" svg:x="1.019cm" svg:y="3.691cm">
          <text:list text:style-name="L2">
            <text:list-item>
              <text:p text:style-name="P7"><text:span text:style-name="T5">Kernel </text:span><text:span text:style-name="T12">sends</text:span><text:span text:style-name="T5"> (delivers) a signal to a </text:span><text:span text:style-name="T12">destination process</text:span><text:span text:style-name="T57"> </text:span><text:span text:style-name="T5">by updating some state in the context of the destination process</text:span></text:p>
            </text:list-item>
          </text:list>
          <text:p text:style-name="P7"><text:span text:style-name="T51"/></text:p>
          <text:list text:continue-numbering="true" text:style-name="L2">
            <text:list-item>
              <text:p text:style-name="P7"><text:span text:style-name="T5">Kernel sends a signal for one of the following reasons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Kernel has detected a system event such as divide-by-zero (SIGFPE) or the termination of a child process (SIGCHLD)</text:span></text:p>
                </text:list-item>
                <text:list-item>
                  <text:p text:style-name="P8"><text:span text:style-name="T4">Another process has invoked the </text:span><text:span text:style-name="T8">kill</text:span><text:span text:style-name="T4"> system call to explicitly request the kernel to send a signal to the destination process</text:span></text:p>
                </text:list-item>
              </text:list>
            </text:list-item>
          </text:list>
          <text:p text:style-name="P36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Receiving a Sig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236cm" svg:height="13.808cm" svg:x="1.102cm" svg:y="3.175cm">
          <text:list text:style-name="L2">
            <text:list-item>
              <text:p text:style-name="P7"><text:span text:style-name="T5">A destination process </text:span><text:span text:style-name="T12">receives</text:span><text:span text:style-name="T5"> a signal when it is forced by the kernel to react in some way to the delivery of the signal</text:span></text:p>
            </text:list-item>
          </text:list>
          <text:p text:style-name="P7"><text:span text:style-name="T51"/></text:p>
          <text:list text:continue-numbering="true" text:style-name="L2">
            <text:list-item>
              <text:p text:style-name="P7"><text:span text:style-name="T5">Some possible ways to react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52">Ignore</text:span><text:span text:style-name="T4"> the signal (do nothing)</text:span></text:p>
                </text:list-item>
                <text:list-item>
                  <text:p text:style-name="P8"><text:span text:style-name="T52">Terminate</text:span><text:span text:style-name="T4"> the process (with optional core dump)</text:span></text:p>
                </text:list-item>
                <text:list-item>
                  <text:p text:style-name="P8"><text:span text:style-name="T52">Catch</text:span><text:span text:style-name="T59"> </text:span><text:span text:style-name="T4">the signal by executing a user-level function called </text:span><text:span text:style-name="T52">signal handler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Akin to a hardware exception handler being called in response to an asynchronous interrupt:</text:span></text:p>
                    </text:list-item>
                  </text:list>
                </text:list-item>
              </text:list>
            </text:list-item>
          </text:list>
          <text:p text:style-name="P36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27" draw:text-style-name="P9" xml:id="id20" draw:id="id20" draw:layer="layout" svg:width="0cm" svg:height="1.661cm" svg:x="9.511cm" svg:y="13.361cm" svg:viewBox="0 0 1 1662" draw:points="0,0 1,1662">
          <text:p/>
        </draw:polyline>
        <draw:polyline draw:name="Line 4" draw:style-name="gr27" draw:text-style-name="P9" xml:id="id21" draw:id="id21" draw:layer="layout" svg:width="6.666cm" svg:height="0cm" svg:x="9.529cm" svg:y="15.041cm" svg:viewBox="0 0 6667 1" draw:points="0,0 6667,1">
          <text:p/>
        </draw:polyline>
        <draw:polyline draw:name="Line 5" draw:style-name="gr27" draw:text-style-name="P9" xml:id="id22" draw:id="id22" draw:layer="layout" svg:width="0cm" svg:height="1.48cm" svg:x="16.192cm" svg:y="15.059cm" svg:viewBox="0 0 1 1481" draw:points="0,0 1,1481">
          <text:p/>
        </draw:polyline>
        <draw:polyline draw:name="Line 6" draw:style-name="gr27" draw:text-style-name="P9" xml:id="id23" draw:id="id23" draw:layer="layout" svg:width="6.534cm" svg:height="1.075cm" svg:x="9.52cm" svg:y="15.394cm" svg:viewBox="0 0 6535 1076" draw:points="6535,1076 0,0">
          <text:p/>
        </draw:polyline>
        <draw:polyline draw:name="Line 7" draw:style-name="gr27" draw:text-style-name="P9" xml:id="id24" draw:id="id24" draw:layer="layout" svg:width="0.008cm" svg:height="2.433cm" svg:x="9.516cm" svg:y="15.416cm" svg:viewBox="0 0 9 2434" draw:points="0,0 9,2434">
          <text:p/>
        </draw:polyline>
        <draw:custom-shape draw:name="CustomShape 8" draw:style-name="gr28" draw:text-style-name="P2" xml:id="id25" draw:id="id25" draw:layer="layout" svg:width="5.562cm" svg:height="1.597cm" svg:x="10.055cm" svg:y="13.37cm">
          <text:p text:style-name="P1"><text:span text:style-name="T60">(2) Control passes </text:span></text:p>
          <text:p text:style-name="P1"><text:span text:style-name="T60">to signal handle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" xml:id="id26" draw:id="id26" draw:layer="layout" svg:width="4.142cm" svg:height="1.597cm" svg:x="16.387cm" svg:y="14.993cm">
          <text:p text:style-name="P1"><text:span text:style-name="T60">(3) Signal <text:s/>handler ru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8" draw:text-style-name="P2" xml:id="id27" draw:id="id27" draw:layer="layout" svg:width="5.223cm" svg:height="2.273cm" svg:x="10.292cm" svg:y="16.281cm">
          <text:p text:style-name="P1"><text:span text:style-name="T60">(4) Signal handler</text:span></text:p>
          <text:p text:style-name="P1"><text:span text:style-name="T60">returns to </text:span></text:p>
          <text:p text:style-name="P1"><text:span text:style-name="T60">next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xml:id="id28" draw:id="id28" draw:layer="layout" svg:width="1.289cm" svg:height="1.016cm" svg:x="8.228cm" svg:y="14.257cm">
          <text:p text:style-name="P1"><text:span text:style-name="T60">I</text:span><text:span text:style-name="T61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" draw:text-style-name="P2" xml:id="id29" draw:id="id29" draw:layer="layout" svg:width="1.323cm" svg:height="1.016cm" svg:x="8.23cm" svg:y="14.803cm">
          <text:p text:style-name="P1"><text:span text:style-name="T60">I</text:span><text:span text:style-name="T61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xml:id="id30" draw:id="id30" draw:layer="layout" svg:width="5.496cm" svg:height="1.597cm" svg:x="2.681cm" svg:y="13.3cm">
          <text:p text:style-name="P5"><text:span text:style-name="T60">(1) Signal received by proces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4.762cm" svg:height="2.114cm" svg:x="0.212cm" svg:y="1.21cm">
          <text:p text:style-name="P6"><text:span text:style-name="T1">Signal Concepts: Pending and Blocked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743cm" svg:height="12.816cm" svg:x="0.807cm" svg:y="4.538cm">
          <text:list text:style-name="L2">
            <text:list-item>
              <text:p text:style-name="P7"><text:span text:style-name="T5">A signal is </text:span><text:span text:style-name="T12">pending</text:span><text:span text:style-name="T5"> if sent but not yet receiv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re can be at most one pending signal of any particular type</text:span></text:p>
                </text:list-item>
                <text:list-item>
                  <text:p text:style-name="P8"><text:span text:style-name="T4">Important: Signals are not queued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If a process has a pending signal of type k, then subsequent signals of type k that are sent to that process are discarded</text:span></text:p>
                    </text:list-item>
                  </text:list>
                </text:list-item>
              </text:list>
            </text:list-item>
          </text:list>
          <text:p text:style-name="P7"><text:span text:style-name="T58"/></text:p>
          <text:list text:continue-numbering="true" text:style-name="L10">
            <text:list-item>
              <text:p text:style-name="P7"><text:span text:style-name="T5">A process can </text:span><text:span text:style-name="T12">block</text:span><text:span text:style-name="T5"> the receipt of certain signals</text:span></text:p>
              <text:list>
                <text:list-item>
                  <text:p text:style-name="P8"><text:span text:style-name="T4">Blocked signals can be delivered, but will not be received until the signal is unblocked</text:span></text:p>
                </text:list-item>
              </text:list>
            </text:list-item>
          </text:list>
          <text:p text:style-name="P7"><text:span text:style-name="T58"/></text:p>
          <text:list text:continue-numbering="true" text:style-name="L10">
            <text:list-item>
              <text:p text:style-name="P7"><text:span text:style-name="T5">A pending signal is received at most once</text:span></text:p>
            </text:list-item>
          </text:list>
          <text:p text:style-name="P7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ignal Concepts: Pending/Blocked Bit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386cm" svg:height="10.276cm" svg:x="0.953cm" svg:y="4.657cm">
          <text:list text:style-name="L2">
            <text:list-item>
              <text:p text:style-name="P7"><text:span text:style-name="T5">Kernel maintains </text:span><text:span text:style-name="T62">pending</text:span><text:span text:style-name="T5"> and </text:span><text:span text:style-name="T62">blocked</text:span><text:span text:style-name="T5"> bit vectors in the context of each proces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pending</text:span><text:span text:style-name="T4">: represents the set of pending signal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Kernel sets bit k in </text:span><text:span text:style-name="T8">pending</text:span><text:span text:style-name="T4"> when a signal of type k is delivered</text:span></text:p>
                    </text:list-item>
                    <text:list-item>
                      <text:p text:style-name="P8"><text:span text:style-name="T4">Kernel clears bit k in </text:span><text:span text:style-name="T8">pending</text:span><text:span text:style-name="T4"> when a signal of type k is received </text:span></text:p>
                    </text:list-item>
                  </text:list>
                </text:list-item>
              </text:list>
            </text:list-item>
          </text:list>
          <text:p text:style-name="P36"><text:span text:style-name="T58"/></text:p>
          <text:list text:style-name="L11">
            <text:list-item>
              <text:list>
                <text:list-item>
                  <text:p text:style-name="P8"><text:span text:style-name="T8">blocked</text:span><text:span text:style-name="T4">: represents the set of blocked signals</text:span></text:p>
                  <text:list>
                    <text:list-item>
                      <text:p text:style-name="P8"><text:span text:style-name="T4">Can be set and cleared by using the </text:span><text:span text:style-name="T8">sigprocmask</text:span><text:span text:style-name="T4"> function</text:span></text:p>
                    </text:list-item>
                    <text:list-item>
                      <text:p text:style-name="P8"><text:span text:style-name="T4">Also referred to as the </text:span><text:span text:style-name="T63">signal mask</text:span><text:span text:style-name="T4">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1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30" draw:text-style-name="P37" draw:layer="layout" svg:width="5.712cm" svg:height="4.564cm" svg:x="16.933cm" svg:y="8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7" draw:layer="layout" svg:width="5.712cm" svg:height="4.564cm" svg:x="10.583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37" draw:layer="layout" svg:width="6.982cm" svg:height="8.606cm" svg:x="3.012cm" svg:y="8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086cm" svg:height="2.114cm" svg:x="1.057cm" svg:y="1.058cm">
          <text:p text:style-name="P6"><text:span text:style-name="T1">Sending Signals: Process Grou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21.441cm" svg:height="1.69cm" svg:x="1.058cm" svg:y="3.387cm">
          <text:list text:style-name="L2">
            <text:list-item>
              <text:p text:style-name="P7"><text:span text:style-name="T5">Every process belongs to exactly one process grou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8" draw:layer="layout" svg:width="2.727cm" svg:height="2.458cm" svg:x="5.274cm" svg:y="8.969cm">
          <text:p text:style-name="P11"><text:span text:style-name="T64">Fore-</text:span></text:p>
          <text:p text:style-name="P11"><text:span text:style-name="T64">ground</text:span></text:p>
          <text:p text:style-name="P11"><text:span text:style-name="T64">jo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1" draw:text-style-name="P38" draw:layer="layout" svg:width="2.727cm" svg:height="2.396cm" svg:x="11.373cm" svg:y="8.969cm">
          <text:p text:style-name="P11"><text:span text:style-name="T64">Back-</text:span></text:p>
          <text:p text:style-name="P11"><text:span text:style-name="T64">ground</text:span></text:p>
          <text:p text:style-name="P11"><text:span text:style-name="T64">job #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1" draw:text-style-name="P38" draw:layer="layout" svg:width="2.731cm" svg:height="2.458cm" svg:x="17.357cm" svg:y="8.969cm">
          <text:p text:style-name="P11"><text:span text:style-name="T64">Back-</text:span></text:p>
          <text:p text:style-name="P11"><text:span text:style-name="T64">ground</text:span></text:p>
          <text:p text:style-name="P11"><text:span text:style-name="T64">job #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1" draw:text-style-name="P38" draw:layer="layout" svg:width="2.731cm" svg:height="2.153cm" svg:x="11.386cm" svg:y="5.292cm">
          <text:p text:style-name="P11"><text:span text:style-name="T64">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1" draw:text-style-name="P38" draw:layer="layout" svg:width="2.731cm" svg:height="2.153cm" svg:x="3.722cm" svg:y="12.263cm">
          <text:p text:style-name="P11"><text:span text:style-name="T64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1" draw:text-style-name="P38" draw:layer="layout" svg:width="2.731cm" svg:height="2.153cm" svg:x="6.848cm" svg:y="12.263cm">
          <text:p text:style-name="P11"><text:span text:style-name="T64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32" draw:text-style-name="P9" draw:layer="layout" svg:x1="5.803cm" svg:y1="11.253cm" svg:x2="5.296cm" svg:y2="12.281cm">
          <text:p/>
        </draw:line>
        <draw:line draw:name="Line 13" draw:style-name="gr32" draw:text-style-name="P9" draw:layer="layout" svg:x1="7.461cm" svg:y1="11.244cm" svg:x2="7.915cm" svg:y2="12.25cm">
          <text:p/>
        </draw:line>
        <draw:line draw:name="Line 14" draw:style-name="gr32" draw:text-style-name="P9" draw:layer="layout" svg:x1="12.761cm" svg:y1="7.408cm" svg:x2="12.762cm" svg:y2="8.956cm">
          <text:p/>
        </draw:line>
        <draw:line draw:name="Line 15" draw:style-name="gr32" draw:text-style-name="P9" draw:layer="layout" svg:x1="11.804cm" svg:y1="7.152cm" svg:x2="7.69cm" svg:y2="9.379cm">
          <text:p/>
        </draw:line>
        <draw:line draw:name="Line 16" draw:style-name="gr32" draw:text-style-name="P9" draw:layer="layout" svg:x1="13.802cm" svg:y1="7.042cm" svg:x2="17.727cm" svg:y2="9.357cm">
          <text:p/>
        </draw:line>
        <draw:custom-shape draw:name="CustomShape 17" draw:style-name="gr33" draw:text-style-name="P2" draw:layer="layout" svg:width="2.279cm" svg:height="1.264cm" svg:x="9.169cm" svg:y="5.751cm">
          <text:p text:style-name="P5"><text:span text:style-name="T65">pid=10</text:span></text:p>
          <text:p text:style-name="P5"><text:span text:style-name="T65">pgid=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" draw:layer="layout" svg:width="4.9cm" svg:height="1.602cm" svg:x="3.012cm" svg:y="15.741cm">
          <text:p text:style-name="P1"><text:span text:style-name="T66">Foreground </text:span></text:p>
          <text:p text:style-name="P1"><text:span text:style-name="T66">process group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" draw:layer="layout" svg:width="4.442cm" svg:height="1.602cm" svg:x="10.623cm" svg:y="11.651cm">
          <text:p text:style-name="P1"><text:span text:style-name="T66">Background</text:span></text:p>
          <text:p text:style-name="P1"><text:span text:style-name="T66">process group 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" draw:layer="layout" svg:width="4.442cm" svg:height="1.602cm" svg:x="16.973cm" svg:y="11.72cm">
          <text:p text:style-name="P1"><text:span text:style-name="T66">Background</text:span></text:p>
          <text:p text:style-name="P1"><text:span text:style-name="T66">process group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" draw:layer="layout" svg:width="2.279cm" svg:height="1.264cm" svg:x="3.062cm" svg:y="9.35cm">
          <text:p text:style-name="P5"><text:span text:style-name="T65">pid=20</text:span></text:p>
          <text:p text:style-name="P5"><text:span text:style-name="T65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" draw:layer="layout" svg:width="2.279cm" svg:height="1.264cm" svg:x="14.006cm" svg:y="9.491cm">
          <text:p text:style-name="P1"><text:span text:style-name="T65">pid=32</text:span></text:p>
          <text:p text:style-name="P1"><text:span text:style-name="T65">pgid=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" draw:layer="layout" svg:width="2.279cm" svg:height="1.264cm" svg:x="20.079cm" svg:y="9.566cm">
          <text:p text:style-name="P1"><text:span text:style-name="T65">pid=40</text:span></text:p>
          <text:p text:style-name="P1"><text:span text:style-name="T65">pgid=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" draw:layer="layout" svg:width="2.279cm" svg:height="1.264cm" svg:x="3.895cm" svg:y="14.394cm">
          <text:p text:style-name="P5"><text:span text:style-name="T65">pid=21</text:span></text:p>
          <text:p text:style-name="P5"><text:span text:style-name="T65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" draw:layer="layout" svg:width="2.279cm" svg:height="1.264cm" svg:x="7.07cm" svg:y="14.394cm">
          <text:p text:style-name="P5"><text:span text:style-name="T65">pid=22</text:span></text:p>
          <text:p text:style-name="P5"><text:span text:style-name="T65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6" draw:text-style-name="P2" xml:id="id31" draw:id="id31" draw:layer="layout" svg:width="11.427cm" svg:height="4.327cm" svg:x="10.372cm" svg:y="14.085cm">
          <text:p text:style-name="P39"><text:span text:style-name="T13">getpgrp()</text:span><text:span text:style-name="T2"><text:line-break/></text:span><text:span text:style-name="T10">Return process group of current process</text:span></text:p>
          <text:p text:style-name="P39"><text:span text:style-name="T13">setpgid()</text:span><text:span text:style-name="T2"><text:line-break/></text:span><text:span text:style-name="T10">Change process group of a process (see text for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4.405cm" svg:height="2.114cm" svg:x="0.992cm" svg:y="1.21cm">
          <text:p text:style-name="P6"><text:span text:style-name="T1">Sending Signals with </text:span><text:span text:style-name="T26">/bin/kill </text:span><text:span text:style-name="T1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10.832cm" svg:height="14.509cm" svg:x="0.807cm" svg:y="3.391cm">
          <text:list text:style-name="L12">
            <text:list-item>
              <text:p text:style-name="P7"><text:span text:style-name="T62">/bin/kill </text:span><text:span text:style-name="T5">program sends arbitrary signal to a process or process group</text:span></text:p>
            </text:list-item>
          </text:list>
          <text:p text:style-name="P36"><text:span text:style-name="T51"/></text:p>
          <text:list text:continue-numbering="true" text:style-name="L12">
            <text:list-item>
              <text:p text:style-name="P7"><text:span text:style-name="T5">Examples</text:span></text:p>
            </text:list-item>
          </text:list>
          <text:list text:style-name="L13">
            <text:list-item>
              <text:list>
                <text:list-item>
                  <text:p text:style-name="P8"><text:span text:style-name="T8">/bin/kill –9 24818</text:span><text:span text:style-name="T2"><text:line-break/></text:span><text:span text:style-name="T14">Send SIGKILL to process 24818</text:span></text:p>
                </text:list-item>
              </text:list>
            </text:list-item>
          </text:list>
          <text:p text:style-name="P36"><text:span text:style-name="T2"/></text:p>
          <text:list text:style-name="L14">
            <text:list-item>
              <text:list>
                <text:list-item>
                  <text:p text:style-name="P8"><text:span text:style-name="T8">/bin/kill –9 –24817</text:span><text:span text:style-name="T2"><text:line-break/></text:span><text:span text:style-name="T14">Send SIGKILL to every process in process group 24817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40" draw:layer="layout" svg:width="10.661cm" svg:height="11.065cm" svg:x="11.697cm" svg:y="4.674cm">
          <text:p text:style-name="P1"><text:span text:style-name="T67">linux&gt; ./forks 16 </text:span></text:p>
          <text:p text:style-name="P1"><text:span text:style-name="T67">Child1: pid=24818 pgrp=24817 </text:span></text:p>
          <text:p text:style-name="P1"><text:span text:style-name="T67">Child2: pid=24819 pgrp=24817 </text:span></text:p>
          <text:p text:style-name="P1"><text:span text:style-name="T67"><text:s/></text:span></text:p>
          <text:p text:style-name="P1"><text:span text:style-name="T67">linux&gt; ps </text:span></text:p>
          <text:p text:style-name="P1"><text:span text:style-name="T67"><text:s text:c="2"/></text:span><text:span text:style-name="T67">PID TTY <text:s text:c="9"/>TIME CMD </text:span></text:p>
          <text:p text:style-name="P1"><text:span text:style-name="T67">24788 pts/2 <text:s text:c="3"/>00:00:00 tcsh </text:span></text:p>
          <text:p text:style-name="P1"><text:span text:style-name="T67">24818 pts/2 <text:s text:c="3"/>00:00:02 forks </text:span></text:p>
          <text:p text:style-name="P1"><text:span text:style-name="T67">24819 pts/2 <text:s text:c="3"/>00:00:02 forks </text:span></text:p>
          <text:p text:style-name="P1"><text:span text:style-name="T67">24820 pts/2 <text:s text:c="3"/>00:00:00 ps </text:span></text:p>
          <text:p text:style-name="P1"><text:span text:style-name="T67">linux&gt; /bin/kill -9 -24817 </text:span></text:p>
          <text:p text:style-name="P1"><text:span text:style-name="T67">linux&gt; ps <text:s/></text:span></text:p>
          <text:p text:style-name="P1"><text:span text:style-name="T67"><text:s text:c="2"/></text:span><text:span text:style-name="T67">PID TTY <text:s text:c="9"/>TIME CMD </text:span></text:p>
          <text:p text:style-name="P1"><text:span text:style-name="T67">24788 pts/2 <text:s text:c="3"/>00:00:00 tcsh </text:span></text:p>
          <text:p text:style-name="P1"><text:span text:style-name="T67">24823 pts/2 <text:s text:c="3"/>00:00:00 ps </text:span></text:p>
          <text:p text:style-name="P1"><text:span text:style-name="T67">linux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9" xml:id="id32" draw:id="id32" draw:layer="layout" svg:width="10.369cm" svg:height="0.738cm" svg:x="11.64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9" xml:id="id33" draw:id="id33" draw:layer="layout" svg:width="10.369cm" svg:height="1.399cm" svg:x="11.642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1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ending Signals from the Key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591cm" svg:x="0.807cm" svg:y="3.391cm">
          <text:list text:style-name="L2">
            <text:list-item>
              <text:p text:style-name="P41"><text:span text:style-name="T3">Typing ctrl-c (ctrl-z) causes the kernel to send a SIGINT (SIGTSTP) to every job in the foreground process group.</text:span></text:p>
            </text:list-item>
          </text:list>
          <text:list text:style-name="L3">
            <text:list-item>
              <text:list>
                <text:list-item>
                  <text:p text:style-name="P42"><text:span text:style-name="T14">SIGINT – default action is to terminate each process </text:span></text:p>
                </text:list-item>
                <text:list-item>
                  <text:p text:style-name="P42"><text:span text:style-name="T14">SIGTSTP – default action is to stop (suspend) each proce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37" draw:layer="layout" svg:width="5.712cm" svg:height="4.564cm" svg:x="16.933cm" svg:y="10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37" draw:layer="layout" svg:width="5.712cm" svg:height="4.564cm" svg:x="10.583cm" svg:y="10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7" draw:text-style-name="P43" draw:layer="layout" svg:width="6.982cm" svg:height="8.606cm" svg:x="3.012cm" svg:y="10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8" draw:layer="layout" svg:width="2.727cm" svg:height="2.458cm" svg:x="5.274cm" svg:y="10.451cm">
          <text:p text:style-name="P11"><text:span text:style-name="T64">Fore-</text:span></text:p>
          <text:p text:style-name="P11"><text:span text:style-name="T64">ground</text:span></text:p>
          <text:p text:style-name="P11"><text:span text:style-name="T64">jo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31" draw:text-style-name="P38" draw:layer="layout" svg:width="2.727cm" svg:height="2.396cm" svg:x="11.373cm" svg:y="10.451cm">
          <text:p text:style-name="P11"><text:span text:style-name="T64">Back-</text:span></text:p>
          <text:p text:style-name="P11"><text:span text:style-name="T64">ground</text:span></text:p>
          <text:p text:style-name="P11"><text:span text:style-name="T64">job #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31" draw:text-style-name="P38" draw:layer="layout" svg:width="2.731cm" svg:height="2.458cm" svg:x="17.357cm" svg:y="10.451cm">
          <text:p text:style-name="P11"><text:span text:style-name="T64">Back-</text:span></text:p>
          <text:p text:style-name="P11"><text:span text:style-name="T64">ground</text:span></text:p>
          <text:p text:style-name="P11"><text:span text:style-name="T64">job #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31" draw:text-style-name="P38" draw:layer="layout" svg:width="2.731cm" svg:height="2.153cm" svg:x="11.386cm" svg:y="6.773cm">
          <text:p text:style-name="P11"><text:span text:style-name="T64">Shel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31" draw:text-style-name="P38" draw:layer="layout" svg:width="2.731cm" svg:height="2.153cm" svg:x="3.722cm" svg:y="13.745cm">
          <text:p text:style-name="P11"><text:span text:style-name="T64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31" draw:text-style-name="P38" draw:layer="layout" svg:width="2.731cm" svg:height="2.153cm" svg:x="6.848cm" svg:y="13.745cm">
          <text:p text:style-name="P11"><text:span text:style-name="T64">Chil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32" draw:text-style-name="P9" draw:layer="layout" svg:x1="5.803cm" svg:y1="12.735cm" svg:x2="5.296cm" svg:y2="13.762cm">
          <text:p/>
        </draw:line>
        <draw:line draw:name="Line 13" draw:style-name="gr32" draw:text-style-name="P9" draw:layer="layout" svg:x1="7.461cm" svg:y1="12.726cm" svg:x2="7.915cm" svg:y2="13.731cm">
          <text:p/>
        </draw:line>
        <draw:line draw:name="Line 14" draw:style-name="gr32" draw:text-style-name="P9" draw:layer="layout" svg:x1="12.761cm" svg:y1="8.89cm" svg:x2="12.762cm" svg:y2="10.437cm">
          <text:p/>
        </draw:line>
        <draw:line draw:name="Line 15" draw:style-name="gr32" draw:text-style-name="P9" draw:layer="layout" svg:x1="11.804cm" svg:y1="8.634cm" svg:x2="7.69cm" svg:y2="10.861cm">
          <text:p/>
        </draw:line>
        <draw:line draw:name="Line 16" draw:style-name="gr32" draw:text-style-name="P9" draw:layer="layout" svg:x1="13.802cm" svg:y1="8.523cm" svg:x2="17.727cm" svg:y2="10.839cm">
          <text:p/>
        </draw:line>
        <draw:custom-shape draw:name="CustomShape 17" draw:style-name="gr33" draw:text-style-name="P2" draw:layer="layout" svg:width="2.279cm" svg:height="1.264cm" svg:x="9.169cm" svg:y="7.233cm">
          <text:p text:style-name="P5"><text:span text:style-name="T65">pid=10</text:span></text:p>
          <text:p text:style-name="P5"><text:span text:style-name="T65">pgid=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4" draw:text-style-name="P2" draw:layer="layout" svg:width="4.9cm" svg:height="1.602cm" svg:x="3.012cm" svg:y="17.223cm">
          <text:p text:style-name="P1"><text:span text:style-name="T68">Foreground </text:span></text:p>
          <text:p text:style-name="P1"><text:span text:style-name="T68">process group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3" draw:text-style-name="P2" draw:layer="layout" svg:width="4.442cm" svg:height="1.602cm" svg:x="10.623cm" svg:y="13.132cm">
          <text:p text:style-name="P1"><text:span text:style-name="T66">Background</text:span></text:p>
          <text:p text:style-name="P1"><text:span text:style-name="T66">process group 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3" draw:text-style-name="P2" draw:layer="layout" svg:width="4.442cm" svg:height="1.602cm" svg:x="16.973cm" svg:y="13.201cm">
          <text:p text:style-name="P1"><text:span text:style-name="T66">Background</text:span></text:p>
          <text:p text:style-name="P1"><text:span text:style-name="T66">process group 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3" draw:text-style-name="P2" draw:layer="layout" svg:width="2.279cm" svg:height="1.264cm" svg:x="3.062cm" svg:y="10.831cm">
          <text:p text:style-name="P5"><text:span text:style-name="T65">pid=20</text:span></text:p>
          <text:p text:style-name="P5"><text:span text:style-name="T65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2" draw:layer="layout" svg:width="2.279cm" svg:height="1.264cm" svg:x="14.006cm" svg:y="10.972cm">
          <text:p text:style-name="P1"><text:span text:style-name="T65">pid=32</text:span></text:p>
          <text:p text:style-name="P1"><text:span text:style-name="T65">pgid=3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3" draw:text-style-name="P2" draw:layer="layout" svg:width="2.279cm" svg:height="1.264cm" svg:x="20.079cm" svg:y="11.047cm">
          <text:p text:style-name="P1"><text:span text:style-name="T65">pid=40</text:span></text:p>
          <text:p text:style-name="P1"><text:span text:style-name="T65">pgid=4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3" draw:text-style-name="P2" draw:layer="layout" svg:width="2.279cm" svg:height="1.264cm" svg:x="3.895cm" svg:y="15.876cm">
          <text:p text:style-name="P5"><text:span text:style-name="T65">pid=21</text:span></text:p>
          <text:p text:style-name="P5"><text:span text:style-name="T65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3" draw:text-style-name="P2" draw:layer="layout" svg:width="2.279cm" svg:height="1.264cm" svg:x="7.07cm" svg:y="15.876cm">
          <text:p text:style-name="P5"><text:span text:style-name="T65">pid=22</text:span></text:p>
          <text:p text:style-name="P5"><text:span text:style-name="T65">pgid=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Example of </text:span><text:span text:style-name="T26">ctrl-c</text:span><text:span text:style-name="T1"> and </text:span><text:span text:style-name="T26">ctrl-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8" draw:text-style-name="P40" draw:layer="layout" svg:width="14.814cm" svg:height="13.093cm" svg:x="0.423cm" svg:y="3.598cm">
          <text:p text:style-name="P1"><text:span text:style-name="T67">linux&gt; ./forks 17</text:span></text:p>
          <text:p text:style-name="P1"><text:span text:style-name="T67">Child: pid=28108 pgrp=28107</text:span></text:p>
          <text:p text:style-name="P1"><text:span text:style-name="T67">Parent: pid=28107 pgrp=28107</text:span></text:p>
          <text:p text:style-name="P1"><text:span text:style-name="T67">&lt;types ctrl-z&gt;</text:span></text:p>
          <text:p text:style-name="P1"><text:span text:style-name="T67">Suspended</text:span></text:p>
          <text:p text:style-name="P1"><text:span text:style-name="T67">linux&gt; ps w</text:span></text:p>
          <text:p text:style-name="P1"><text:span text:style-name="T67"><text:s text:c="2"/></text:span><text:span text:style-name="T67">PID TTY <text:s text:c="5"/>STAT <text:s text:c="2"/>TIME COMMAND</text:span></text:p>
          <text:p text:style-name="P1"><text:span text:style-name="T67">27699 pts/8 <text:s text:c="3"/>Ss <text:s text:c="4"/>0:00 -tcsh</text:span></text:p>
          <text:p text:style-name="P1"><text:span text:style-name="T67">28107 pts/8 <text:s text:c="3"/>T <text:s text:c="5"/>0:01 ./forks 17</text:span></text:p>
          <text:p text:style-name="P1"><text:span text:style-name="T67">28108 pts/8 <text:s text:c="3"/>T <text:s text:c="5"/>0:01 ./forks 17</text:span></text:p>
          <text:p text:style-name="P1"><text:span text:style-name="T67">28109 pts/8 <text:s text:c="3"/>R+ <text:s text:c="4"/>0:00 ps w</text:span></text:p>
          <text:p text:style-name="P1"><text:span text:style-name="T67">linux&gt; fg</text:span></text:p>
          <text:p text:style-name="P1"><text:span text:style-name="T67">./forks 17</text:span></text:p>
          <text:p text:style-name="P1"><text:span text:style-name="T67">&lt;types ctrl-c&gt;</text:span></text:p>
          <text:p text:style-name="P1"><text:span text:style-name="T67">linux&gt; ps w</text:span></text:p>
          <text:p text:style-name="P1"><text:span text:style-name="T67"><text:s text:c="2"/></text:span><text:span text:style-name="T67">PID TTY <text:s text:c="5"/>STAT <text:s text:c="2"/>TIME COMMAND</text:span></text:p>
          <text:p text:style-name="P1"><text:span text:style-name="T67">27699 pts/8 <text:s text:c="3"/>Ss <text:s text:c="4"/>0:00 -tcsh</text:span></text:p>
          <text:p text:style-name="P1"><text:span text:style-name="T67">28110 pts/8 <text:s text:c="3"/>R+ <text:s text:c="4"/>0:00 ps w</text:span></text:p>
          <text:p text:style-name="P1"><text:span text:style-name="T6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13" draw:layer="layout" svg:width="8.675cm" svg:height="10.155cm" svg:x="15.663cm" svg:y="3.354cm">
          <text:p text:style-name="P1"><text:span text:style-name="T10">STAT (process state) Legend:</text:span></text:p>
          <text:p text:style-name="P1"><text:span text:style-name="T2"/></text:p>
          <text:p text:style-name="P1"><text:span text:style-name="T70">First letter:</text:span></text:p>
          <text:p text:style-name="P1"><text:span text:style-name="T10">S: sleeping</text:span></text:p>
          <text:p text:style-name="P1"><text:span text:style-name="T10">T: stopped</text:span></text:p>
          <text:p text:style-name="P1"><text:span text:style-name="T10">R: running</text:span></text:p>
          <text:p text:style-name="P1"><text:span text:style-name="T2"/></text:p>
          <text:p text:style-name="P1"><text:span text:style-name="T70">Second letter:</text:span></text:p>
          <text:p text:style-name="P1"><text:span text:style-name="T10">s: session leader</text:span></text:p>
          <text:p text:style-name="P1"><text:span text:style-name="T10">+: foreground proc group</text:span></text:p>
          <text:p text:style-name="P1"><text:span text:style-name="T2"/></text:p>
          <text:p text:style-name="P1"><text:span text:style-name="T10">See “man ps” for more </text:span></text:p>
          <text:p text:style-name="P1"><text:span text:style-name="T10">det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ending Signals with </text:span><text:span text:style-name="T26">kill</text:span><text:span text:style-name="T1">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18" draw:layer="layout" svg:width="21.375cm" svg:height="14.755cm" svg:x="1.27cm" svg:y="3.326cm">
          <text:p text:style-name="P17"><text:span text:style-name="T71">void</text:span><text:span text:style-name="T72"> </text:span><text:span text:style-name="T73">fork12</text:span><text:span text:style-name="T72">()</text:span></text:p>
          <text:p text:style-name="P17"><text:span text:style-name="T72">{</text:span></text:p>
          <text:p text:style-name="P17"><text:span text:style-name="T72"><text:s text:c="4"/></text:span><text:span text:style-name="T71">pid_t</text:span><text:span text:style-name="T72"> </text:span><text:span text:style-name="T74">pid</text:span><text:span text:style-name="T72">[N];</text:span></text:p>
          <text:p text:style-name="P17"><text:span text:style-name="T72"><text:s text:c="4"/></text:span><text:span text:style-name="T71">int</text:span><text:span text:style-name="T72"> </text:span><text:span text:style-name="T74">i</text:span><text:span text:style-name="T72">;</text:span></text:p>
          <text:p text:style-name="P17"><text:span text:style-name="T72"><text:s text:c="4"/></text:span><text:span text:style-name="T71">int</text:span><text:span text:style-name="T72"> </text:span><text:span text:style-name="T74">child_status</text:span><text:span text:style-name="T72">;</text:span></text:p>
          <text:p text:style-name="P17"><text:span text:style-name="T75"/></text:p>
          <text:p text:style-name="P17"><text:span text:style-name="T72"><text:s text:c="4"/></text:span><text:span text:style-name="T76">for</text:span><text:span text:style-name="T72"> (i = 0; i &lt; N; i++)</text:span></text:p>
          <text:p text:style-name="P17"><text:span text:style-name="T72"><text:s text:c="8"/></text:span><text:span text:style-name="T76">if</text:span><text:span text:style-name="T72"> ((pid[i] = fork()) == 0) {</text:span></text:p>
          <text:p text:style-name="P17"><text:span text:style-name="T72"><text:s text:c="12"/></text:span><text:span text:style-name="T77">/* Child: Infinite Loop */</text:span></text:p>
          <text:p text:style-name="P17"><text:span text:style-name="T72"><text:s text:c="12"/></text:span><text:span text:style-name="T76">while</text:span><text:span text:style-name="T72">(1)</text:span></text:p>
          <text:p text:style-name="P17"><text:span text:style-name="T72"><text:s text:c="16"/></text:span><text:span text:style-name="T72">;</text:span></text:p>
          <text:p text:style-name="P17"><text:span text:style-name="T72"><text:s text:c="8"/></text:span><text:span text:style-name="T72">}</text:span></text:p>
          <text:p text:style-name="P17"><text:span text:style-name="T72"><text:s text:c="4"/></text:span></text:p>
          <text:p text:style-name="P17"><text:span text:style-name="T72"><text:s text:c="4"/></text:span><text:span text:style-name="T76">for</text:span><text:span text:style-name="T72"> (i = 0; i &lt; N; i++) {</text:span></text:p>
          <text:p text:style-name="P17"><text:span text:style-name="T72"><text:s text:c="8"/></text:span><text:span text:style-name="T72">printf(</text:span><text:span text:style-name="T78">"Killing process %d\n"</text:span><text:span text:style-name="T72">, pid[i]);</text:span></text:p>
          <text:p text:style-name="P17"><text:span text:style-name="T72"><text:s text:c="8"/></text:span><text:span text:style-name="T72">kill(pid[i], SIGINT);</text:span></text:p>
          <text:p text:style-name="P17"><text:span text:style-name="T72"><text:s text:c="4"/></text:span><text:span text:style-name="T72">}</text:span></text:p>
          <text:p text:style-name="P17"><text:span text:style-name="T75"/></text:p>
          <text:p text:style-name="P17"><text:span text:style-name="T72"><text:s text:c="4"/></text:span><text:span text:style-name="T76">for</text:span><text:span text:style-name="T72"> (i = 0; i &lt; N; i++) {</text:span></text:p>
          <text:p text:style-name="P17"><text:span text:style-name="T72"><text:s text:c="8"/></text:span><text:span text:style-name="T71">pid_t</text:span><text:span text:style-name="T72"> </text:span><text:span text:style-name="T74">wpid</text:span><text:span text:style-name="T72"> = wait(&amp;child_status);</text:span></text:p>
          <text:p text:style-name="P17"><text:span text:style-name="T72"><text:s text:c="8"/></text:span><text:span text:style-name="T76">if</text:span><text:span text:style-name="T72"> (WIFEXITED(child_status))</text:span></text:p>
          <text:p text:style-name="P17"><text:span text:style-name="T72"><text:s text:c="12"/></text:span><text:span text:style-name="T72">printf(</text:span><text:span text:style-name="T78">"Child %d terminated with exit status %d\n"</text:span><text:span text:style-name="T72">,</text:span></text:p>
          <text:p text:style-name="P17"><text:span text:style-name="T72"><text:s text:c="19"/></text:span><text:span text:style-name="T72">wpid, WEXITSTATUS(child_status));</text:span></text:p>
          <text:p text:style-name="P17"><text:span text:style-name="T72"><text:s text:c="8"/></text:span><text:span text:style-name="T76">else</text:span></text:p>
          <text:p text:style-name="P17"><text:span text:style-name="T72"><text:s text:c="12"/></text:span><text:span text:style-name="T72">printf(</text:span><text:span text:style-name="T78">"Child %d terminated abnormally\n"</text:span><text:span text:style-name="T72">, wpid);</text:span></text:p>
          <text:p text:style-name="P17"><text:span text:style-name="T72"><text:s text:c="4"/></text:span><text:span text:style-name="T72">}</text:span></text:p>
          <text:p text:style-name="P17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2" draw:layer="layout" svg:width="3.168cm" svg:height="1.019cm" svg:x="19.388cm" svg:y="17.145cm">
          <text:p text:style-name="P20"><text:span text:style-name="T25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Receiv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3.013cm" svg:x="1.102cm" svg:y="3.334cm">
          <text:list text:style-name="L2">
            <text:list-item>
              <text:p text:style-name="P7"><text:span text:style-name="T5">Suppose kernel is returning from an exception handler and is ready to pass control to process </text:span><text:span text:style-name="T79">p</text:span></text:p>
            </text:list-item>
          </text:list>
          <text:p text:style-name="P7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43" draw:layer="layout" svg:width="12.485cm" svg:height="1.179cm" svg:x="5.043cm" svg:y="12.4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4" draw:layer="layout" svg:width="12.485cm" svg:height="1.179cm" svg:x="5.043cm" svg:y="11.3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2" draw:text-style-name="P44" draw:layer="layout" svg:width="12.485cm" svg:height="1.179cm" svg:x="5.043cm" svg:y="13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1" draw:text-style-name="P43" draw:layer="layout" svg:width="12.485cm" svg:height="1.179cm" svg:x="5.043cm" svg:y="10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2" draw:text-style-name="P44" draw:layer="layout" svg:width="12.485cm" svg:height="1.179cm" svg:x="5.043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3" draw:text-style-name="P2" draw:layer="layout" svg:width="2.999cm" svg:height="1.011cm" svg:x="5.683cm" svg:y="7.197cm">
          <text:p text:style-name="P1"><text:span text:style-name="T7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3" draw:text-style-name="P2" draw:layer="layout" svg:width="2.969cm" svg:height="1.011cm" svg:x="9.915cm" svg:y="7.197cm">
          <text:p text:style-name="P1"><text:span text:style-name="T7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44" draw:text-style-name="P9" draw:layer="layout" svg:x1="7.214cm" svg:y1="8.932cm" svg:x2="7.196cm" svg:y2="10.1cm">
          <text:p/>
        </draw:line>
        <draw:line draw:name="Line 11" draw:style-name="gr45" draw:text-style-name="P9" draw:layer="layout" svg:x1="9.525cm" svg:y1="7.196cm" svg:x2="9.489cm" svg:y2="15.875cm">
          <text:p/>
        </draw:line>
        <draw:custom-shape draw:name="CustomShape 12" draw:style-name="gr43" draw:text-style-name="P2" draw:layer="layout" svg:width="2.757cm" svg:height="0.925cm" svg:x="14.238cm" svg:y="9.102cm">
          <text:p text:style-name="P1"><text:span text:style-name="T64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3.21cm" svg:height="0.925cm" svg:x="14.238cm" svg:y="10.253cm">
          <text:p text:style-name="P1"><text:span text:style-name="T64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2.757cm" svg:height="0.925cm" svg:x="14.238cm" svg:y="11.399cm">
          <text:p text:style-name="P1"><text:span text:style-name="T64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2" draw:layer="layout" svg:width="3.21cm" svg:height="0.925cm" svg:x="14.189cm" svg:y="12.612cm">
          <text:p text:style-name="P1"><text:span text:style-name="T64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3" draw:text-style-name="P2" draw:layer="layout" svg:width="2.757cm" svg:height="0.925cm" svg:x="14.238cm" svg:y="13.882cm">
          <text:p text:style-name="P1"><text:span text:style-name="T64">user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9" draw:layer="layout" svg:width="0.209cm" svg:height="1.055cm" svg:x="18.203cm" svg:y="10.102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18" draw:style-name="gr43" draw:text-style-name="P2" draw:layer="layout" svg:width="3.85cm" svg:height="0.925cm" svg:x="18.447cm" svg:y="10.161cm">
          <text:p text:style-name="P1"><text:span text:style-name="T8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9" draw:layer="layout" svg:width="0.209cm" svg:height="1.055cm" svg:x="18.203cm" svg:y="12.517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0" draw:style-name="gr43" draw:text-style-name="P2" draw:layer="layout" svg:width="3.85cm" svg:height="0.925cm" svg:x="18.447cm" svg:y="12.576cm">
          <text:p text:style-name="P1"><text:span text:style-name="T8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2.245cm" svg:height="1.265cm" svg:x="0.647cm" svg:y="11.007cm">
          <text:p text:style-name="P1"><text:span text:style-name="T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45" draw:layer="layout" svg:width="1.267cm" svg:height="6.665cm" svg:x="2.752cm" svg:y="8.78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line draw:name="Line 23" draw:style-name="gr44" draw:text-style-name="P9" draw:layer="layout" svg:x1="7.196cm" svg:y1="13.648cm" svg:x2="7.179cm" svg:y2="14.816cm">
          <text:p/>
        </draw:line>
        <draw:line draw:name="Line 24" draw:style-name="gr44" draw:text-style-name="P9" draw:layer="layout" svg:x1="11.641cm" svg:y1="11.319cm" svg:x2="11.624cm" svg:y2="12.488cm">
          <text:p/>
        </draw:line>
        <draw:custom-shape draw:name="CustomShape 25" draw:style-name="gr48" draw:text-style-name="P9" draw:layer="layout" svg:width="1.216cm" svg:height="4.442cm" draw:transform="rotate (-1.5707963267949) translate (11.638cm 10.103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8" draw:text-style-name="P9" draw:layer="layout" svg:width="1.157cm" svg:height="4.424cm" draw:transform="rotate (1.5707963267949) translate (7.195cm 13.634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Receiv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334cm">
          <text:list text:style-name="L2">
            <text:list-item>
              <text:p text:style-name="P7"><text:span text:style-name="T5">Suppose kernel is returning from an exception handler and is ready to pass control to process </text:span><text:span text:style-name="T79">p</text:span></text:p>
            </text:list-item>
          </text:list>
          <text:p text:style-name="P7"><text:span text:style-name="T51"/></text:p>
          <text:list text:continue-numbering="true" text:style-name="L2">
            <text:list-item>
              <text:p text:style-name="P7"><text:span text:style-name="T5">Kernel computes</text:span><text:span text:style-name="T62"> pnb = pending &amp; ~blocked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 set of pending nonblocked signals for process </text:span><text:span text:style-name="T63">p</text:span><text:span text:style-name="T81"> </text:span></text:p>
                </text:list-item>
              </text:list>
            </text:list-item>
          </text:list>
          <text:p text:style-name="P7"><text:span text:style-name="T58"/></text:p>
          <text:list text:continue-numbering="true" text:style-name="L3">
            <text:list-item>
              <text:p text:style-name="P7"><text:span text:style-name="T5">If <text:s/>(</text:span><text:span text:style-name="T62">pnb == 0</text:span><text:span text:style-name="T5">) </text:span></text:p>
              <text:list>
                <text:list-item>
                  <text:p text:style-name="P8"><text:span text:style-name="T4">Pass control to next instruction in the logical flow for </text:span><text:span text:style-name="T63">p</text:span></text:p>
                </text:list-item>
              </text:list>
            </text:list-item>
            <text:list-item>
              <text:p text:style-name="P7"><text:span text:style-name="T5">Else</text:span></text:p>
              <text:list>
                <text:list-item>
                  <text:p text:style-name="P8"><text:span text:style-name="T4">Choose least nonzero bit </text:span><text:span text:style-name="T63">k</text:span><text:span text:style-name="T4"> in </text:span><text:span text:style-name="T8">pnb</text:span><text:span text:style-name="T81"> </text:span><text:span text:style-name="T4">and force process </text:span><text:span text:style-name="T63">p</text:span><text:span text:style-name="T4"> to </text:span><text:span text:style-name="T52">receive</text:span><text:span text:style-name="T4"> signal </text:span><text:span text:style-name="T63">k</text:span></text:p>
                </text:list-item>
                <text:list-item>
                  <text:p text:style-name="P8"><text:span text:style-name="T4">The receipt of the signal triggers some </text:span><text:span text:style-name="T52">action</text:span><text:span text:style-name="T4"> by </text:span><text:span text:style-name="T63">p</text:span></text:p>
                </text:list-item>
                <text:list-item>
                  <text:p text:style-name="P8"><text:span text:style-name="T4">Repeat for all nonzero </text:span><text:span text:style-name="T63">k</text:span><text:span text:style-name="T4"> in </text:span><text:span text:style-name="T8">pnb</text:span></text:p>
                </text:list-item>
                <text:list-item>
                  <text:p text:style-name="P8"><text:span text:style-name="T4">Pass control to next instruction in logical flow for </text:span><text:span text:style-name="T63">p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1.058cm" svg:y="1.21cm">
          <text:p text:style-name="P6"><text:span text:style-name="T1">Default A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Each signal type has a predefined </text:span><text:span text:style-name="T12">default action</text:span><text:span text:style-name="T5">, which is one of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The process terminates</text:span></text:p>
                </text:list-item>
                <text:list-item>
                  <text:p text:style-name="P8"><text:span text:style-name="T4">The process stops until restarted by a SIGCONT signal</text:span></text:p>
                </text:list-item>
                <text:list-item>
                  <text:p text:style-name="P8"><text:span text:style-name="T4">The process ignores the signal</text:span></text:p>
                </text:list-item>
              </text:list>
            </text:list-item>
          </text:list>
          <text:p text:style-name="P7"><text:span text:style-name="T58"/></text:p>
          <text:p text:style-name="P7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775cm" svg:y="1.21cm">
          <text:p text:style-name="P6"><text:span text:style-name="T1">Installing Signal Hand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167cm" svg:height="14.509cm" svg:x="0.807cm" svg:y="3.391cm">
          <text:list text:style-name="L2">
            <text:list-item>
              <text:p text:style-name="P7"><text:span text:style-name="T5">The </text:span><text:span text:style-name="T62">signal</text:span><text:span text:style-name="T5"> function modifies the default action associated with the receipt of signal </text:span><text:span text:style-name="T62">signum</text:span><text:span text:style-name="T5">: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">handler_t *signal(int signum, handler_t *handler)</text:span></text:p>
                </text:list-item>
              </text:list>
            </text:list-item>
          </text:list>
          <text:p text:style-name="P7"><text:span text:style-name="T58"/></text:p>
          <text:list text:continue-numbering="true" text:style-name="L3">
            <text:list-item>
              <text:p text:style-name="P7"><text:span text:style-name="T5">Different values for </text:span><text:span text:style-name="T62">handler</text:span><text:span text:style-name="T5">:</text:span></text:p>
              <text:list>
                <text:list-item>
                  <text:p text:style-name="P8"><text:span text:style-name="T4">SIG_IGN: ignore signals of type </text:span><text:span text:style-name="T8">signum</text:span></text:p>
                </text:list-item>
                <text:list-item>
                  <text:p text:style-name="P8"><text:span text:style-name="T4">SIG_DFL: revert to the default action on receipt of signals of type </text:span><text:span text:style-name="T8">signum</text:span></text:p>
                </text:list-item>
                <text:list-item>
                  <text:p text:style-name="P8"><text:span text:style-name="T4">Otherwise, </text:span><text:span text:style-name="T8">handler</text:span><text:span text:style-name="T4"> is the address of a user-level </text:span><text:span text:style-name="T52">signal handler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4">Called when process receives signal of type </text:span><text:span text:style-name="T8">signum</text:span></text:p>
                    </text:list-item>
                    <text:list-item>
                      <text:p text:style-name="P8"><text:span text:style-name="T4">Referred to as </text:span><text:span text:style-name="T52">“installing” </text:span><text:span text:style-name="T4">the handler</text:span></text:p>
                    </text:list-item>
                    <text:list-item>
                      <text:p text:style-name="P8"><text:span text:style-name="T4">Executing handler is called </text:span><text:span text:style-name="T52">“catching” </text:span><text:span text:style-name="T4">or </text:span><text:span text:style-name="T52">“handling” </text:span><text:span text:style-name="T4">the signal</text:span></text:p>
                    </text:list-item>
                    <text:list-item>
                      <text:p text:style-name="P8"><text:span text:style-name="T4">When the handler executes its return statement, control passes back to instruction in the control flow of the process that was interrupted by receipt of the signa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2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4.39cm" svg:height="1.589cm" svg:x="0.635cm" svg:y="0.847cm">
          <text:p text:style-name="P6"><text:span text:style-name="T1">Signal Handl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8" draw:layer="layout" svg:width="24.974cm" svg:height="15.121cm" svg:x="0.212cm" svg:y="2.688cm">
          <text:p text:style-name="P17"><text:span text:style-name="T16">void</text:span><text:span text:style-name="T17"> </text:span><text:span text:style-name="T18">sigint_handler</text:span><text:span text:style-name="T17">(</text:span><text:span text:style-name="T16">int</text:span><text:span text:style-name="T17"> </text:span><text:span text:style-name="T82">sig</text:span><text:span text:style-name="T17">) </text:span><text:span text:style-name="T20">/* SIGINT handler */</text:span></text:p>
          <text:p text:style-name="P17"><text:span text:style-name="T17">{</text:span></text:p>
          <text:p text:style-name="P17"><text:span text:style-name="T17"><text:s text:c="4"/></text:span><text:span text:style-name="T17">printf(</text:span><text:span text:style-name="T83">"So you think you can stop the bomb with ctrl-c, do you?\n"</text:span><text:span text:style-name="T17">);</text:span></text:p>
          <text:p text:style-name="P17"><text:span text:style-name="T17"><text:s text:c="4"/></text:span><text:span text:style-name="T17">sleep(2);</text:span></text:p>
          <text:p text:style-name="P17"><text:span text:style-name="T17"><text:s text:c="4"/></text:span><text:span text:style-name="T17">printf(</text:span><text:span text:style-name="T83">"Well..."</text:span><text:span text:style-name="T17">);</text:span></text:p>
          <text:p text:style-name="P17"><text:span text:style-name="T17"><text:s text:c="4"/></text:span><text:span text:style-name="T17">fflush(stdout);</text:span></text:p>
          <text:p text:style-name="P17"><text:span text:style-name="T17"><text:s text:c="4"/></text:span><text:span text:style-name="T17">sleep(1);</text:span></text:p>
          <text:p text:style-name="P17"><text:span text:style-name="T17"><text:s text:c="4"/></text:span><text:span text:style-name="T17">printf(</text:span><text:span text:style-name="T83">"OK. :-)\n"</text:span><text:span text:style-name="T17">);</text:span></text:p>
          <text:p text:style-name="P17"><text:span text:style-name="T17"><text:s text:c="4"/></text:span><text:span text:style-name="T17">exit(0);</text:span></text:p>
          <text:p text:style-name="P17"><text:span text:style-name="T17">}</text:span></text:p>
          <text:p text:style-name="P17"><text:span text:style-name="T21"/></text:p>
          <text:p text:style-name="P17"><text:span text:style-name="T16">int</text:span><text:span text:style-name="T17"> </text:span><text:span text:style-name="T18">main</text:span><text:span text:style-name="T17">()</text:span></text:p>
          <text:p text:style-name="P17"><text:span text:style-name="T17">{</text:span></text:p>
          <text:p text:style-name="P17"><text:span text:style-name="T17"><text:s text:c="4"/></text:span><text:span text:style-name="T20">/* Install the SIGINT handler */</text:span></text:p>
          <text:p text:style-name="P17"><text:span text:style-name="T17"><text:s text:c="4"/></text:span><text:span text:style-name="T22">if</text:span><text:span text:style-name="T17"> (signal(SIGINT, sigint_handler) == SIG_ERR)</text:span></text:p>
          <text:p text:style-name="P17"><text:span text:style-name="T17"><text:s text:c="8"/></text:span><text:span text:style-name="T17">unix_error(</text:span><text:span text:style-name="T83">"signal error"</text:span><text:span text:style-name="T17">);</text:span></text:p>
          <text:p text:style-name="P17"><text:span text:style-name="T21"/></text:p>
          <text:p text:style-name="P17"><text:span text:style-name="T17"><text:s text:c="4"/></text:span><text:span text:style-name="T20">/* Wait for the receipt of a signal */</text:span></text:p>
          <text:p text:style-name="P17"><text:span text:style-name="T17"><text:s text:c="4"/></text:span><text:span text:style-name="T17">pause();</text:span></text:p>
          <text:p text:style-name="P17"><text:span text:style-name="T21"/></text:p>
          <text:p text:style-name="P17"><text:span text:style-name="T17"><text:s text:c="4"/></text:span><text:span text:style-name="T22">return</text:span><text:span text:style-name="T17"> 0;</text:span></text:p>
          <text:p text:style-name="P17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359cm" svg:height="1.011cm" svg:x="22.811cm" svg:y="16.933cm">
          <text:p text:style-name="P1"><text:span text:style-name="T84">sigint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1.058cm" svg:y="1.21cm">
          <text:p text:style-name="P6"><text:span text:style-name="T85">Signals Handlers as Concurrent 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73cm" svg:height="3.595cm" svg:x="1.058cm" svg:y="3.81cm">
          <text:list text:style-name="L2">
            <text:list-item>
              <text:p text:style-name="P7"><text:span text:style-name="T5">A signal handler is a separate logical flow (not process) that runs concurrently with the main progra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9" draw:layer="layout" svg:x1="8.299cm" svg:y1="12.065cm" svg:x2="8.3cm" svg:y2="12.911cm">
          <text:p/>
        </draw:line>
        <draw:custom-shape draw:name="CustomShape 4" draw:style-name="gr43" draw:text-style-name="P2" draw:layer="layout" svg:width="3.549cm" svg:height="2.953cm" svg:x="6.732cm" svg:y="8.678cm">
          <text:p text:style-name="P1"><text:span text:style-name="T68">Process A </text:span></text:p>
          <text:p text:style-name="P1"><text:span text:style-name="T69"/></text:p>
          <text:p text:style-name="P1"><text:span text:style-name="T67">while (1)</text:span></text:p>
          <text:p text:style-name="P1"><text:span text:style-name="T67"><text:s text:c="4"/></text:span><text:span text:style-name="T67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3" draw:text-style-name="P2" draw:layer="layout" svg:width="3.888cm" svg:height="3.629cm" svg:x="10.966cm" svg:y="8.678cm">
          <text:p text:style-name="P1"><text:span text:style-name="T68">Process A</text:span></text:p>
          <text:p text:style-name="P1"><text:span text:style-name="T69"/></text:p>
          <text:p text:style-name="P1"><text:span text:style-name="T67">handler(){</text:span></text:p>
          <text:p text:style-name="P1"><text:span text:style-name="T67"><text:s text:c="4"/>…</text:span></text:p>
          <text:p text:style-name="P1"><text:span text:style-name="T6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3" draw:text-style-name="P2" draw:layer="layout" svg:width="2.685cm" svg:height="0.925cm" svg:x="15.222cm" svg:y="8.678cm">
          <text:p text:style-name="P1"><text:span text:style-name="T68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" draw:text-style-name="P9" draw:layer="layout" svg:x1="12.532cm" svg:y1="13.758cm" svg:x2="12.533cm" svg:y2="14.605cm">
          <text:p/>
        </draw:line>
        <draw:line draw:name="Line 8" draw:style-name="gr8" draw:text-style-name="P9" draw:layer="layout" svg:x1="16.765cm" svg:y1="12.911cm" svg:x2="16.766cm" svg:y2="13.758cm">
          <text:p/>
        </draw:line>
        <draw:line draw:name="Line 9" draw:style-name="gr8" draw:text-style-name="P9" draw:layer="layout" svg:x1="8.299cm" svg:y1="14.605cm" svg:x2="8.3cm" svg:y2="15.451cm">
          <text:p/>
        </draw:line>
        <draw:line draw:name="Line 10" draw:style-name="gr8" draw:text-style-name="P9" draw:layer="layout" svg:x1="16.765cm" svg:y1="15.451cm" svg:x2="16.766cm" svg:y2="16.298cm">
          <text:p/>
        </draw:line>
        <draw:line draw:name="Line 11" draw:style-name="gr50" draw:text-style-name="P9" draw:layer="layout" svg:x1="7.029cm" svg:y1="12.911cm" svg:x2="18.247cm" svg:y2="12.912cm">
          <text:p/>
        </draw:line>
        <draw:line draw:name="Line 12" draw:style-name="gr50" draw:text-style-name="P9" draw:layer="layout" svg:x1="7.029cm" svg:y1="13.758cm" svg:x2="18.247cm" svg:y2="13.759cm">
          <text:p/>
        </draw:line>
        <draw:line draw:name="Line 13" draw:style-name="gr50" draw:text-style-name="P9" draw:layer="layout" svg:x1="7.029cm" svg:y1="14.605cm" svg:x2="18.247cm" svg:y2="14.606cm">
          <text:p/>
        </draw:line>
        <draw:line draw:name="Line 14" draw:style-name="gr50" draw:text-style-name="P9" draw:layer="layout" svg:x1="7.029cm" svg:y1="15.451cm" svg:x2="18.247cm" svg:y2="15.452cm">
          <text:p/>
        </draw:line>
        <draw:line draw:name="Line 15" draw:style-name="gr50" draw:text-style-name="P9" draw:layer="layout" svg:x1="7.029cm" svg:y1="16.298cm" svg:x2="18.247cm" svg:y2="16.299cm">
          <text:p/>
        </draw:line>
        <draw:custom-shape draw:name="CustomShape 16" draw:style-name="gr51" draw:text-style-name="P2" draw:layer="layout" svg:width="2.269cm" svg:height="1.265cm" svg:x="2.752cm" svg:y="13.323cm">
          <text:p text:style-name="P1"><text:span text:style-name="T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7" draw:text-style-name="P45" draw:layer="layout" svg:width="1.267cm" svg:height="4.442cm" svg:x="4.812cm" svg:y="12.27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1" draw:style-name="gr41" draw:text-style-name="P43" draw:layer="layout" svg:width="12.485cm" svg:height="1.179cm" svg:x="7.697cm" svg:y="13.1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46" draw:layer="layout" svg:width="12.485cm" svg:height="1.179cm" svg:x="7.697cm" svg:y="14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1.086cm" svg:height="2.114cm" svg:x="0.992cm" svg:y="1.693cm">
          <text:p text:style-name="P1"><text:span text:style-name="T85">Another View of Signal Handlers as Concurrent 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4.438cm" svg:height="1.773cm" svg:x="1.961cm" svg:y="7.408cm">
          <text:p text:style-name="P1"><text:span text:style-name="T10">Signal delivered</text:span></text:p>
          <text:p text:style-name="P1"><text:span text:style-name="T10">to 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53" draw:text-style-name="P9" draw:layer="layout" svg:x1="6.561cm" svg:y1="7.921cm" svg:x2="7.62cm" svg:y2="7.922cm">
          <text:p/>
        </draw:line>
        <draw:custom-shape draw:name="CustomShape 6" draw:style-name="gr5" draw:text-style-name="P2" draw:layer="layout" svg:width="4.209cm" svg:height="1.773cm" svg:x="2.191cm" svg:y="11.478cm">
          <text:p text:style-name="P1"><text:span text:style-name="T10">Signal received</text:span></text:p>
          <text:p text:style-name="P1"><text:span text:style-name="T10">by 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53" draw:text-style-name="P9" draw:layer="layout" svg:x1="6.561cm" svg:y1="11.99cm" svg:x2="7.62cm" svg:y2="11.991cm">
          <text:p/>
        </draw:line>
        <draw:custom-shape draw:name="CustomShape 8" draw:style-name="gr41" draw:text-style-name="P43" draw:layer="layout" svg:width="12.485cm" svg:height="1.179cm" svg:x="7.697cm" svg:y="10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44" draw:layer="layout" svg:width="12.485cm" svg:height="1.179cm" svg:x="7.697cm" svg:y="9.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2" draw:text-style-name="P46" draw:layer="layout" svg:width="12.485cm" svg:height="1.179cm" svg:x="7.697cm" svg:y="11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43" draw:layer="layout" svg:width="12.485cm" svg:height="1.179cm" svg:x="7.697cm" svg:y="8.4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2" draw:text-style-name="P46" draw:layer="layout" svg:width="12.485cm" svg:height="1.179cm" svg:x="7.697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2" draw:layer="layout" svg:width="2.999cm" svg:height="1.011cm" svg:x="8.337cm" svg:y="5.503cm">
          <text:p text:style-name="P1"><text:span text:style-name="T70">Proces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2" draw:layer="layout" svg:width="2.969cm" svg:height="1.011cm" svg:x="12.569cm" svg:y="5.503cm">
          <text:p text:style-name="P1"><text:span text:style-name="T70">Process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4" draw:text-style-name="P9" draw:layer="layout" svg:x1="9.85cm" svg:y1="7.238cm" svg:x2="9.851cm" svg:y2="8.407cm">
          <text:p/>
        </draw:line>
        <draw:line draw:name="Line 16" draw:style-name="gr45" draw:text-style-name="P9" draw:layer="layout" svg:x1="12.178cm" svg:y1="5.503cm" svg:x2="12.143cm" svg:y2="16.425cm">
          <text:p/>
        </draw:line>
        <draw:custom-shape draw:name="CustomShape 17" draw:style-name="gr43" draw:text-style-name="P2" draw:layer="layout" svg:width="4.408cm" svg:height="0.925cm" svg:x="15.234cm" svg:y="7.408cm">
          <text:p text:style-name="P1"><text:span text:style-name="T64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3" draw:text-style-name="P2" draw:layer="layout" svg:width="3.21cm" svg:height="0.925cm" svg:x="15.222cm" svg:y="8.559cm">
          <text:p text:style-name="P1"><text:span text:style-name="T64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3" draw:text-style-name="P2" draw:layer="layout" svg:width="4.408cm" svg:height="0.925cm" svg:x="15.234cm" svg:y="9.706cm">
          <text:p text:style-name="P1"><text:span text:style-name="T64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3" draw:text-style-name="P2" draw:layer="layout" svg:width="3.21cm" svg:height="0.925cm" svg:x="15.174cm" svg:y="10.918cm">
          <text:p text:style-name="P1"><text:span text:style-name="T64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3" draw:text-style-name="P2" draw:layer="layout" svg:width="5.035cm" svg:height="0.925cm" svg:x="15.241cm" svg:y="12.065cm">
          <text:p text:style-name="P1"><text:span text:style-name="T64">user code (hand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6" draw:text-style-name="P9" draw:layer="layout" svg:width="0.209cm" svg:height="1.055cm" svg:x="20.857cm" svg:y="8.409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3" draw:style-name="gr43" draw:text-style-name="P2" draw:layer="layout" svg:width="3.85cm" svg:height="0.925cm" svg:x="21.101cm" svg:y="8.468cm">
          <text:p text:style-name="P1"><text:span text:style-name="T8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6" draw:text-style-name="P9" draw:layer="layout" svg:width="0.209cm" svg:height="1.055cm" svg:x="20.857cm" svg:y="10.82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CustomShape 25" draw:style-name="gr43" draw:text-style-name="P2" draw:layer="layout" svg:width="3.85cm" svg:height="0.925cm" svg:x="21.101cm" svg:y="10.883cm">
          <text:p text:style-name="P1"><text:span text:style-name="T80">context swi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44" draw:text-style-name="P9" draw:layer="layout" svg:x1="9.832cm" svg:y1="11.954cm" svg:x2="9.833cm" svg:y2="13.123cm">
          <text:p/>
        </draw:line>
        <draw:line draw:name="Line 27" draw:style-name="gr44" draw:text-style-name="P9" draw:layer="layout" svg:x1="14.277cm" svg:y1="9.626cm" svg:x2="14.278cm" svg:y2="10.795cm">
          <text:p/>
        </draw:line>
        <draw:custom-shape draw:name="CustomShape 28" draw:style-name="gr48" draw:text-style-name="P9" draw:layer="layout" svg:width="1.216cm" svg:height="4.424cm" draw:transform="rotate (-1.5707963267949) translate (14.273cm 8.41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8" draw:text-style-name="P9" draw:layer="layout" svg:width="1.157cm" svg:height="4.442cm" draw:transform="rotate (1.5707963267949) translate (9.831cm 11.941cm)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line draw:name="Line 30" draw:style-name="gr44" draw:text-style-name="P9" draw:layer="layout" svg:x1="9.828cm" svg:y1="13.123cm" svg:x2="9.829cm" svg:y2="14.291cm">
          <text:p/>
        </draw:line>
        <draw:line draw:name="Line 31" draw:style-name="gr44" draw:text-style-name="P9" draw:layer="layout" svg:x1="9.828cm" svg:y1="14.283cm" svg:x2="9.829cm" svg:y2="15.451cm">
          <text:p/>
        </draw:line>
        <draw:custom-shape draw:name="CustomShape 32" draw:style-name="gr43" draw:text-style-name="P2" draw:layer="layout" svg:width="3.21cm" svg:height="0.925cm" svg:x="15.181cm" svg:y="13.241cm">
          <text:p text:style-name="P1"><text:span text:style-name="T64">kern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3" draw:text-style-name="P2" draw:layer="layout" svg:width="4.408cm" svg:height="0.925cm" svg:x="15.24cm" svg:y="14.393cm">
          <text:p text:style-name="P1"><text:span text:style-name="T64">user code (m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" draw:text-style-name="P2" draw:layer="layout" svg:width="0.941cm" svg:height="1.016cm" svg:x="8.744cm" svg:y="7.526cm">
          <text:p text:style-name="P1"><text:span text:style-name="T64">I</text:span><text:span text:style-name="T86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" draw:text-style-name="P2" draw:layer="layout" svg:width="1cm" svg:height="1.016cm" svg:x="8.729cm" svg:y="14.088cm">
          <text:p text:style-name="P1"><text:span text:style-name="T64">I</text:span><text:span text:style-name="T86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4" draw:text-style-name="P47" draw:layer="layout" svg:width="0.251cm" svg:height="0.251cm" svg:x="9.737cm" svg:y="8.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54" draw:text-style-name="P47" draw:layer="layout" svg:width="0.251cm" svg:height="0.251cm" svg:x="9.694cm" svg:y="14.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2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Nested Signal Handler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.717cm" svg:x="1.102cm" svg:y="3.784cm">
          <text:list text:style-name="L2">
            <text:list-item>
              <text:p text:style-name="P7"><text:span text:style-name="T5">Handlers can be interrupted by other handl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7" draw:text-style-name="P9" draw:layer="layout" svg:x1="7.9cm" svg:y1="7.84cm" svg:x2="7.901cm" svg:y2="9.502cm">
          <text:p/>
        </draw:line>
        <draw:line draw:name="Line 4" draw:style-name="gr27" draw:text-style-name="P9" draw:layer="layout" svg:x1="7.918cm" svg:y1="9.52cm" svg:x2="14.585cm" svg:y2="9.521cm">
          <text:p/>
        </draw:line>
        <draw:line draw:name="Line 5" draw:style-name="gr27" draw:text-style-name="P9" draw:layer="layout" svg:x1="20.982cm" svg:y1="12.913cm" svg:x2="14.44cm" svg:y2="11.435cm">
          <text:p/>
        </draw:line>
        <draw:line draw:name="Line 6" draw:style-name="gr27" draw:text-style-name="P9" draw:layer="layout" svg:x1="7.905cm" svg:y1="11.412cm" svg:x2="7.914cm" svg:y2="13.846cm">
          <text:p/>
        </draw:line>
        <draw:custom-shape draw:name="CustomShape 7" draw:style-name="gr29" draw:text-style-name="P2" draw:layer="layout" svg:width="5.694cm" svg:height="1.597cm" svg:x="8.426cm" svg:y="7.849cm">
          <text:p text:style-name="P1"><text:span text:style-name="T60">(2) Control passes to 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9" draw:text-style-name="P2" draw:layer="layout" svg:width="4.565cm" svg:height="0.921cm" svg:x="5.603cm" svg:y="6.35cm">
          <text:p text:style-name="P1"><text:span text:style-name="T60"><text:s/></text:span><text:span text:style-name="T60">Mai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2" draw:layer="layout" svg:width="4.104cm" svg:height="2.273cm" svg:x="15.59cm" svg:y="12.7cm">
          <text:p text:style-name="P1"><text:span text:style-name="T60">(5) Handler T</text:span></text:p>
          <text:p text:style-name="P1"><text:span text:style-name="T60">returns to 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" draw:text-style-name="P2" draw:layer="layout" svg:width="1.289cm" svg:height="1.016cm" svg:x="6.617cm" svg:y="8.736cm">
          <text:p text:style-name="P1"><text:span text:style-name="T60">I</text:span><text:span text:style-name="T61">cur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3" draw:text-style-name="P2" draw:layer="layout" svg:width="1.323cm" svg:height="1.016cm" svg:x="6.619cm" svg:y="10.694cm">
          <text:p text:style-name="P1"><text:span text:style-name="T60">I</text:span><text:span text:style-name="T61">n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9" draw:text-style-name="P2" draw:layer="layout" svg:width="5.324cm" svg:height="1.597cm" svg:x="1.211cm" svg:y="8.625cm">
          <text:p text:style-name="P1"><text:span text:style-name="T60">(1) Program catches signal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9" draw:text-style-name="P2" draw:layer="layout" svg:width="3.554cm" svg:height="0.921cm" svg:x="12.765cm" svg:y="6.35cm">
          <text:p text:style-name="P1"><text:span text:style-name="T60"><text:s/></text:span><text:span text:style-name="T60">Handl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2" draw:layer="layout" svg:width="3.554cm" svg:height="0.921cm" svg:x="19.303cm" svg:y="6.35cm">
          <text:p text:style-name="P1"><text:span text:style-name="T60"><text:s/></text:span><text:span text:style-name="T60">Handler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9" draw:text-style-name="P2" draw:layer="layout" svg:width="5.148cm" svg:height="1.597cm" svg:x="9.36cm" svg:y="10.001cm">
          <text:p text:style-name="P1"><text:span text:style-name="T60">(3) Program catches signal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7" draw:text-style-name="P9" draw:layer="layout" svg:x1="14.533cm" svg:y1="9.533cm" svg:x2="14.534cm" svg:y2="11.196cm">
          <text:p/>
        </draw:line>
        <draw:line draw:name="Line 17" draw:style-name="gr27" draw:text-style-name="P9" draw:layer="layout" svg:x1="14.515cm" svg:y1="11.178cm" svg:x2="21.182cm" svg:y2="11.179cm">
          <text:p/>
        </draw:line>
        <draw:custom-shape draw:name="CustomShape 18" draw:style-name="gr29" draw:text-style-name="P2" draw:layer="layout" svg:width="5.871cm" svg:height="1.597cm" svg:x="14.881cm" svg:y="9.472cm">
          <text:p text:style-name="P1"><text:span text:style-name="T60">(4) <text:s/>Control passes to handler 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7" draw:text-style-name="P9" draw:layer="layout" svg:x1="21.129cm" svg:y1="11.332cm" svg:x2="21.13cm" svg:y2="12.995cm">
          <text:p/>
        </draw:line>
        <draw:line draw:name="Line 20" draw:style-name="gr27" draw:text-style-name="P9" draw:layer="layout" svg:x1="14.533cm" svg:y1="11.685cm" svg:x2="14.534cm" svg:y2="13.348cm">
          <text:p/>
        </draw:line>
        <draw:line draw:name="Line 21" draw:style-name="gr27" draw:text-style-name="P9" draw:layer="layout" svg:x1="14.386cm" svg:y1="13.195cm" svg:x2="7.878cm" svg:y2="11.224cm">
          <text:p/>
        </draw:line>
        <draw:custom-shape draw:name="CustomShape 22" draw:style-name="gr29" draw:text-style-name="P2" draw:layer="layout" svg:width="4.104cm" svg:height="2.949cm" svg:x="9.804cm" svg:y="13.053cm">
          <text:p text:style-name="P1"><text:span text:style-name="T60">(6) Handler S</text:span></text:p>
          <text:p text:style-name="P1"><text:span text:style-name="T60">returns to main 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9" draw:text-style-name="P2" draw:layer="layout" svg:width="5.324cm" svg:height="1.597cm" svg:x="1.211cm" svg:y="10.918cm">
          <text:p text:style-name="P1"><text:span text:style-name="T60">(7) Main program resum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Blocking and Unblocking Signal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102cm" svg:y="3.784cm">
          <text:list text:style-name="L2">
            <text:list-item>
              <text:p text:style-name="P7"><text:span text:style-name="T5">Implicit blocking mechanism</text:span><text:span text:style-name="T5"><text:tab/>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Kernel blocks any pending signals of type currently being handled. </text:span></text:p>
                </text:list-item>
                <text:list-item>
                  <text:p text:style-name="P8"><text:span text:style-name="T4">E.g., A SIGINT handler can’t be interrupted by another SIGINT</text:span></text:p>
                </text:list-item>
              </text:list>
            </text:list-item>
          </text:list>
          <text:p text:style-name="P7"><text:span text:style-name="T58"/></text:p>
          <text:list text:continue-numbering="true" text:style-name="L3">
            <text:list-item>
              <text:p text:style-name="P7"><text:span text:style-name="T5">Explicit blocking and unblocking mechanism</text:span></text:p>
              <text:list>
                <text:list-item>
                  <text:p text:style-name="P8"><text:span text:style-name="T81">sigprocmask </text:span><text:span text:style-name="T4">function</text:span></text:p>
                </text:list-item>
              </text:list>
            </text:list-item>
          </text:list>
          <text:p text:style-name="P36"><text:span text:style-name="T58"/></text:p>
          <text:list text:continue-numbering="true" text:style-name="L3">
            <text:list-item>
              <text:p text:style-name="P7"><text:span text:style-name="T5">Supporting functions</text:span></text:p>
              <text:list>
                <text:list-item>
                  <text:p text:style-name="P8"><text:span text:style-name="T81">sigemptyset</text:span><text:span text:style-name="T4"> – Create empty set</text:span></text:p>
                </text:list-item>
                <text:list-item>
                  <text:p text:style-name="P8"><text:span text:style-name="T81">sigfillset </text:span><text:span text:style-name="T4">– Add every signal number to set</text:span></text:p>
                </text:list-item>
                <text:list-item>
                  <text:p text:style-name="P8"><text:span text:style-name="T81">sigaddset</text:span><text:span text:style-name="T4"> – Add signal number to set</text:span></text:p>
                </text:list-item>
                <text:list-item>
                  <text:p text:style-name="P8"><text:span text:style-name="T81">sigdelset</text:span><text:span text:style-name="T4"> – Delete signal number from set</text:span></text:p>
                </text:list-item>
              </text:list>
            </text:list-item>
          </text:list>
          <text:p text:style-name="P36"><text:span text:style-name="T5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16.997cm" svg:height="2.114cm" svg:x="0.992cm" svg:y="1.21cm">
          <text:p text:style-name="P6"><text:span text:style-name="T1">Temporarily Blocking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8" draw:layer="layout" svg:width="22.645cm" svg:height="9.037cm" svg:x="1.27cm" svg:y="5.08cm">
          <text:p text:style-name="P17"><text:span text:style-name="T72"><text:s/></text:span><text:span text:style-name="T17"><text:s text:c="3"/></text:span><text:span text:style-name="T16">sigset_t</text:span><text:span text:style-name="T17"> </text:span><text:span text:style-name="T19">mask</text:span><text:span text:style-name="T17">, </text:span><text:span text:style-name="T19">prev_mask</text:span><text:span text:style-name="T17">;</text:span></text:p>
          <text:p text:style-name="P17"><text:span text:style-name="T21"/></text:p>
          <text:p text:style-name="P17"><text:span text:style-name="T17"><text:s text:c="4"/></text:span><text:span text:style-name="T17">Sigemptyset(&amp;mask);</text:span></text:p>
          <text:p text:style-name="P17"><text:span text:style-name="T17"><text:s text:c="4"/></text:span><text:span text:style-name="T17">Sigaddset(&amp;mask, SIGINT);</text:span></text:p>
          <text:p text:style-name="P17"><text:span text:style-name="T21"/></text:p>
          <text:p text:style-name="P17"><text:span text:style-name="T17"><text:s text:c="4"/></text:span><text:span text:style-name="T20">/* Block SIGINT and save previous blocked set */</text:span></text:p>
          <text:p text:style-name="P17"><text:span text:style-name="T17"><text:s text:c="4"/></text:span><text:span text:style-name="T17">Sigprocmask(SIG_BLOCK, &amp;mask, &amp;prev_mask);</text:span></text:p>
          <text:p text:style-name="P17"><text:span text:style-name="T21"/></text:p>
          <text:p text:style-name="P17"><text:span text:style-name="T17"><text:s text:c="8"/></text:span><text:span text:style-name="T87">/* Code region that will not be interrupted by SIGINT */</text:span></text:p>
          <text:p text:style-name="P17"><text:span text:style-name="T21"/></text:p>
          <text:p text:style-name="P17"><text:span text:style-name="T17"><text:s text:c="4"/></text:span><text:span text:style-name="T20">/* Restore previous blocked set, unblocking SIGINT */</text:span></text:p>
          <text:p text:style-name="P17"><text:span text:style-name="T17"><text:s text:c="4"/></text:span><text:span text:style-name="T17">Sigprocmask(SIG_SETMASK, &amp;prev_mask, </text:span><text:span text:style-name="T27">NULL</text:span><text:span text:style-name="T17">);</text:span></text:p>
          <text:p text:style-name="P17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" draw:layer="layout" svg:width="2.325cm" svg:height="1.773cm" draw:transform="rotate (1.5707963267949) translate (1.693cm 11.642cm)">
          <text:p text:style-name="P1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afe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058cm" svg:y="3.784cm">
          <text:list text:style-name="L2">
            <text:list-item>
              <text:p text:style-name="P7"><text:span text:style-name="T5">Handlers are tricky because they are concurrent with main program and share the same global data structures.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hared data structures can become corrupted.</text:span></text:p>
                </text:list-item>
              </text:list>
            </text:list-item>
          </text:list>
          <text:p text:style-name="P36"><text:span text:style-name="T58"/></text:p>
          <text:list text:continue-numbering="true" text:style-name="L3">
            <text:list-item>
              <text:p text:style-name="P7"><text:span text:style-name="T5">We’ll explore concurrency issues later in the term.</text:span></text:p>
            </text:list-item>
          </text:list>
          <text:p text:style-name="P36"><text:span text:style-name="T51"/></text:p>
          <text:list text:continue-numbering="true" text:style-name="L3">
            <text:list-item>
              <text:p text:style-name="P7"><text:span text:style-name="T5">For now here are some guidelines to help you avoid trouble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0.847cm">
          <text:p text:style-name="P6"><text:span text:style-name="T1">Guidelines for Writing Safe Handlers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5" draw:text-style-name="P2" draw:layer="layout" svg:width="23.448cm" svg:height="14.628cm" svg:x="1.102cm" svg:y="3.387cm">
          <text:list text:style-name="L2">
            <text:list-item>
              <text:p text:style-name="P7"><text:span text:style-name="T5">G0: Keep your handlers as simple as possible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e.g., Set a global flag and return</text:span></text:p>
                </text:list-item>
              </text:list>
            </text:list-item>
            <text:list-item>
              <text:p text:style-name="P7"><text:span text:style-name="T5">G1: Call only async-signal-safe functions in your handlers</text:span></text:p>
              <text:list>
                <text:list-item>
                  <text:p text:style-name="P8"><text:span text:style-name="T81">printf, sprintf</text:span><text:span text:style-name="T4">, <text:s/></text:span><text:span text:style-name="T81">malloc</text:span><text:span text:style-name="T4">, and </text:span><text:span text:style-name="T81">exit</text:span><text:span text:style-name="T4"> are not safe!</text:span></text:p>
                </text:list-item>
              </text:list>
            </text:list-item>
            <text:list-item>
              <text:p text:style-name="P7"><text:span text:style-name="T5">G2: Save and restore </text:span><text:span text:style-name="T62">errno</text:span><text:span text:style-name="T5"> on entry and exit</text:span></text:p>
              <text:list>
                <text:list-item>
                  <text:p text:style-name="P8"><text:span text:style-name="T4">So that other handlers don’t overwrite your value of </text:span><text:span text:style-name="T81">errno</text:span><text:span text:style-name="T4"><text:tab/></text:span></text:p>
                </text:list-item>
              </text:list>
            </text:list-item>
            <text:list-item>
              <text:p text:style-name="P7"><text:span text:style-name="T5">G3: Protect accesses to shared data structures by temporarily blocking all signals. </text:span></text:p>
              <text:list>
                <text:list-item>
                  <text:p text:style-name="P8"><text:span text:style-name="T4">To prevent possible corruption</text:span></text:p>
                </text:list-item>
              </text:list>
            </text:list-item>
            <text:list-item>
              <text:p text:style-name="P7"><text:span text:style-name="T5">G4: Declare global variables as </text:span><text:span text:style-name="T62">volatile</text:span></text:p>
              <text:list>
                <text:list-item>
                  <text:p text:style-name="P8"><text:span text:style-name="T4">To prevent compiler from storing them in a register</text:span></text:p>
                </text:list-item>
              </text:list>
            </text:list-item>
            <text:list-item>
              <text:p text:style-name="P7"><text:span text:style-name="T5">G5: Declare global flags as </text:span><text:span text:style-name="T62">volatile sig_atomic_t</text:span></text:p>
              <text:list>
                <text:list-item>
                  <text:p text:style-name="P8"><text:span text:style-name="T63">flag</text:span><text:span text:style-name="T4">: variable that is only read or written (e.g. flag = 1, not flag++)</text:span></text:p>
                </text:list-item>
                <text:list-item>
                  <text:p text:style-name="P8"><text:span text:style-name="T4">Flag declared this way does not need to be protected <text:s/>like other global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Async-Signal-Safety</text:span><text:span text:style-name="T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4.083cm" svg:height="10.395cm" svg:x="1.102cm" svg:y="3.784cm">
          <text:list text:style-name="L2">
            <text:list-item>
              <text:p text:style-name="P7"><text:span text:style-name="T5">Function is </text:span><text:span text:style-name="T88">async-signal-safe </text:span><text:span text:style-name="T5">if either reentrant (e.g., all variables stored on stack frame, CS:APP3e 12.7.2) or non-interruptible by signals.</text:span></text:p>
            </text:list-item>
            <text:list-item>
              <text:p text:style-name="P7"><text:span text:style-name="T5">Posix guarantees 117 functions to be async-signal-safe 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ource: “</text:span><text:span text:style-name="T81">man 7 signal</text:span><text:span text:style-name="T4">”</text:span></text:p>
                </text:list-item>
                <text:list-item>
                  <text:p text:style-name="P8"><text:span text:style-name="T4">Popular functions on the list: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8"><text:span text:style-name="T81">_exit, write, wait, waitpid, sleep, kill</text:span></text:p>
                    </text:list-item>
                  </text:list>
                </text:list-item>
                <text:list-item>
                  <text:p text:style-name="P8"><text:span text:style-name="T4">Popular functions that are </text:span><text:span text:style-name="T89">not</text:span><text:span text:style-name="T4"> on the list:</text:span></text:p>
                  <text:list>
                    <text:list-item>
                      <text:p text:style-name="P8"><text:span text:style-name="T81">printf</text:span><text:span text:style-name="T4">, <text:s/></text:span><text:span text:style-name="T81">sprintf</text:span><text:span text:style-name="T4">,</text:span><text:span text:style-name="T81"> malloc, exit </text:span></text:p>
                    </text:list-item>
                    <text:list-item>
                      <text:p text:style-name="P8"><text:span text:style-name="T4">Unfortunate fact: </text:span><text:span text:style-name="T81">write</text:span><text:span text:style-name="T4"> is the only async-signal-safe output func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2.712cm" svg:height="2.114cm" svg:x="0.992cm" svg:y="1.21cm">
          <text:p text:style-name="P6"><text:span text:style-name="T1">Safely Generating Formatted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178cm" svg:height="5.712cm" svg:x="1.102cm" svg:y="3.175cm">
          <text:list text:style-name="L2">
            <text:list-item>
              <text:p text:style-name="P7"><text:span text:style-name="T5">Use the reentrant SIO (Safe I/O library) from </text:span><text:span text:style-name="T62">csapp.c</text:span><text:span text:style-name="T5"> in your handlers.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81">ssize_t sio_puts(char s[]) /* Put string */</text:span></text:p>
                </text:list-item>
                <text:list-item>
                  <text:p text:style-name="P8"><text:span text:style-name="T81">ssize_t sio_putl(long v) <text:s text:c="2"/>/* Put long */</text:span></text:p>
                </text:list-item>
                <text:list-item>
                  <text:p text:style-name="P8"><text:span text:style-name="T81">void sio_error(char s[]) <text:s text:c="2"/>/* Put msg &amp; exit */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18" xml:id="id34" draw:id="id34" draw:layer="layout" svg:width="23.516cm" svg:height="7.829cm" svg:x="0.764cm" svg:y="9.948cm">
          <text:p text:style-name="P17"><text:span text:style-name="T90">void</text:span><text:span text:style-name="T91"> </text:span><text:span text:style-name="T92">sigint_handler</text:span><text:span text:style-name="T91">(</text:span><text:span text:style-name="T90">int</text:span><text:span text:style-name="T91"> </text:span><text:span text:style-name="T93">sig</text:span><text:span text:style-name="T91">) </text:span><text:span text:style-name="T94">/* Safe SIGINT handler */</text:span></text:p>
          <text:p text:style-name="P17"><text:span text:style-name="T91">{</text:span></text:p>
          <text:p text:style-name="P17"><text:span text:style-name="T91"><text:s text:c="4"/></text:span><text:span text:style-name="T91">Sio_puts(</text:span><text:span text:style-name="T95">"So you think you can stop the bomb with ctrl-c, do you?\n"</text:span><text:span text:style-name="T91">);</text:span></text:p>
          <text:p text:style-name="P17"><text:span text:style-name="T91"><text:s text:c="4"/></text:span><text:span text:style-name="T91">sleep(2);</text:span></text:p>
          <text:p text:style-name="P17"><text:span text:style-name="T91"><text:s text:c="4"/></text:span><text:span text:style-name="T91">Sio_puts(</text:span><text:span text:style-name="T95">"Well..."</text:span><text:span text:style-name="T91">);</text:span></text:p>
          <text:p text:style-name="P17"><text:span text:style-name="T91"><text:s text:c="4"/></text:span><text:span text:style-name="T91">sleep(1);</text:span></text:p>
          <text:p text:style-name="P17"><text:span text:style-name="T91"><text:s text:c="4"/></text:span><text:span text:style-name="T91">Sio_puts(</text:span><text:span text:style-name="T95">"OK. :-)\n"</text:span><text:span text:style-name="T91">);</text:span></text:p>
          <text:p text:style-name="P17"><text:span text:style-name="T91"><text:s text:c="4"/></text:span><text:span text:style-name="T91">_exit(0);</text:span></text:p>
          <text:p text:style-name="P17"><text:span text:style-name="T91">}</text:span></text:p>
          <text:p text:style-name="P17"><text:span text:style-name="T9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xml:id="id35" draw:id="id35" draw:layer="layout" svg:width="3.435cm" svg:height="1.011cm" svg:x="20.877cm" svg:y="16.754cm">
          <text:p text:style-name="P1"><text:span text:style-name="T84">sigintsaf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CustomShape 1" draw:style-name="gr2" draw:text-style-name="P2" draw:layer="layout" svg:width="8.252cm" svg:height="10.451cm" svg:x="17.145cm" svg:y="3.093cm">
          <text:list text:style-name="L15">
            <text:list-item>
              <text:p xml:id="id37" text:id="id37" text:style-name="P48"><text:span text:style-name="T97">Pending signals are not queued</text:span></text:p>
            </text:list-item>
          </text:list>
          <text:list text:style-name="L16">
            <text:list-item>
              <text:list>
                <text:list-item>
                  <text:p text:style-name="P16"><text:span text:style-name="T14">For each signal type, one bit indicates whether or not signal is pending…</text:span></text:p>
                </text:list-item>
                <text:list-item>
                  <text:p text:style-name="P16"><text:span text:style-name="T14">…</text:span><text:span text:style-name="T14">thus at most one pending signal of any particular type. </text:span></text:p>
                </text:list-item>
              </text:list>
            </text:list-item>
          </text:list>
          <text:list text:style-name="L17">
            <text:list-item>
              <text:p text:style-name="P48"><text:span text:style-name="T97"><text:s/></text:span><text:span text:style-name="T97">You can’t use signals to count events, such as children terminat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8" draw:layer="layout" svg:width="16.295cm" svg:height="17.384cm" svg:x="0.176cm" svg:y="1.451cm">
          <text:p text:style-name="P17"><text:span text:style-name="T71">int</text:span><text:span text:style-name="T72"> </text:span><text:span text:style-name="T74">ccount</text:span><text:span text:style-name="T72"> = 0;</text:span></text:p>
          <text:p text:style-name="P17"><text:span text:style-name="T71">void</text:span><text:span text:style-name="T72"> </text:span><text:span text:style-name="T73">child_handler</text:span><text:span text:style-name="T72">(</text:span><text:span text:style-name="T71">int</text:span><text:span text:style-name="T72"> </text:span><text:span text:style-name="T74">sig</text:span><text:span text:style-name="T72">) {</text:span></text:p>
          <text:p text:style-name="P17"><text:span text:style-name="T72"><text:s text:c="4"/></text:span><text:span text:style-name="T71">int</text:span><text:span text:style-name="T72"> </text:span><text:span text:style-name="T74">olderrno</text:span><text:span text:style-name="T72"> = errno;</text:span></text:p>
          <text:p text:style-name="P17"><text:span text:style-name="T72"><text:s text:c="4"/></text:span><text:span text:style-name="T71">pid_t</text:span><text:span text:style-name="T72"> </text:span><text:span text:style-name="T74">pid</text:span><text:span text:style-name="T72">;</text:span></text:p>
          <text:p text:style-name="P17"><text:span text:style-name="T72"><text:s text:c="4"/></text:span><text:span text:style-name="T76">if</text:span><text:span text:style-name="T72"> ((pid = wait(</text:span><text:span text:style-name="T98">NULL</text:span><text:span text:style-name="T72">)) &lt; 0)</text:span></text:p>
          <text:p text:style-name="P17"><text:span text:style-name="T72"><text:s text:c="8"/></text:span><text:span text:style-name="T72">Sio_error(</text:span><text:span text:style-name="T78">"wait error"</text:span><text:span text:style-name="T72">);</text:span></text:p>
          <text:p text:style-name="P17"><text:span text:style-name="T72"><text:s text:c="4"/></text:span><text:span text:style-name="T72">ccount--;</text:span></text:p>
          <text:p text:style-name="P17"><text:span text:style-name="T72"><text:s text:c="4"/></text:span><text:span text:style-name="T72">Sio_puts(</text:span><text:span text:style-name="T78">"Handler reaped child "</text:span><text:span text:style-name="T72">);</text:span></text:p>
          <text:p text:style-name="P17"><text:span text:style-name="T72"><text:s text:c="4"/></text:span><text:span text:style-name="T72">Sio_putl((</text:span><text:span text:style-name="T71">long</text:span><text:span text:style-name="T72">)pid);</text:span></text:p>
          <text:p text:style-name="P17"><text:span text:style-name="T72"><text:s text:c="4"/></text:span><text:span text:style-name="T72">Sio_puts(</text:span><text:span text:style-name="T78">" \n"</text:span><text:span text:style-name="T72">);</text:span></text:p>
          <text:p text:style-name="P17"><text:span text:style-name="T72"><text:s text:c="4"/></text:span><text:span text:style-name="T72">sleep(1);</text:span></text:p>
          <text:p text:style-name="P17"><text:span text:style-name="T72"><text:s text:c="4"/></text:span><text:span text:style-name="T72">errno = olderrno;</text:span></text:p>
          <text:p text:style-name="P17"><text:span text:style-name="T72">}</text:span></text:p>
          <text:p text:style-name="P17"><text:span text:style-name="T75"/></text:p>
          <text:p text:style-name="P17"><text:span text:style-name="T71">void</text:span><text:span text:style-name="T72"> </text:span><text:span text:style-name="T73">fork14</text:span><text:span text:style-name="T72">() {</text:span></text:p>
          <text:p text:style-name="P17"><text:span text:style-name="T72"><text:s text:c="4"/></text:span><text:span text:style-name="T71">pid_t</text:span><text:span text:style-name="T72"> </text:span><text:span text:style-name="T74">pid</text:span><text:span text:style-name="T72">[N];</text:span></text:p>
          <text:p text:style-name="P17"><text:span text:style-name="T72"><text:s text:c="4"/></text:span><text:span text:style-name="T71">int</text:span><text:span text:style-name="T72"> </text:span><text:span text:style-name="T74">i</text:span><text:span text:style-name="T72">;</text:span></text:p>
          <text:p text:style-name="P17"><text:span text:style-name="T72"><text:s text:c="4"/></text:span><text:span text:style-name="T72">ccount = N;</text:span></text:p>
          <text:p text:style-name="P17"><text:span text:style-name="T72"><text:s text:c="4"/></text:span><text:span text:style-name="T72">Signal(SIGCHLD, child_handler);</text:span></text:p>
          <text:p text:style-name="P17"><text:span text:style-name="T75"/></text:p>
          <text:p text:style-name="P17"><text:span text:style-name="T72"><text:s text:c="4"/></text:span><text:span text:style-name="T76">for</text:span><text:span text:style-name="T72"> (i = 0; i &lt; N; i++) {</text:span></text:p>
          <text:p text:style-name="P17"><text:span text:style-name="T72"><text:s text:c="8"/></text:span><text:span text:style-name="T76">if</text:span><text:span text:style-name="T72"> ((pid[i] = Fork()) == 0) {</text:span></text:p>
          <text:p text:style-name="P17"><text:span text:style-name="T72"><text:s text:c="12"/></text:span><text:span text:style-name="T72">Sleep(1);</text:span></text:p>
          <text:p text:style-name="P17"><text:span text:style-name="T72"><text:s text:c="12"/></text:span><text:span text:style-name="T72">exit(0); <text:s/></text:span><text:span text:style-name="T77">/* Child exits */</text:span></text:p>
          <text:p text:style-name="P17"><text:span text:style-name="T72"><text:s text:c="8"/></text:span><text:span text:style-name="T72">}</text:span></text:p>
          <text:p text:style-name="P17"><text:span text:style-name="T72"><text:s text:c="4"/></text:span><text:span text:style-name="T72">}</text:span></text:p>
          <text:p text:style-name="P17"><text:span text:style-name="T72"><text:s text:c="4"/></text:span><text:span text:style-name="T76">while</text:span><text:span text:style-name="T72"> (ccount &gt; 0) </text:span><text:span text:style-name="T77">/* Parent spins */</text:span></text:p>
          <text:p text:style-name="P17"><text:span text:style-name="T72"><text:s text:c="8"/></text:span><text:span text:style-name="T72">;</text:span></text:p>
          <text:p text:style-name="P17"><text:span text:style-name="T7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2.249cm" svg:height="1.011cm" svg:x="14.238cm" svg:y="17.812cm">
          <text:p text:style-name="P1"><text:span text:style-name="T84">forks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9" xml:id="id36" draw:id="id36" draw:layer="layout" svg:width="9.945cm" svg:height="2.277cm" svg:x="13.547cm" svg:y="14.605cm">
          <text:p text:style-name="P17"><text:span text:style-name="T99">$ </text:span><text:span text:style-name="T17">./forks 14</text:span></text:p>
          <text:p text:style-name="P17"><text:span text:style-name="T21">Handler reaped child 23240</text:span></text:p>
          <text:p text:style-name="P17"><text:span text:style-name="T21">Handler reaped child 2324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7" draw:text-style-name="P13" draw:layer="layout" svg:width="12.909cm" svg:height="1.589cm" svg:x="12.277cm" svg:y="1.16cm">
          <text:p text:style-name="P6"><text:span text:style-name="T1">Correct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351cm" svg:height="1.589cm" svg:x="1.27cm" svg:y="1.27cm">
          <text:p text:style-name="P6"><text:span text:style-name="T1">Correct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28cm" svg:height="3.384cm" svg:x="1.336cm" svg:y="3.598cm">
          <text:list text:style-name="L2">
            <text:list-item>
              <text:p text:style-name="P7"><text:span text:style-name="T5">Must wait for all terminated child processe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Put <text:s/></text:span><text:span text:style-name="T81">wait</text:span><text:span text:style-name="T8"> </text:span><text:span text:style-name="T4">in a loop to reap all terminated childr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8" draw:text-style-name="P18" draw:layer="layout" svg:width="22.951cm" svg:height="8.675cm" svg:x="1.27cm" svg:y="6.279cm">
          <text:p text:style-name="P17"><text:span text:style-name="T90">void</text:span><text:span text:style-name="T91"> </text:span><text:span text:style-name="T92">child_handler2</text:span><text:span text:style-name="T91">(</text:span><text:span text:style-name="T90">int</text:span><text:span text:style-name="T91"> </text:span><text:span text:style-name="T93">sig</text:span><text:span text:style-name="T91">)</text:span></text:p>
          <text:p text:style-name="P17"><text:span text:style-name="T91">{</text:span></text:p>
          <text:p text:style-name="P17"><text:span text:style-name="T91"><text:s text:c="4"/></text:span><text:span text:style-name="T90">int</text:span><text:span text:style-name="T91"> </text:span><text:span text:style-name="T93">olderrno</text:span><text:span text:style-name="T91"> = errno;</text:span></text:p>
          <text:p text:style-name="P17"><text:span text:style-name="T91"><text:s text:c="4"/></text:span><text:span text:style-name="T90">pid_t</text:span><text:span text:style-name="T91"> </text:span><text:span text:style-name="T93">pid</text:span><text:span text:style-name="T91">;</text:span></text:p>
          <text:p text:style-name="P17"><text:span text:style-name="T91"><text:s text:c="4"/></text:span><text:span text:style-name="T100">while</text:span><text:span text:style-name="T91"> ((pid = wait(</text:span><text:span text:style-name="T101">NULL</text:span><text:span text:style-name="T91">)) &gt; 0) {</text:span></text:p>
          <text:p text:style-name="P17"><text:span text:style-name="T91"><text:s text:c="8"/></text:span><text:span text:style-name="T91">ccount--;</text:span></text:p>
          <text:p text:style-name="P17"><text:span text:style-name="T91"><text:s text:c="8"/></text:span><text:span text:style-name="T91">Sio_puts(</text:span><text:span text:style-name="T95">"Handler reaped child "</text:span><text:span text:style-name="T91">);</text:span></text:p>
          <text:p text:style-name="P17"><text:span text:style-name="T91"><text:s text:c="8"/></text:span><text:span text:style-name="T91">Sio_putl((</text:span><text:span text:style-name="T90">long</text:span><text:span text:style-name="T91">)pid);</text:span></text:p>
          <text:p text:style-name="P17"><text:span text:style-name="T91"><text:s text:c="8"/></text:span><text:span text:style-name="T91">Sio_puts(</text:span><text:span text:style-name="T95">" \n"</text:span><text:span text:style-name="T91">);</text:span></text:p>
          <text:p text:style-name="P17"><text:span text:style-name="T91"><text:s text:c="4"/></text:span><text:span text:style-name="T91">}</text:span></text:p>
          <text:p text:style-name="P17"><text:span text:style-name="T91"><text:s text:c="4"/></text:span><text:span text:style-name="T100">if</text:span><text:span text:style-name="T91"> (errno != ECHILD)</text:span></text:p>
          <text:p text:style-name="P17"><text:span text:style-name="T91"><text:s text:c="8"/></text:span><text:span text:style-name="T91">Sio_error(</text:span><text:span text:style-name="T95">"wait error"</text:span><text:span text:style-name="T91">);</text:span></text:p>
          <text:p text:style-name="P17"><text:span text:style-name="T91"><text:s text:c="4"/></text:span><text:span text:style-name="T91">errno = olderrno;</text:span></text:p>
          <text:p text:style-name="P17"><text:span text:style-name="T91">}</text:span></text:p>
          <text:p text:style-name="P17"><text:span text:style-name="T9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49" xml:id="id38" draw:id="id38" draw:layer="layout" svg:width="12.485cm" svg:height="4.981cm" svg:x="12.277cm" svg:y="13.335cm">
          <text:p text:style-name="P17"><text:span text:style-name="T99">$ </text:span><text:span text:style-name="T17">./forks 15</text:span></text:p>
          <text:p text:style-name="P17"><text:span text:style-name="T21">Handler reaped child 23246</text:span></text:p>
          <text:p text:style-name="P17"><text:span text:style-name="T21">Handler reaped child 23247</text:span></text:p>
          <text:p text:style-name="P17"><text:span text:style-name="T21">Handler reaped child 23248</text:span></text:p>
          <text:p text:style-name="P17"><text:span text:style-name="T21">Handler reaped child 23249</text:span></text:p>
          <text:p text:style-name="P17"><text:span text:style-name="T21">Handler reaped child 23250</text:span></text:p>
          <text:p text:style-name="P17"><text:span text:style-name="T102">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313cm" svg:height="9.985cm" svg:x="3.485cm" svg:y="2.023cm" draw:page-number="3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069cm" svg:height="1.589cm" svg:x="1.058cm" svg:y="1.371cm">
          <text:p text:style-name="P6"><text:span text:style-name="T1">Portable Signal Hand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069cm" svg:height="5.924cm" svg:x="1.058cm" svg:y="3.175cm">
          <text:list text:style-name="L2">
            <text:list-item>
              <text:p text:style-name="P7"><text:span text:style-name="T5">Ugh! Different versions of Unix can have different signal handling semantics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Some older systems restore action to default after catching signal</text:span></text:p>
                </text:list-item>
                <text:list-item>
                  <text:p text:style-name="P8"><text:span text:style-name="T4">Some interrupted system calls can return with errno == EINTR</text:span></text:p>
                </text:list-item>
                <text:list-item>
                  <text:p text:style-name="P8"><text:span text:style-name="T4">Some systems don’t block signals of the type being handled </text:span></text:p>
                </text:list-item>
              </text:list>
            </text:list-item>
            <text:list-item>
              <text:p text:style-name="P7"><text:span text:style-name="T5">Solution: </text:span><text:span text:style-name="T62">sigac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9" draw:text-style-name="P50" draw:layer="layout" svg:width="23.323cm" svg:height="7.857cm" svg:x="1.569cm" svg:y="10.374cm">
          <text:p text:style-name="P17"><text:span text:style-name="T103">handler_t</text:span><text:span text:style-name="T104"> *</text:span><text:span text:style-name="T105">Signal</text:span><text:span text:style-name="T104">(</text:span><text:span text:style-name="T103">int</text:span><text:span text:style-name="T104"> </text:span><text:span text:style-name="T106">signum</text:span><text:span text:style-name="T104">, </text:span><text:span text:style-name="T103">handler_t</text:span><text:span text:style-name="T104"> *</text:span><text:span text:style-name="T106">handler</text:span><text:span text:style-name="T104">)</text:span></text:p>
          <text:p text:style-name="P17"><text:span text:style-name="T104">{</text:span></text:p>
          <text:p text:style-name="P17"><text:span text:style-name="T104"><text:s text:c="4"/></text:span><text:span text:style-name="T107">struct</text:span><text:span text:style-name="T104"> </text:span><text:span text:style-name="T103">sigaction</text:span><text:span text:style-name="T104"> </text:span><text:span text:style-name="T106">action</text:span><text:span text:style-name="T104">, </text:span><text:span text:style-name="T106">old_action</text:span><text:span text:style-name="T104">;</text:span></text:p>
          <text:p text:style-name="P17"><text:span text:style-name="T108"/></text:p>
          <text:p text:style-name="P17"><text:span text:style-name="T104"><text:s text:c="4"/></text:span><text:span text:style-name="T104">action.sa_handler = handler;</text:span></text:p>
          <text:p text:style-name="P17"><text:span text:style-name="T104"><text:s text:c="4"/></text:span><text:span text:style-name="T104">sigemptyset(&amp;action.sa_mask); </text:span><text:span text:style-name="T109">/* Block sigs of type being handled */</text:span></text:p>
          <text:p text:style-name="P17"><text:span text:style-name="T104"><text:s text:c="4"/></text:span><text:span text:style-name="T104">action.sa_flags = SA_RESTART; </text:span><text:span text:style-name="T109">/* Restart syscalls if possible */</text:span></text:p>
          <text:p text:style-name="P17"><text:span text:style-name="T108"/></text:p>
          <text:p text:style-name="P17"><text:span text:style-name="T104"><text:s text:c="4"/></text:span><text:span text:style-name="T107">if</text:span><text:span text:style-name="T104"> (sigaction(signum, &amp;action, &amp;old_action) &lt; 0)</text:span></text:p>
          <text:p text:style-name="P17"><text:span text:style-name="T104"><text:s text:c="8"/></text:span><text:span text:style-name="T104">unix_error(</text:span><text:span text:style-name="T110">"Signal error"</text:span><text:span text:style-name="T104">);</text:span></text:p>
          <text:p text:style-name="P17"><text:span text:style-name="T104"><text:s text:c="4"/></text:span><text:span text:style-name="T107">return</text:span><text:span text:style-name="T104"> (old_action.sa_handler);</text:span></text:p>
          <text:p text:style-name="P17"><text:span text:style-name="T10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2.448cm" svg:height="1.011cm" svg:x="21.875cm" svg:y="17.335cm">
          <text:p text:style-name="P1"><text:span text:style-name="T84">csapp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39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ynchronizing Flows to Avoid R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0" draw:text-style-name="P50" draw:layer="layout" svg:width="22.789cm" svg:height="13.093cm" svg:x="1.595cm" svg:y="5.587cm">
          <text:p text:style-name="P17"><text:span text:style-name="T16">int</text:span><text:span text:style-name="T17"> </text:span><text:span text:style-name="T18">main</text:span><text:span text:style-name="T17">(</text:span><text:span text:style-name="T16">int</text:span><text:span text:style-name="T17"> </text:span><text:span text:style-name="T19">argc</text:span><text:span text:style-name="T17">, </text:span><text:span text:style-name="T16">char</text:span><text:span text:style-name="T17"> **</text:span><text:span text:style-name="T19">argv</text:span><text:span text:style-name="T17">)</text:span></text:p>
          <text:p text:style-name="P17"><text:span text:style-name="T17">{</text:span></text:p>
          <text:p text:style-name="P17"><text:span text:style-name="T17"><text:s text:c="4"/></text:span><text:span text:style-name="T16">int</text:span><text:span text:style-name="T17"> </text:span><text:span text:style-name="T19">pid</text:span><text:span text:style-name="T17">;</text:span></text:p>
          <text:p text:style-name="P17"><text:span text:style-name="T17"><text:s text:c="4"/></text:span><text:span text:style-name="T16">sigset_t</text:span><text:span text:style-name="T17"> </text:span><text:span text:style-name="T19">mask_all</text:span><text:span text:style-name="T17">, </text:span><text:span text:style-name="T19">prev_all</text:span><text:span text:style-name="T17">;</text:span></text:p>
          <text:p text:style-name="P17"><text:span text:style-name="T21"/></text:p>
          <text:p text:style-name="P17"><text:span text:style-name="T17"><text:s text:c="4"/></text:span><text:span text:style-name="T17">Sigfillset(&amp;mask_all);</text:span></text:p>
          <text:p text:style-name="P17"><text:span text:style-name="T17"><text:s text:c="4"/></text:span><text:span text:style-name="T17">Signal(SIGCHLD, handler);</text:span></text:p>
          <text:p text:style-name="P17"><text:span text:style-name="T17"><text:s text:c="4"/></text:span><text:span text:style-name="T17">initjobs(); </text:span><text:span text:style-name="T20">/* Initialize the job list */</text:span></text:p>
          <text:p text:style-name="P17"><text:span text:style-name="T21"/></text:p>
          <text:p text:style-name="P17"><text:span text:style-name="T17"><text:s text:c="4"/></text:span><text:span text:style-name="T22">while</text:span><text:span text:style-name="T17"> (1) {</text:span></text:p>
          <text:p text:style-name="P17"><text:span text:style-name="T17"><text:s text:c="8"/></text:span><text:span text:style-name="T22">if</text:span><text:span text:style-name="T17"> ((pid = Fork()) == 0) { </text:span><text:span text:style-name="T20">/* Child */</text:span></text:p>
          <text:p text:style-name="P17"><text:span text:style-name="T17"><text:s text:c="12"/></text:span><text:span text:style-name="T17">Execve(</text:span><text:span text:style-name="T23">"/bin/date"</text:span><text:span text:style-name="T17">, argv, </text:span><text:span text:style-name="T27">NULL</text:span><text:span text:style-name="T17">);</text:span></text:p>
          <text:p text:style-name="P17"><text:span text:style-name="T17"><text:s text:c="8"/></text:span><text:span text:style-name="T17">}</text:span></text:p>
          <text:p text:style-name="P17"><text:span text:style-name="T17"><text:s text:c="8"/></text:span><text:span text:style-name="T17">Sigprocmask(SIG_BLOCK, &amp;mask_all, &amp;prev_all); </text:span><text:span text:style-name="T20">/* Parent */</text:span></text:p>
          <text:p text:style-name="P17"><text:span text:style-name="T17"><text:s text:c="8"/></text:span><text:span text:style-name="T17">addjob(pid); <text:s/></text:span><text:span text:style-name="T20">/* Add the child to the job list */</text:span></text:p>
          <text:p text:style-name="P17"><text:span text:style-name="T17"><text:s text:c="8"/></text:span><text:span text:style-name="T17">Sigprocmask(SIG_SETMASK, &amp;prev_all, </text:span><text:span text:style-name="T27">NULL</text:span><text:span text:style-name="T17">);</text:span></text:p>
          <text:p text:style-name="P17"><text:span text:style-name="T17"><text:s text:c="4"/></text:span><text:span text:style-name="T17">}</text:span></text:p>
          <text:p text:style-name="P17"><text:span text:style-name="T17"><text:s text:c="4"/></text:span><text:span text:style-name="T17">exit(0);</text:span></text:p>
          <text:p text:style-name="P17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2.224cm" svg:x="1.102cm" svg:y="3.36cm">
          <text:list text:style-name="L2">
            <text:list-item>
              <text:p text:style-name="P7"><text:span text:style-name="T5">Simple shell with a subtle synchronization error because it assumes parent runs before chil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811cm" svg:height="1.011cm" svg:x="19.867cm" svg:y="17.78cm">
          <text:p text:style-name="P1"><text:span text:style-name="T84">procmask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0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086cm" svg:height="2.114cm" svg:x="0.992cm" svg:y="1.21cm">
          <text:p text:style-name="P6"><text:span text:style-name="T1">Synchronizing Flows to Avoid R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1" draw:text-style-name="P50" draw:layer="layout" svg:width="22.146cm" svg:height="11.065cm" svg:x="2.238cm" svg:y="5.927cm">
          <text:p text:style-name="P17"><text:span text:style-name="T16">void</text:span><text:span text:style-name="T17"> </text:span><text:span text:style-name="T18">handler</text:span><text:span text:style-name="T17">(</text:span><text:span text:style-name="T16">int</text:span><text:span text:style-name="T17"> </text:span><text:span text:style-name="T19">sig</text:span><text:span text:style-name="T17">)</text:span></text:p>
          <text:p text:style-name="P17"><text:span text:style-name="T17">{</text:span></text:p>
          <text:p text:style-name="P17"><text:span text:style-name="T17"><text:s text:c="4"/></text:span><text:span text:style-name="T16">int</text:span><text:span text:style-name="T17"> </text:span><text:span text:style-name="T19">olderrno</text:span><text:span text:style-name="T17"> = errno;</text:span></text:p>
          <text:p text:style-name="P17"><text:span text:style-name="T17"><text:s text:c="4"/></text:span><text:span text:style-name="T16">sigset_t</text:span><text:span text:style-name="T17"> </text:span><text:span text:style-name="T19">mask_all</text:span><text:span text:style-name="T17">, </text:span><text:span text:style-name="T19">prev_all</text:span><text:span text:style-name="T17">;</text:span></text:p>
          <text:p text:style-name="P17"><text:span text:style-name="T17"><text:s text:c="4"/></text:span><text:span text:style-name="T16">pid_t</text:span><text:span text:style-name="T17"> </text:span><text:span text:style-name="T19">pid</text:span><text:span text:style-name="T17">;</text:span></text:p>
          <text:p text:style-name="P17"><text:span text:style-name="T21"/></text:p>
          <text:p text:style-name="P17"><text:span text:style-name="T17"><text:s text:c="4"/></text:span><text:span text:style-name="T17">Sigfillset(&amp;mask_all);</text:span></text:p>
          <text:p text:style-name="P17"><text:span text:style-name="T17"><text:s text:c="4"/></text:span><text:span text:style-name="T22">while</text:span><text:span text:style-name="T17"> ((pid = waitpid(-1, </text:span><text:span text:style-name="T27">NULL</text:span><text:span text:style-name="T17">, 0)) &gt; 0) { </text:span><text:span text:style-name="T20">/* Reap child */</text:span></text:p>
          <text:p text:style-name="P17"><text:span text:style-name="T17"><text:s text:c="8"/></text:span><text:span text:style-name="T17">Sigprocmask(SIG_BLOCK, &amp;mask_all, &amp;prev_all);</text:span></text:p>
          <text:p text:style-name="P17"><text:span text:style-name="T17"><text:s text:c="8"/></text:span><text:span text:style-name="T17">deletejob(pid); </text:span><text:span text:style-name="T20">/* Delete the child from the job list */</text:span></text:p>
          <text:p text:style-name="P17"><text:span text:style-name="T17"><text:s text:c="8"/></text:span><text:span text:style-name="T17">Sigprocmask(SIG_SETMASK, &amp;prev_all, </text:span><text:span text:style-name="T27">NULL</text:span><text:span text:style-name="T17">);</text:span></text:p>
          <text:p text:style-name="P17"><text:span text:style-name="T17"><text:s text:c="4"/></text:span><text:span text:style-name="T17">}</text:span></text:p>
          <text:p text:style-name="P17"><text:span text:style-name="T17"><text:s text:c="4"/></text:span><text:span text:style-name="T22">if</text:span><text:span text:style-name="T17"> (errno != ECHILD)</text:span></text:p>
          <text:p text:style-name="P17"><text:span text:style-name="T17"><text:s text:c="8"/></text:span><text:span text:style-name="T17">Sio_error(</text:span><text:span text:style-name="T23">"waitpid error"</text:span><text:span text:style-name="T17">);</text:span></text:p>
          <text:p text:style-name="P17"><text:span text:style-name="T17"><text:s text:c="4"/></text:span><text:span text:style-name="T17">errno = olderrno;</text:span></text:p>
          <text:p text:style-name="P17"><text:span text:style-name="T1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293cm" svg:x="1.102cm" svg:y="3.784cm">
          <text:list text:style-name="L2">
            <text:list-item>
              <text:p text:style-name="P7"><text:span text:style-name="T5">SIGCHLD handler for a simple she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3.811cm" svg:height="1.011cm" svg:x="19.287cm" svg:y="16.087cm">
          <text:p text:style-name="P1"><text:span text:style-name="T84">procmask1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1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1.865cm" svg:height="2.114cm" svg:x="0.992cm" svg:y="1.21cm">
          <text:p text:style-name="P6"><text:span text:style-name="T1">Corrected Shell Program without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2" draw:text-style-name="P50" draw:layer="layout" svg:width="24.495cm" svg:height="14.831cm" svg:x="0.905cm" svg:y="3.834cm">
          <text:p text:style-name="P17"><text:span text:style-name="T103">int</text:span><text:span text:style-name="T104"> </text:span><text:span text:style-name="T105">main</text:span><text:span text:style-name="T104">(</text:span><text:span text:style-name="T103">int</text:span><text:span text:style-name="T104"> </text:span><text:span text:style-name="T106">argc</text:span><text:span text:style-name="T104">, </text:span><text:span text:style-name="T103">char</text:span><text:span text:style-name="T104"> **</text:span><text:span text:style-name="T106">argv</text:span><text:span text:style-name="T104">)</text:span></text:p>
          <text:p text:style-name="P17"><text:span text:style-name="T104">{</text:span></text:p>
          <text:p text:style-name="P17"><text:span text:style-name="T104"><text:s text:c="4"/></text:span><text:span text:style-name="T103">int</text:span><text:span text:style-name="T104"> </text:span><text:span text:style-name="T106">pid</text:span><text:span text:style-name="T104">;</text:span></text:p>
          <text:p text:style-name="P17"><text:span text:style-name="T104"><text:s text:c="4"/></text:span><text:span text:style-name="T103">sigset_t</text:span><text:span text:style-name="T104"> </text:span><text:span text:style-name="T106">mask_all</text:span><text:span text:style-name="T104">, </text:span><text:span text:style-name="T106">mask_one</text:span><text:span text:style-name="T104">, </text:span><text:span text:style-name="T106">prev_one</text:span><text:span text:style-name="T104">;</text:span></text:p>
          <text:p text:style-name="P17"><text:span text:style-name="T108"/></text:p>
          <text:p text:style-name="P17"><text:span text:style-name="T104"><text:s text:c="4"/></text:span><text:span text:style-name="T104">Sigfillset(&amp;mask_all);</text:span></text:p>
          <text:p text:style-name="P17"><text:span text:style-name="T104"><text:s text:c="4"/></text:span><text:span text:style-name="T104">Sigemptyset(&amp;mask_one);</text:span></text:p>
          <text:p text:style-name="P17"><text:span text:style-name="T104"><text:s text:c="4"/></text:span><text:span text:style-name="T104">Sigaddset(&amp;mask_one, SIGCHLD);</text:span></text:p>
          <text:p text:style-name="P17"><text:span text:style-name="T104"><text:s text:c="4"/></text:span><text:span text:style-name="T104">Signal(SIGCHLD, handler);</text:span></text:p>
          <text:p text:style-name="P17"><text:span text:style-name="T104"><text:s text:c="4"/></text:span><text:span text:style-name="T104">initjobs(); </text:span><text:span text:style-name="T109">/* Initialize the job list */</text:span></text:p>
          <text:p text:style-name="P17"><text:span text:style-name="T108"/></text:p>
          <text:p text:style-name="P17"><text:span text:style-name="T104"><text:s text:c="4"/></text:span><text:span text:style-name="T107">while</text:span><text:span text:style-name="T104"> (1) {</text:span></text:p>
          <text:p text:style-name="P17"><text:span text:style-name="T104"><text:s text:c="8"/></text:span><text:span text:style-name="T104">Sigprocmask(SIG_BLOCK, &amp;mask_one, &amp;prev_one); </text:span><text:span text:style-name="T109">/* Block SIGCHLD */</text:span></text:p>
          <text:p text:style-name="P17"><text:span text:style-name="T104"><text:s text:c="8"/></text:span><text:span text:style-name="T107">if</text:span><text:span text:style-name="T104"> ((pid = Fork()) == 0) { </text:span><text:span text:style-name="T109">/* Child process */</text:span></text:p>
          <text:p text:style-name="P17"><text:span text:style-name="T104"><text:s text:c="12"/></text:span><text:span text:style-name="T104">Sigprocmask(SIG_SETMASK, &amp;prev_one, </text:span><text:span text:style-name="T111">NULL</text:span><text:span text:style-name="T104">); </text:span><text:span text:style-name="T109">/* Unblock SIGCHLD */</text:span></text:p>
          <text:p text:style-name="P17"><text:span text:style-name="T104"><text:s text:c="12"/></text:span><text:span text:style-name="T104">Execve(</text:span><text:span text:style-name="T110">"/bin/date"</text:span><text:span text:style-name="T104">, argv, </text:span><text:span text:style-name="T111">NULL</text:span><text:span text:style-name="T104">);</text:span></text:p>
          <text:p text:style-name="P17"><text:span text:style-name="T104"><text:s text:c="8"/></text:span><text:span text:style-name="T104">}</text:span></text:p>
          <text:p text:style-name="P17"><text:span text:style-name="T104"><text:s text:c="8"/></text:span><text:span text:style-name="T104">Sigprocmask(SIG_BLOCK, &amp;mask_all, </text:span><text:span text:style-name="T111">NULL</text:span><text:span text:style-name="T104">); </text:span><text:span text:style-name="T109">/* Parent process */</text:span></text:p>
          <text:p text:style-name="P17"><text:span text:style-name="T104"><text:tab/></text:span><text:span text:style-name="T104"> <text:s text:c="3"/></text:span><text:span text:style-name="T104">addjob(pid); <text:s/></text:span><text:span text:style-name="T109">/* Add the child to the job list */</text:span></text:p>
          <text:p text:style-name="P17"><text:span text:style-name="T104"><text:s text:c="8"/></text:span><text:span text:style-name="T104">Sigprocmask(SIG_SETMASK, &amp;prev_one, </text:span><text:span text:style-name="T111">NULL</text:span><text:span text:style-name="T104">); <text:s/></text:span><text:span text:style-name="T109">/* Unblock SIGCHLD */</text:span></text:p>
          <text:p text:style-name="P17"><text:span text:style-name="T104"><text:s text:c="4"/></text:span><text:span text:style-name="T104">}</text:span></text:p>
          <text:p text:style-name="P17"><text:span text:style-name="T104"><text:s text:c="4"/></text:span><text:span text:style-name="T104">exit(0);</text:span></text:p>
          <text:p text:style-name="P17"><text:span text:style-name="T10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811cm" svg:height="1.011cm" svg:x="21.228cm" svg:y="17.78cm">
          <text:p text:style-name="P1"><text:span text:style-name="T84">procmask2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8" draw:layer="layout" svg:width="22.963cm" svg:height="9.125cm" svg:x="1.588cm" svg:y="6.985cm">
          <text:p text:style-name="P17"><text:span text:style-name="T107">volatile</text:span><text:span text:style-name="T104"> </text:span><text:span text:style-name="T103">sig_atomic_t</text:span><text:span text:style-name="T104"> </text:span><text:span text:style-name="T106">pid</text:span><text:span text:style-name="T104">;</text:span></text:p>
          <text:p text:style-name="P17"><text:span text:style-name="T108"/></text:p>
          <text:p text:style-name="P17"><text:span text:style-name="T103">void</text:span><text:span text:style-name="T104"> </text:span><text:span text:style-name="T105">sigchld_handler</text:span><text:span text:style-name="T104">(</text:span><text:span text:style-name="T103">int</text:span><text:span text:style-name="T104"> </text:span><text:span text:style-name="T106">s</text:span><text:span text:style-name="T104">)</text:span></text:p>
          <text:p text:style-name="P17"><text:span text:style-name="T104">{</text:span></text:p>
          <text:p text:style-name="P17"><text:span text:style-name="T104"><text:s text:c="4"/></text:span><text:span text:style-name="T103">int</text:span><text:span text:style-name="T104"> </text:span><text:span text:style-name="T106">olderrno</text:span><text:span text:style-name="T104"> = errno;</text:span></text:p>
          <text:p text:style-name="P17"><text:span text:style-name="T104"><text:s text:c="4"/></text:span><text:span text:style-name="T104">pid = Waitpid(-1, </text:span><text:span text:style-name="T111">NULL</text:span><text:span text:style-name="T104">, 0); </text:span><text:span text:style-name="T112">/* Main is waiting for nonzero pid */</text:span></text:p>
          <text:p text:style-name="P17"><text:span text:style-name="T104"><text:s text:c="4"/></text:span><text:span text:style-name="T104">errno = olderrno;</text:span></text:p>
          <text:p text:style-name="P17"><text:span text:style-name="T104">}</text:span></text:p>
          <text:p text:style-name="P17"><text:span text:style-name="T108"/></text:p>
          <text:p text:style-name="P17"><text:span text:style-name="T103">void</text:span><text:span text:style-name="T104"> </text:span><text:span text:style-name="T105">sigint_handler</text:span><text:span text:style-name="T104">(</text:span><text:span text:style-name="T103">int</text:span><text:span text:style-name="T104"> </text:span><text:span text:style-name="T106">s</text:span><text:span text:style-name="T104">)</text:span></text:p>
          <text:p text:style-name="P17"><text:span text:style-name="T104">{</text:span></text:p>
          <text:p text:style-name="P17"><text:span text:style-name="T104">}</text:span></text:p>
          <text:p text:style-name="P17"><text:span text:style-name="T108"/></text:p>
          <text:p text:style-name="P17"><text:span text:style-name="T10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448cm" svg:height="2.224cm" svg:x="1.102cm" svg:y="3.912cm">
          <text:list text:style-name="L2">
            <text:list-item>
              <text:p text:style-name="P7"><text:span text:style-name="T5">Handlers for program explicitly waiting for SIGCHLD to arriv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2" draw:layer="layout" svg:width="4.345cm" svg:height="1.011cm" svg:x="20.17cm" svg:y="15.24cm">
          <text:p text:style-name="P1"><text:span text:style-name="T84">waitforsignal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3" draw:text-style-name="P50" draw:layer="layout" svg:width="21.708cm" svg:height="14.831cm" svg:x="1.914cm" svg:y="3.623cm">
          <text:p text:style-name="P17"><text:span text:style-name="T103">int</text:span><text:span text:style-name="T104"> </text:span><text:span text:style-name="T105">main</text:span><text:span text:style-name="T104">(</text:span><text:span text:style-name="T103">int</text:span><text:span text:style-name="T104"> </text:span><text:span text:style-name="T106">argc</text:span><text:span text:style-name="T104">, </text:span><text:span text:style-name="T103">char</text:span><text:span text:style-name="T104"> **</text:span><text:span text:style-name="T106">argv</text:span><text:span text:style-name="T104">) {</text:span></text:p>
          <text:p text:style-name="P17"><text:span text:style-name="T104"><text:s text:c="4"/></text:span><text:span text:style-name="T103">sigset_t</text:span><text:span text:style-name="T104"> </text:span><text:span text:style-name="T106">mask</text:span><text:span text:style-name="T104">, </text:span><text:span text:style-name="T106">prev</text:span><text:span text:style-name="T104">;</text:span></text:p>
          <text:p text:style-name="P17"><text:span text:style-name="T104"><text:s text:c="4"/></text:span><text:span text:style-name="T104">Signal(SIGCHLD, sigchld_handler);</text:span></text:p>
          <text:p text:style-name="P17"><text:span text:style-name="T104"><text:s text:c="4"/></text:span><text:span text:style-name="T104">Signal(SIGINT, sigint_handler);</text:span></text:p>
          <text:p text:style-name="P17"><text:span text:style-name="T104"><text:s text:c="4"/></text:span><text:span text:style-name="T104">Sigemptyset(&amp;mask);</text:span></text:p>
          <text:p text:style-name="P17"><text:span text:style-name="T104"><text:s text:c="4"/></text:span><text:span text:style-name="T104">Sigaddset(&amp;mask, SIGCHLD);</text:span></text:p>
          <text:p text:style-name="P17"><text:span text:style-name="T108"/></text:p>
          <text:p text:style-name="P17"><text:span text:style-name="T104"><text:s text:c="4"/></text:span><text:span text:style-name="T107">while</text:span><text:span text:style-name="T104"> (1) {</text:span></text:p>
          <text:p text:style-name="P17"><text:span text:style-name="T104"><text:tab/></text:span><text:span text:style-name="T104">Sigprocmask(SIG_BLOCK, &amp;mask, &amp;prev); </text:span><text:span text:style-name="T109">/* Block SIGCHLD */</text:span></text:p>
          <text:p text:style-name="P17"><text:span text:style-name="T104"><text:tab/></text:span><text:span text:style-name="T107">if</text:span><text:span text:style-name="T104"> (Fork() == 0) </text:span><text:span text:style-name="T109">/* Child */</text:span></text:p>
          <text:p text:style-name="P17"><text:span text:style-name="T104"><text:s text:c="12"/></text:span><text:span text:style-name="T104">exit(0);</text:span></text:p>
          <text:p text:style-name="P17"><text:span text:style-name="T104"><text:tab/></text:span><text:span text:style-name="T109">/* Parent */</text:span></text:p>
          <text:p text:style-name="P17"><text:span text:style-name="T104"><text:tab/></text:span><text:span text:style-name="T104">pid = 0;</text:span></text:p>
          <text:p text:style-name="P17"><text:span text:style-name="T104"><text:tab/></text:span><text:span text:style-name="T104">Sigprocmask(SIG_SETMASK, &amp;prev, </text:span><text:span text:style-name="T111">NULL</text:span><text:span text:style-name="T104">); </text:span><text:span text:style-name="T109">/* Unblock SIGCHLD */</text:span></text:p>
          <text:p text:style-name="P17"><text:span text:style-name="T108"/></text:p>
          <text:p text:style-name="P17"><text:span text:style-name="T104"><text:tab/></text:span><text:span text:style-name="T109">/* Wait for SIGCHLD to be received (wasteful!) */</text:span></text:p>
          <text:p text:style-name="P17"><text:span text:style-name="T104"><text:tab/></text:span><text:span text:style-name="T107">while</text:span><text:span text:style-name="T104"> (!pid)</text:span></text:p>
          <text:p text:style-name="P17"><text:span text:style-name="T104"><text:s text:c="12"/></text:span><text:span text:style-name="T104">;</text:span></text:p>
          <text:p text:style-name="P17"><text:span text:style-name="T104"><text:tab/></text:span><text:span text:style-name="T109">/* Do some work after receiving SIGCHLD */</text:span></text:p>
          <text:p text:style-name="P17"><text:span text:style-name="T104"><text:s text:c="8"/></text:span><text:span text:style-name="T104">printf(</text:span><text:span text:style-name="T110">"."</text:span><text:span text:style-name="T104">);</text:span></text:p>
          <text:p text:style-name="P17"><text:span text:style-name="T104"><text:s text:c="4"/></text:span><text:span text:style-name="T104">}</text:span></text:p>
          <text:p text:style-name="P17"><text:span text:style-name="T104"><text:s text:c="4"/></text:span><text:span text:style-name="T104">exit(0);</text:span></text:p>
          <text:p text:style-name="P17"><text:span text:style-name="T10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4.345cm" svg:height="1.011cm" svg:x="19.297cm" svg:y="17.601cm">
          <text:p text:style-name="P1"><text:span text:style-name="T84">waitforsignal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13" draw:layer="layout" svg:width="7.029cm" svg:height="2.749cm" svg:x="16.886cm" svg:y="3.175cm">
          <text:p text:style-name="P1"><text:span text:style-name="T10">Similar to a shell waiting</text:span></text:p>
          <text:p text:style-name="P1"><text:span text:style-name="T10">for a foreground job to </text:span></text:p>
          <text:p text:style-name="P1"><text:span text:style-name="T10">terminat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4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Explicitly Waiting for Sig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9.205cm" svg:height="1.601cm" svg:x="1.588cm" svg:y="7.139cm">
          <text:p text:style-name="P1"><text:span text:style-name="T113">while</text:span><text:span text:style-name="T67"> (!pid) <text:s/></text:span><text:span text:style-name="T114">/* Race! */</text:span></text:p>
          <text:p text:style-name="P1"><text:span text:style-name="T67"><text:s text:c="4"/></text:span><text:span text:style-name="T67">pause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377cm" svg:x="1.102cm" svg:y="3.912cm">
          <text:list text:style-name="L2">
            <text:list-item>
              <text:p text:style-name="P7"><text:span text:style-name="T5">Program is correct, but very wasteful</text:span></text:p>
            </text:list-item>
            <text:list-item>
              <text:p text:style-name="P7"><text:span text:style-name="T5">Other options:</text:span></text:p>
            </text:list-item>
          </text:list>
          <text:p text:style-name="P7"><text:span text:style-name="T51"/></text:p>
          <text:p text:style-name="P7"><text:span text:style-name="T51"/></text:p>
          <text:p text:style-name="P7"><text:span text:style-name="T51"/></text:p>
          <text:list text:continue-numbering="true" text:style-name="L2">
            <text:list-item>
              <text:p text:style-name="P7"><text:span text:style-name="T5">Solution: </text:span><text:span text:style-name="T62">sigsuspe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12" draw:layer="layout" svg:width="10.58cm" svg:height="1.601cm" svg:x="11.853cm" svg:y="7.139cm">
          <text:p text:style-name="P1"><text:span text:style-name="T115">while</text:span><text:span text:style-name="T116"> (!pid) </text:span><text:span text:style-name="T117">/* Too slow! */</text:span></text:p>
          <text:p text:style-name="P1"><text:span text:style-name="T116"><text:s text:c="4"/></text:span><text:span text:style-name="T116">sleep(1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Waiting for Signals with </text:span><text:span text:style-name="T26">sigsusp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2" draw:layer="layout" svg:width="15.025cm" svg:height="2.277cm" svg:x="2.117cm" svg:y="8.487cm">
          <text:p text:style-name="P1"><text:span text:style-name="T67">sigprocmask(SIG_BLOCK, &amp;mask, &amp;prev);</text:span></text:p>
          <text:p text:style-name="P1"><text:span text:style-name="T67">pause();</text:span></text:p>
          <text:p text:style-name="P1"><text:span text:style-name="T67">sigprocmask(SIG_SETMASK, &amp;prev, </text:span><text:span text:style-name="T118">NULL</text:span><text:span text:style-name="T67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1.931cm" svg:height="1.377cm" svg:x="1.102cm" svg:y="3.912cm">
          <text:list text:style-name="L2">
            <text:list-item>
              <text:p text:style-name="P7"><text:span text:style-name="T62">int sigsuspend(const sigset_t *mask)</text:span></text:p>
            </text:list-item>
          </text:list>
          <text:p text:style-name="P7"><text:span text:style-name="T51"/></text:p>
          <text:list text:continue-numbering="true" text:style-name="L2">
            <text:list-item>
              <text:p text:style-name="P7"><text:span text:style-name="T5">Equivalent to atomic (uninterruptable) version of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6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3.559cm" svg:height="2.114cm" svg:x="0.992cm" svg:y="1.21cm">
          <text:p text:style-name="P6"><text:span text:style-name="T1">Waiting for Signals with </text:span><text:span text:style-name="T26">sigsusp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18" draw:layer="layout" svg:width="23.704cm" svg:height="15.465cm" svg:x="0.635cm" svg:y="3.193cm">
          <text:p text:style-name="P17"><text:span text:style-name="T103">int</text:span><text:span text:style-name="T104"> </text:span><text:span text:style-name="T105">main</text:span><text:span text:style-name="T104">(</text:span><text:span text:style-name="T103">int</text:span><text:span text:style-name="T104"> </text:span><text:span text:style-name="T106">argc</text:span><text:span text:style-name="T104">, </text:span><text:span text:style-name="T103">char</text:span><text:span text:style-name="T104"> **</text:span><text:span text:style-name="T106">argv</text:span><text:span text:style-name="T104">) {</text:span></text:p>
          <text:p text:style-name="P17"><text:span text:style-name="T104"><text:s text:c="4"/></text:span><text:span text:style-name="T103">sigset_t</text:span><text:span text:style-name="T104"> </text:span><text:span text:style-name="T106">mask</text:span><text:span text:style-name="T104">, </text:span><text:span text:style-name="T106">prev</text:span><text:span text:style-name="T104">;</text:span></text:p>
          <text:p text:style-name="P17"><text:span text:style-name="T104"><text:s text:c="4"/></text:span><text:span text:style-name="T104">Signal(SIGCHLD, sigchld_handler);</text:span></text:p>
          <text:p text:style-name="P17"><text:span text:style-name="T104"><text:s text:c="4"/></text:span><text:span text:style-name="T104">Signal(SIGINT, sigint_handler);</text:span></text:p>
          <text:p text:style-name="P17"><text:span text:style-name="T104"><text:s text:c="4"/></text:span><text:span text:style-name="T104">Sigemptyset(&amp;mask);</text:span></text:p>
          <text:p text:style-name="P17"><text:span text:style-name="T104"><text:s text:c="4"/></text:span><text:span text:style-name="T104">Sigaddset(&amp;mask, SIGCHLD);</text:span></text:p>
          <text:p text:style-name="P17"><text:span text:style-name="T108"/></text:p>
          <text:p text:style-name="P17"><text:span text:style-name="T104"><text:s text:c="4"/></text:span><text:span text:style-name="T107">while</text:span><text:span text:style-name="T104"> (1) {</text:span></text:p>
          <text:p text:style-name="P17"><text:span text:style-name="T104"><text:s text:c="8"/></text:span><text:span text:style-name="T104">Sigprocmask(SIG_BLOCK, &amp;mask, &amp;prev); </text:span><text:span text:style-name="T109">/* Block SIGCHLD */</text:span></text:p>
          <text:p text:style-name="P17"><text:span text:style-name="T104"><text:s text:c="8"/></text:span><text:span text:style-name="T107">if</text:span><text:span text:style-name="T104"> (Fork() == 0) </text:span><text:span text:style-name="T109">/* Child */</text:span></text:p>
          <text:p text:style-name="P17"><text:span text:style-name="T104"><text:s text:c="12"/></text:span><text:span text:style-name="T104">exit(0);</text:span></text:p>
          <text:p text:style-name="P17"><text:span text:style-name="T104"><text:s/></text:span></text:p>
          <text:p text:style-name="P17"><text:span text:style-name="T104"><text:s text:c="7"/></text:span><text:span text:style-name="T109">/* Wait for SIGCHLD to be received */</text:span></text:p>
          <text:p text:style-name="P17"><text:span text:style-name="T104"><text:s text:c="8"/></text:span><text:span text:style-name="T104">pid = 0;</text:span></text:p>
          <text:p text:style-name="P17"><text:span text:style-name="T104"><text:s text:c="8"/></text:span><text:span text:style-name="T107">while</text:span><text:span text:style-name="T104"> (!pid)</text:span></text:p>
          <text:p text:style-name="P17"><text:span text:style-name="T104"><text:s text:c="12"/></text:span><text:span text:style-name="T104">Sigsuspend(&amp;prev);</text:span></text:p>
          <text:p text:style-name="P17"><text:span text:style-name="T104"><text:s/></text:span></text:p>
          <text:p text:style-name="P17"><text:span text:style-name="T104"><text:s text:c="7"/></text:span><text:span text:style-name="T109">/* Optionally unblock SIGCHLD */</text:span></text:p>
          <text:p text:style-name="P17"><text:span text:style-name="T104"><text:s text:c="8"/></text:span><text:span text:style-name="T104">Sigprocmask(SIG_SETMASK, &amp;prev, </text:span><text:span text:style-name="T111">NULL</text:span><text:span text:style-name="T104">);</text:span></text:p>
          <text:p text:style-name="P17"><text:span text:style-name="T104"><text:tab/></text:span><text:span text:style-name="T104"> <text:s text:c="2"/></text:span><text:span text:style-name="T109">/* Do some work after receiving SIGCHLD */</text:span></text:p>
          <text:p text:style-name="P17"><text:span text:style-name="T104"><text:s text:c="8"/></text:span><text:span text:style-name="T104">printf(</text:span><text:span text:style-name="T110">"."</text:span><text:span text:style-name="T104">);</text:span></text:p>
          <text:p text:style-name="P17"><text:span text:style-name="T104"><text:s text:c="4"/></text:span><text:span text:style-name="T104">}</text:span></text:p>
          <text:p text:style-name="P17"><text:span text:style-name="T104"><text:s text:c="4"/></text:span><text:span text:style-name="T104">exit(0);</text:span></text:p>
          <text:p text:style-name="P17"><text:span text:style-name="T10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3.833cm" svg:height="1.011cm" svg:x="20.483cm" svg:y="17.78cm">
          <text:p text:style-name="P1"><text:span text:style-name="T84">sigsuspend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7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6.135cm" svg:height="1.589cm" svg:x="1.27cm" svg:y="1.371cm">
          <text:p text:style-name="P6"><text:span text:style-name="T1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31cm" svg:height="13.808cm" svg:x="1.27cm" svg:y="3.334cm">
          <text:list text:style-name="L2">
            <text:list-item>
              <text:p text:style-name="P7"><text:span text:style-name="T5">Signals provide process-level exception handling</text:span></text:p>
            </text:list-item>
          </text:list>
          <text:list text:style-name="L3">
            <text:list-item>
              <text:list>
                <text:list-item>
                  <text:p text:style-name="P8"><text:span text:style-name="T4">Can generate from user programs</text:span></text:p>
                </text:list-item>
                <text:list-item>
                  <text:p text:style-name="P8"><text:span text:style-name="T4">Can define effect by declaring signal handler</text:span></text:p>
                </text:list-item>
                <text:list-item>
                  <text:p text:style-name="P8"><text:span text:style-name="T4">Be very careful when writing signal handlers</text:span></text:p>
                </text:list-item>
              </text:list>
            </text:list-item>
          </text:list>
          <text:p text:style-name="P7"><text:span text:style-name="T58"/></text:p>
          <text:list text:continue-numbering="true" text:style-name="L3">
            <text:list-item>
              <text:p text:style-name="P7"><text:span text:style-name="T5">Nonlocal jumps provide exceptional control flow within process</text:span></text:p>
              <text:list>
                <text:list-item>
                  <text:p text:style-name="P8"><text:span text:style-name="T4">Within constraints of stack discipline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313cm" svg:height="9.985cm" svg:x="3.485cm" svg:y="2.023cm" draw:page-number="48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 Narrow1" svg:font-family="'Arial Narrow'"/>
    <style:font-face style:name="Calibri1" svg:font-family="Calibri"/>
    <style:font-face style:name="Courier New2" svg:font-family="'Courier New'"/>
    <style:font-face style:name="DejaVu Sans" svg:font-family="'DejaVu Sans'"/>
    <style:font-face style:name="Menlo-Bold1" svg:font-family="Menlo-Bold"/>
    <style:font-face style:name="Menlo-Regular1" svg:font-family="Menlo-Regular"/>
    <style:font-face style:name="Times New Roman" svg:font-family="'Times New Roman'"/>
    <style:font-face style:name="msgothic" svg:font-family="msgothic"/>
    <style:font-face style:name="ＭＳ Ｐゴシック1" svg:font-family="'ＭＳ Ｐゴシック'"/>
    <style:font-face style:name="Andale Mono" svg:font-family="'Andale Mono'" style:font-pitch="fixed"/>
    <style:font-face style:name="Courier New" svg:font-family="'Courier New'" style:font-family-generic="modern" style:font-pitch="fixed"/>
    <style:font-face style:name="Andale Mono1" svg:font-family="'Andale Mono'" style:font-pitch="variable"/>
    <style:font-face style:name="Arial" svg:font-family="Arial" style:font-pitch="variable"/>
    <style:font-face style:name="Arial Narrow" svg:font-family="'Arial Narrow'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ourier New3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enlo-Bold" svg:font-family="Menlo-Bold" style:font-pitch="variable"/>
    <style:font-face style:name="Menlo-Regular" svg:font-family="Menlo-Regular" style:font-pitch="variable"/>
    <style:font-face style:name="Times New Roman1" svg:font-family="'Times New Roman'" style:font-pitch="variable"/>
    <style:font-face style:name="msgothic1" svg:font-family="msgothic" style:font-pitch="variable"/>
    <style:font-face style:name="ＭＳ Ｐゴシック" svg:font-family="'ＭＳ Ｐゴシック'" style:font-pitch="variable"/>
    <style:font-face style:name="Calibri4" svg:font-family="Calibri" style:font-family-generic="modern" style:font-pitch="variable"/>
    <style:font-face style:name="Courier New1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 Narrow3" svg:font-family="'Arial Narrow'" style:font-family-generic="roma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2" svg:font-family="'Times New Roman'" style:font-family-generic="roman" style:font-pitch="variable"/>
    <style:font-face style:name="Arial Narrow2" svg:font-family="'Arial Narrow'" style:font-family-generic="swiss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106" draw:display-name="msArrowOpenEnd 5 106" svg:viewBox="0 0 350 350" svg:d="M175 0l175 275-75 75-50-75v75h-100v-75l-50 75-75-75z"/>
    <draw:stroke-dash draw:name="Dashed_20__28_var_29__20_4" draw:display-name="Dashed (var) 4" draw:style="round" draw:dots1="1" draw:dots1-length="71%" draw:distance="71%"/>
    <draw:stroke-dash draw:name="Dashed_20__28_var_29__20_5" draw:display-name="Dashed (var) 5" draw:style="round" draw:dots1="1" draw:dots1-length="71%" draw:distance="213%"/>
    <draw:stroke-dash draw:name="Dashed_20__28_var_29__20_6" draw:display-name="Dashed (var) 6" draw:style="round" draw:dots2="1" draw:dots2-length="284%" draw:distance="213%"/>
    <draw:stroke-dash draw:name="Dashed_20__28_var_29__20_7" draw:display-name="Dashed (var) 7" draw:style="round" draw:dots2="1" draw:dots2-length="2030%" draw:distance="147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bold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 Narrow1" fo:font-size="10pt" fo:letter-spacing="normal" fo:font-style="normal" style:text-underline-style="none" fo:font-weight="bold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7cm" svg:height="0.63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7cm" svg:height="0.756cm" svg:x="23.876cm" svg:y="-0.124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8cm" svg:height="0.672cm" svg:x="23.622cm" svg:y="18.124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2.858cm" svg:height="3.179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0.63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7cm" svg:height="0.756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8cm" svg:height="0.672cm" svg:x="24.015cm" svg:y="18.124cm">
        <text:p text:style-name="MP6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313cm" svg:height="9.985cm" svg:x="3.485cm" svg:y="2.023cm" presentation:class="page"/>
        <draw:frame presentation:style-name="Blank_20_Slide-notes" draw:layer="backgroundobjects" svg:width="16.227cm" svg:height="11.982cm" svg:x="2.028cm" svg:y="12.649cm" presentation:class="notes" presentation:placeholder="true">
          <draw:text-box/>
        </draw:frame>
        <draw:frame presentation:style-name="Mpr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1.699cm" svg:height="0.758cm" svg:x="23.876cm" svg:y="-0.075cm">
        <text:p text:style-name="MP9"><text:span text:style-name="MT3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8" draw:text-style-name="MP10" draw:layer="backgroundobjects" svg:width="1.9cm" svg:height="0.744cm" svg:x="24.015cm" svg:y="18.366cm">
        <text:p text:style-name="MP9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5">Click </text:span><text:span text:style-name="MT5">to </text:span><text:span text:style-name="MT5">edit </text:span><text:span text:style-name="MT5">Mast</text:span><text:span text:style-name="MT5">er </text:span><text:span text:style-name="MT5">title </text:span><text:span text:style-name="MT5">style</text:span></text:p>
        </draw:text-box>
      </draw:frame>
      <draw:frame draw:name="Content Placeholder 2" presentation:style-name="Mpr6" draw:text-style-name="MP15" draw:layer="backgroundobjects" svg:width="21.933cm" svg:height="13.81cm" svg:x="1.102cm" svg:y="3.784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7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1-10-13T14:55:16</meta:creation-date>
    <meta:initial-creator>Markus Pueschel</meta:initial-creator>
    <dc:description>Redesign of slides created by Randal E. Bryant and David R. O'Hallaron</dc:description>
    <dc:language>en</dc:language>
    <meta:print-date>2013-10-10T00:06:34</meta:print-date>
    <dc:date>2020-10-26T12:29:53.738746298</dc:date>
    <meta:editing-cycles>674</meta:editing-cycles>
    <dc:title>Introduction to Computer Systems 15-213/18-243, spring 2009</dc:title>
    <meta:editing-duration>P9DT18H15M5S</meta:editing-duration>
    <meta:generator>LibreOffice/6.3.5.2$Linux_X86_64 LibreOffice_project/30$Build-2</meta:generator>
    <meta:document-statistic meta:object-count="463"/>
    <meta:user-defined meta:name="AppVersion">14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4</meta:user-defined>
    <meta:template xlink:type="simple" xlink:actuate="onRequest" xlink:title="template2007" xlink:href=""/>
  </office:meta>
</office:document-meta>
</file>